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2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0000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0000"/>
      <style:text-properties style:use-window-font-color="tru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2" office:value-type="date" office:date-value="2017-11-10">
            <text:p>10.11.17</text:p>
          </table:table-cell>
          <table:table-cell table:style-name="ce2" office:value-type="date" office:date-value="2017-11-11">
            <text:p>11.11.17</text:p>
          </table:table-cell>
          <table:table-cell table:style-name="ce2" office:value-type="date" office:date-value="2017-11-12">
            <text:p>12.11.17</text:p>
          </table:table-cell>
          <table:table-cell table:style-name="ce2" office:value-type="date" office:date-value="2017-11-13">
            <text:p>13.11.17</text:p>
          </table:table-cell>
          <table:table-cell table:style-name="ce2" office:value-type="date" office:date-value="2017-11-14">
            <text:p>14.11.17</text:p>
          </table:table-cell>
          <table:table-cell table:style-name="ce2" office:value-type="date" office:date-value="2017-11-15">
            <text:p>15.11.17</text:p>
          </table:table-cell>
          <table:table-cell table:style-name="ce2" office:value-type="date" office:date-value="2017-11-16">
            <text:p>16.11.17</text:p>
          </table:table-cell>
          <table:table-cell table:style-name="ce2" office:value-type="date" office:date-value="2017-11-17">
            <text:p>17.11.17</text:p>
          </table:table-cell>
          <table:table-cell table:style-name="ce2" office:value-type="date" office:date-value="2017-11-18">
            <text:p>18.11.17</text:p>
          </table:table-cell>
          <table:table-cell table:style-name="ce2" office:value-type="date" office:date-value="2017-11-19">
            <text:p>19.11.17</text:p>
          </table:table-cell>
          <table:table-cell table:style-name="ce2" office:value-type="date" office:date-value="2017-11-20">
            <text:p>20.11.17</text:p>
          </table:table-cell>
          <table:table-cell table:style-name="ce2" office:value-type="date" office:date-value="2017-11-21">
            <text:p>21.11.17</text:p>
          </table:table-cell>
          <table:table-cell table:style-name="ce2" office:value-type="date" office:date-value="2017-11-22">
            <text:p>22.11.17</text:p>
          </table:table-cell>
          <table:table-cell table:style-name="ce2" office:value-type="date" office:date-value="2017-11-23">
            <text:p>23.11.17</text:p>
          </table:table-cell>
          <table:table-cell table:style-name="ce2" office:value-type="date" office:date-value="2017-11-24">
            <text:p>24.11.17</text:p>
          </table:table-cell>
          <table:table-cell table:style-name="ce2" office:value-type="date" office:date-value="2017-11-25">
            <text:p>25.11.17</text:p>
          </table:table-cell>
          <table:table-cell table:style-name="ce2" office:value-type="date" office:date-value="2017-11-26">
            <text:p>26.11.17</text:p>
          </table:table-cell>
          <table:table-cell table:style-name="ce2" office:value-type="date" office:date-value="2017-11-27">
            <text:p>27.11.17</text:p>
          </table:table-cell>
          <table:table-cell table:style-name="ce2" office:value-type="date" office:date-value="2017-11-28">
            <text:p>28.11.17</text:p>
          </table:table-cell>
          <table:table-cell table:style-name="ce2" office:value-type="date" office:date-value="2017-11-29">
            <text:p>29.11.17</text:p>
          </table:table-cell>
          <table:table-cell table:style-name="ce2" office:value-type="date" office:date-value="2017-11-30">
            <text:p>30.11.17</text:p>
          </table:table-cell>
          <table:table-cell table:style-name="ce2" office:value-type="date" office:date-value="2017-12-01">
            <text:p>01.12.17</text:p>
          </table:table-cell>
          <table:table-cell table:style-name="ce2" office:value-type="date" office:date-value="2017-12-02">
            <text:p>02.12.17</text:p>
          </table:table-cell>
          <table:table-cell table:style-name="ce2" office:value-type="date" office:date-value="2017-12-03">
            <text:p>03.12.17</text:p>
          </table:table-cell>
          <table:table-cell table:style-name="ce2" office:value-type="date" office:date-value="2017-12-04">
            <text:p>04.12.17</text:p>
          </table:table-cell>
          <table:table-cell table:style-name="ce2" office:value-type="date" office:date-value="2017-12-05">
            <text:p>05.12.17</text:p>
          </table:table-cell>
          <table:table-cell table:style-name="ce2" office:value-type="date" office:date-value="2017-12-06">
            <text:p>06.12.17</text:p>
          </table:table-cell>
          <table:table-cell table:style-name="ce2" office:value-type="date" office:date-value="2017-12-07">
            <text:p>07.12.17</text:p>
          </table:table-cell>
          <table:table-cell table:style-name="ce2" office:value-type="date" office:date-value="2017-12-08">
            <text:p>08.12.17</text:p>
          </table:table-cell>
          <table:table-cell table:style-name="ce2" office:value-type="date" office:date-value="2017-12-09">
            <text:p>09.12.17</text:p>
          </table:table-cell>
          <table:table-cell table:style-name="ce2" office:value-type="date" office:date-value="2017-12-10">
            <text:p>10.12.17</text:p>
          </table:table-cell>
          <table:table-cell table:style-name="ce2" office:value-type="date" office:date-value="2017-12-11">
            <text:p>11.12.17</text:p>
          </table:table-cell>
          <table:table-cell table:style-name="ce2" office:value-type="date" office:date-value="2017-12-12">
            <text:p>12.12.17</text:p>
          </table:table-cell>
          <table:table-cell table:style-name="ce2" office:value-type="date" office:date-value="2017-12-13">
            <text:p>13.12.17</text:p>
          </table:table-cell>
          <table:table-cell table:style-name="ce2" office:value-type="date" office:date-value="2017-12-14">
            <text:p>14.12.17</text:p>
          </table:table-cell>
          <table:table-cell table:style-name="ce2" office:value-type="date" office:date-value="2017-12-15">
            <text:p>15.12.17</text:p>
          </table:table-cell>
          <table:table-cell table:style-name="ce2" office:value-type="date" office:date-value="2017-12-16">
            <text:p>16.12.17</text:p>
          </table:table-cell>
          <table:table-cell table:style-name="ce2" office:value-type="date" office:date-value="2017-12-17">
            <text:p>17.12.17</text:p>
          </table:table-cell>
          <table:table-cell table:style-name="ce2" office:value-type="date" office:date-value="2017-12-18">
            <text:p>18.12.17</text:p>
          </table:table-cell>
          <table:table-cell table:style-name="ce2" office:value-type="date" office:date-value="2017-12-19">
            <text:p>19.12.17</text:p>
          </table:table-cell>
          <table:table-cell table:style-name="ce2" office:value-type="date" office:date-value="2017-12-20">
            <text:p>20.12.17</text:p>
          </table:table-cell>
          <table:table-cell table:style-name="ce2" office:value-type="date" office:date-value="2017-12-21">
            <text:p>21.12.17</text:p>
          </table:table-cell>
          <table:table-cell table:style-name="ce2" office:value-type="date" office:date-value="2017-12-22">
            <text:p>22.12.17</text:p>
          </table:table-cell>
          <table:table-cell table:style-name="ce2" office:value-type="date" office:date-value="2017-12-23">
            <text:p>23.12.17</text:p>
          </table:table-cell>
          <table:table-cell table:style-name="ce2" office:value-type="date" office:date-value="2017-12-24">
            <text:p>24.12.17</text:p>
          </table:table-cell>
          <table:table-cell table:style-name="ce2" office:value-type="date" office:date-value="2017-12-25">
            <text:p>25.12.17</text:p>
          </table:table-cell>
          <table:table-cell table:style-name="ce2" office:value-type="date" office:date-value="2017-12-26">
            <text:p>26.12.17</text:p>
          </table:table-cell>
          <table:table-cell table:style-name="ce2" office:value-type="date" office:date-value="2017-12-27">
            <text:p>27.12.17</text:p>
          </table:table-cell>
          <table:table-cell table:style-name="ce2" office:value-type="date" office:date-value="2017-12-28">
            <text:p>28.12.17</text:p>
          </table:table-cell>
          <table:table-cell table:style-name="ce2" office:value-type="date" office:date-value="2017-12-29">
            <text:p>29.12.17</text:p>
          </table:table-cell>
          <table:table-cell table:style-name="ce2" office:value-type="date" office:date-value="2017-12-30">
            <text:p>30.12.17</text:p>
          </table:table-cell>
          <table:table-cell table:style-name="ce2" office:value-type="date" office:date-value="2017-12-31">
            <text:p>31.12.17</text:p>
          </table:table-cell>
          <table:table-cell table:style-name="ce2" office:value-type="date" office:date-value="2018-01-01">
            <text:p>01.01.18</text:p>
          </table:table-cell>
          <table:table-cell table:style-name="ce2" office:value-type="date" office:date-value="2018-01-02">
            <text:p>02.01.18</text:p>
          </table:table-cell>
          <table:table-cell table:style-name="ce2" office:value-type="date" office:date-value="2018-01-03">
            <text:p>03.01.18</text:p>
          </table:table-cell>
          <table:table-cell table:style-name="ce2" office:value-type="date" office:date-value="2018-01-04">
            <text:p>04.01.18</text:p>
          </table:table-cell>
          <table:table-cell table:style-name="ce2" office:value-type="date" office:date-value="2018-01-05">
            <text:p>05.01.18</text:p>
          </table:table-cell>
          <table:table-cell table:style-name="ce2" office:value-type="date" office:date-value="2018-01-06">
            <text:p>06.01.18</text:p>
          </table:table-cell>
          <table:table-cell table:style-name="ce2" office:value-type="date" office:date-value="2018-01-07">
            <text:p>07.01.18</text:p>
          </table:table-cell>
          <table:table-cell table:style-name="ce2" office:value-type="date" office:date-value="2018-01-08">
            <text:p>08.01.18</text:p>
          </table:table-cell>
          <table:table-cell table:style-name="ce2" office:value-type="date" office:date-value="2018-01-09">
            <text:p>09.01.18</text:p>
          </table:table-cell>
          <table:table-cell table:style-name="ce2" office:value-type="date" office:date-value="2018-01-10">
            <text:p>10.01.18</text:p>
          </table:table-cell>
          <table:table-cell table:style-name="ce2" office:value-type="date" office:date-value="2018-01-11">
            <text:p>11.01.18</text:p>
          </table:table-cell>
          <table:table-cell table:style-name="ce2" office:value-type="date" office:date-value="2018-01-12">
            <text:p>12.01.18</text:p>
          </table:table-cell>
          <table:table-cell table:style-name="ce2" office:value-type="date" office:date-value="2018-01-13">
            <text:p>13.01.18</text:p>
          </table:table-cell>
          <table:table-cell table:style-name="ce2" office:value-type="date" office:date-value="2018-01-14">
            <text:p>14.01.18</text:p>
          </table:table-cell>
          <table:table-cell table:style-name="ce2" office:value-type="date" office:date-value="2018-01-15">
            <text:p>15.01.18</text:p>
          </table:table-cell>
          <table:table-cell table:style-name="ce2" office:value-type="date" office:date-value="2018-01-16">
            <text:p>16.01.18</text:p>
          </table:table-cell>
          <table:table-cell table:style-name="ce2" office:value-type="date" office:date-value="2018-01-17">
            <text:p>17.01.18</text:p>
          </table:table-cell>
          <table:table-cell table:style-name="ce2" office:value-type="date" office:date-value="2018-01-18">
            <text:p>18.01.18</text:p>
          </table:table-cell>
          <table:table-cell table:style-name="ce2" office:value-type="date" office:date-value="2018-01-19">
            <text:p>19.01.18</text:p>
          </table:table-cell>
          <table:table-cell table:style-name="ce2" office:value-type="date" office:date-value="2018-01-20">
            <text:p>20.01.18</text:p>
          </table:table-cell>
          <table:table-cell table:style-name="ce2" office:value-type="date" office:date-value="2018-01-21">
            <text:p>21.01.18</text:p>
          </table:table-cell>
          <table:table-cell table:style-name="ce2" office:value-type="date" office:date-value="2018-01-22">
            <text:p>22.01.18</text:p>
          </table:table-cell>
          <table:table-cell table:style-name="ce2" office:value-type="date" office:date-value="2018-01-23">
            <text:p>23.01.18</text:p>
          </table:table-cell>
          <table:table-cell table:style-name="ce2" office:value-type="date" office:date-value="2018-01-24">
            <text:p>24.01.18</text:p>
          </table:table-cell>
          <table:table-cell table:style-name="ce2" office:value-type="date" office:date-value="2018-01-25">
            <text:p>25.01.18</text:p>
          </table:table-cell>
          <table:table-cell table:style-name="ce2" office:value-type="date" office:date-value="2018-01-26">
            <text:p>26.01.18</text:p>
          </table:table-cell>
          <table:table-cell table:style-name="ce2" office:value-type="date" office:date-value="2018-01-27">
            <text:p>27.01.18</text:p>
          </table:table-cell>
          <table:table-cell table:style-name="ce2" office:value-type="date" office:date-value="2018-01-28">
            <text:p>28.01.18</text:p>
          </table:table-cell>
          <table:table-cell table:style-name="ce2" office:value-type="date" office:date-value="2018-01-29">
            <text:p>29.01.18</text:p>
          </table:table-cell>
          <table:table-cell table:style-name="ce2" office:value-type="date" office:date-value="2018-01-30">
            <text:p>30.01.18</text:p>
          </table:table-cell>
          <table:table-cell table:style-name="ce2" office:value-type="date" office:date-value="2018-01-31">
            <text:p>31.01.18</text:p>
          </table:table-cell>
          <table:table-cell table:style-name="ce2" office:value-type="date" office:date-value="2018-02-01">
            <text:p>01.02.18</text:p>
          </table:table-cell>
          <table:table-cell table:style-name="ce2" office:value-type="date" office:date-value="2018-02-02">
            <text:p>02.02.18</text:p>
          </table:table-cell>
          <table:table-cell table:style-name="ce2" office:value-type="date" office:date-value="2018-02-03">
            <text:p>03.02.18</text:p>
          </table:table-cell>
          <table:table-cell table:style-name="ce2" office:value-type="date" office:date-value="2018-02-04">
            <text:p>04.02.18</text:p>
          </table:table-cell>
          <table:table-cell table:style-name="ce2" office:value-type="date" office:date-value="2018-02-05">
            <text:p>05.02.18</text:p>
          </table:table-cell>
          <table:table-cell table:style-name="ce2" office:value-type="date" office:date-value="2018-02-06">
            <text:p>06.02.18</text:p>
          </table:table-cell>
          <table:table-cell table:style-name="ce2" office:value-type="date" office:date-value="2018-02-07">
            <text:p>07.02.18</text:p>
          </table:table-cell>
          <table:table-cell table:style-name="ce2" office:value-type="date" office:date-value="2018-02-08">
            <text:p>08.02.18</text:p>
          </table:table-cell>
          <table:table-cell table:style-name="ce2" office:value-type="date" office:date-value="2018-02-09">
            <text:p>09.02.18</text:p>
          </table:table-cell>
          <table:table-cell table:style-name="ce2" office:value-type="date" office:date-value="2018-02-10">
            <text:p>10.02.18</text:p>
          </table:table-cell>
          <table:table-cell table:style-name="ce2" office:value-type="date" office:date-value="2018-02-11">
            <text:p>11.02.18</text:p>
          </table:table-cell>
          <table:table-cell table:style-name="ce2" office:value-type="date" office:date-value="2018-02-12">
            <text:p>12.02.18</text:p>
          </table:table-cell>
          <table:table-cell table:style-name="ce2" office:value-type="date" office:date-value="2018-02-13">
            <text:p>13.02.18</text:p>
          </table:table-cell>
          <table:table-cell table:style-name="ce2" office:value-type="date" office:date-value="2018-02-14">
            <text:p>14.02.18</text:p>
          </table:table-cell>
          <table:table-cell table:style-name="ce2" office:value-type="date" office:date-value="2018-02-15">
            <text:p>15.02.18</text:p>
          </table:table-cell>
          <table:table-cell table:style-name="ce2" office:value-type="date" office:date-value="2018-02-16">
            <text:p>16.02.18</text:p>
          </table:table-cell>
          <table:table-cell table:style-name="ce2" office:value-type="date" office:date-value="2018-02-17">
            <text:p>17.02.18</text:p>
          </table:table-cell>
          <table:table-cell table:style-name="ce2" office:value-type="date" office:date-value="2018-02-18">
            <text:p>18.02.18</text:p>
          </table:table-cell>
          <table:table-cell table:style-name="ce2" office:value-type="date" office:date-value="2018-02-19">
            <text:p>19.02.18</text:p>
          </table:table-cell>
          <table:table-cell table:style-name="ce2" office:value-type="date" office:date-value="2018-02-20">
            <text:p>20.02.18</text:p>
          </table:table-cell>
          <table:table-cell table:style-name="ce2" office:value-type="date" office:date-value="2018-02-21">
            <text:p>21.02.18</text:p>
          </table:table-cell>
          <table:table-cell table:style-name="ce2" office:value-type="date" office:date-value="2018-02-22">
            <text:p>22.02.18</text:p>
          </table:table-cell>
          <table:table-cell table:style-name="ce2" office:value-type="date" office:date-value="2018-02-23">
            <text:p>23.02.18</text:p>
          </table:table-cell>
          <table:table-cell table:style-name="ce2" office:value-type="date" office:date-value="2018-02-24">
            <text:p>24.02.18</text:p>
          </table:table-cell>
          <table:table-cell table:style-name="ce2" office:value-type="date" office:date-value="2018-02-25">
            <text:p>25.02.18</text:p>
          </table:table-cell>
          <table:table-cell table:style-name="ce2" office:value-type="date" office:date-value="2018-02-26">
            <text:p>26.02.18</text:p>
          </table:table-cell>
          <table:table-cell table:style-name="ce2" office:value-type="date" office:date-value="2018-02-27">
            <text:p>27.02.18</text:p>
          </table:table-cell>
          <table:table-cell table:style-name="ce2" office:value-type="date" office:date-value="2018-02-28">
            <text:p>28.02.18</text:p>
          </table:table-cell>
          <table:table-cell table:style-name="ce2" office:value-type="date" office:date-value="2018-03-01">
            <text:p>01.03.18</text:p>
          </table:table-cell>
          <table:table-cell table:style-name="ce2" office:value-type="date" office:date-value="2018-03-02">
            <text:p>02.03.18</text:p>
          </table:table-cell>
          <table:table-cell table:style-name="ce2" office:value-type="date" office:date-value="2018-03-03">
            <text:p>03.03.18</text:p>
          </table:table-cell>
          <table:table-cell table:style-name="ce2" office:value-type="date" office:date-value="2018-03-04">
            <text:p>04.03.18</text:p>
          </table:table-cell>
          <table:table-cell table:style-name="ce2" office:value-type="date" office:date-value="2018-03-05">
            <text:p>05.03.18</text:p>
          </table:table-cell>
          <table:table-cell table:style-name="ce2" office:value-type="date" office:date-value="2018-03-06">
            <text:p>06.03.18</text:p>
          </table:table-cell>
          <table:table-cell table:style-name="ce2" office:value-type="date" office:date-value="2018-03-07">
            <text:p>07.03.18</text:p>
          </table:table-cell>
          <table:table-cell table:style-name="ce2" office:value-type="date" office:date-value="2018-03-08">
            <text:p>08.03.18</text:p>
          </table:table-cell>
          <table:table-cell table:style-name="ce2" office:value-type="date" office:date-value="2018-03-09">
            <text:p>09.03.18</text:p>
          </table:table-cell>
          <table:table-cell table:style-name="ce2" office:value-type="date" office:date-value="2018-03-10">
            <text:p>10.03.18</text:p>
          </table:table-cell>
          <table:table-cell table:style-name="ce2" office:value-type="date" office:date-value="2018-03-11">
            <text:p>11.03.18</text:p>
          </table:table-cell>
          <table:table-cell table:style-name="ce2" office:value-type="date" office:date-value="2018-03-12">
            <text:p>12.03.18</text:p>
          </table:table-cell>
          <table:table-cell table:style-name="ce2" office:value-type="date" office:date-value="2018-03-13">
            <text:p>13.03.18</text:p>
          </table:table-cell>
          <table:table-cell table:style-name="ce2" office:value-type="date" office:date-value="2018-03-14">
            <text:p>14.03.18</text:p>
          </table:table-cell>
          <table:table-cell table:style-name="ce2" office:value-type="date" office:date-value="2018-03-15">
            <text:p>15.03.18</text:p>
          </table:table-cell>
          <table:table-cell table:style-name="ce2" office:value-type="date" office:date-value="2018-03-16">
            <text:p>16.03.18</text:p>
          </table:table-cell>
          <table:table-cell table:style-name="ce2" office:value-type="date" office:date-value="2018-03-17">
            <text:p>17.03.18</text:p>
          </table:table-cell>
          <table:table-cell table:style-name="ce2" office:value-type="date" office:date-value="2018-03-18">
            <text:p>18.03.18</text:p>
          </table:table-cell>
          <table:table-cell table:style-name="ce2" office:value-type="date" office:date-value="2018-03-19">
            <text:p>19.03.18</text:p>
          </table:table-cell>
          <table:table-cell table:style-name="ce2" office:value-type="date" office:date-value="2018-03-20">
            <text:p>20.03.18</text:p>
          </table:table-cell>
          <table:table-cell table:style-name="ce2" office:value-type="date" office:date-value="2018-03-21">
            <text:p>21.03.18</text:p>
          </table:table-cell>
          <table:table-cell table:style-name="ce2" office:value-type="date" office:date-value="2018-03-22">
            <text:p>22.03.18</text:p>
          </table:table-cell>
          <table:table-cell table:style-name="ce2" office:value-type="date" office:date-value="2018-03-23">
            <text:p>23.03.18</text:p>
          </table:table-cell>
          <table:table-cell table:style-name="ce2" office:value-type="date" office:date-value="2018-03-24">
            <text:p>24.03.18</text:p>
          </table:table-cell>
          <table:table-cell table:style-name="ce2" office:value-type="date" office:date-value="2018-03-25">
            <text:p>25.03.18</text:p>
          </table:table-cell>
          <table:table-cell table:style-name="ce2" office:value-type="date" office:date-value="2018-03-26">
            <text:p>26.03.18</text:p>
          </table:table-cell>
          <table:table-cell table:style-name="ce2" office:value-type="date" office:date-value="2018-03-27">
            <text:p>27.03.18</text:p>
          </table:table-cell>
          <table:table-cell table:style-name="ce2" office:value-type="date" office:date-value="2018-03-28">
            <text:p>28.03.18</text:p>
          </table:table-cell>
          <table:table-cell table:style-name="ce2" office:value-type="date" office:date-value="2018-03-29">
            <text:p>29.03.18</text:p>
          </table:table-cell>
          <table:table-cell table:style-name="ce2" office:value-type="date" office:date-value="2018-03-30">
            <text:p>30.03.18</text:p>
          </table:table-cell>
          <table:table-cell table:style-name="ce2" office:value-type="date" office:date-value="2018-03-31">
            <text:p>31.03.18</text:p>
          </table:table-cell>
          <table:table-cell table:style-name="ce2" office:value-type="date" office:date-value="2018-04-01">
            <text:p>01.04.18</text:p>
          </table:table-cell>
          <table:table-cell table:style-name="ce2" office:value-type="date" office:date-value="2018-04-02">
            <text:p>02.04.18</text:p>
          </table:table-cell>
          <table:table-cell table:style-name="ce2" office:value-type="date" office:date-value="2018-04-03">
            <text:p>03.04.18</text:p>
          </table:table-cell>
          <table:table-cell table:style-name="ce2" office:value-type="date" office:date-value="2018-04-04">
            <text:p>04.04.18</text:p>
          </table:table-cell>
          <table:table-cell table:style-name="ce2" office:value-type="date" office:date-value="2018-04-05">
            <text:p>05.04.18</text:p>
          </table:table-cell>
          <table:table-cell table:style-name="ce2" office:value-type="date" office:date-value="2018-04-06">
            <text:p>06.04.18</text:p>
          </table:table-cell>
          <table:table-cell table:style-name="ce2" office:value-type="date" office:date-value="2018-04-07">
            <text:p>07.04.18</text:p>
          </table:table-cell>
          <table:table-cell table:style-name="ce2" office:value-type="date" office:date-value="2018-04-08">
            <text:p>08.04.18</text:p>
          </table:table-cell>
          <table:table-cell table:style-name="ce2" office:value-type="date" office:date-value="2018-04-09">
            <text:p>09.04.18</text:p>
          </table:table-cell>
          <table:table-cell table:style-name="ce2" office:value-type="date" office:date-value="2018-04-10">
            <text:p>10.04.18</text:p>
          </table:table-cell>
          <table:table-cell table:style-name="ce2" office:value-type="date" office:date-value="2018-04-11">
            <text:p>11.04.18</text:p>
          </table:table-cell>
          <table:table-cell table:style-name="ce2" office:value-type="date" office:date-value="2018-04-12">
            <text:p>12.04.18</text:p>
          </table:table-cell>
          <table:table-cell table:style-name="ce2" office:value-type="date" office:date-value="2018-04-13">
            <text:p>13.04.18</text:p>
          </table:table-cell>
          <table:table-cell table:style-name="ce2" office:value-type="date" office:date-value="2018-04-14">
            <text:p>14.04.18</text:p>
          </table:table-cell>
          <table:table-cell table:style-name="ce2" office:value-type="date" office:date-value="2018-04-15">
            <text:p>15.04.18</text:p>
          </table:table-cell>
          <table:table-cell table:style-name="ce2" office:value-type="date" office:date-value="2018-04-16">
            <text:p>16.04.18</text:p>
          </table:table-cell>
          <table:table-cell table:style-name="ce2" office:value-type="date" office:date-value="2018-04-17">
            <text:p>17.04.18</text:p>
          </table:table-cell>
          <table:table-cell table:style-name="ce2" office:value-type="date" office:date-value="2018-04-18">
            <text:p>18.04.18</text:p>
          </table:table-cell>
          <table:table-cell table:style-name="ce2" office:value-type="date" office:date-value="2018-04-19">
            <text:p>19.04.18</text:p>
          </table:table-cell>
          <table:table-cell table:style-name="ce2" office:value-type="date" office:date-value="2018-04-20">
            <text:p>20.04.18</text:p>
          </table:table-cell>
          <table:table-cell table:style-name="ce2" office:value-type="date" office:date-value="2018-04-21">
            <text:p>21.04.18</text:p>
          </table:table-cell>
          <table:table-cell table:style-name="ce2" office:value-type="date" office:date-value="2018-04-22">
            <text:p>22.04.18</text:p>
          </table:table-cell>
          <table:table-cell table:style-name="ce2" office:value-type="date" office:date-value="2018-04-23">
            <text:p>23.04.18</text:p>
          </table:table-cell>
          <table:table-cell table:style-name="ce2" office:value-type="date" office:date-value="2018-04-24">
            <text:p>24.04.18</text:p>
          </table:table-cell>
          <table:table-cell table:style-name="ce2" office:value-type="date" office:date-value="2018-04-25">
            <text:p>25.04.18</text:p>
          </table:table-cell>
          <table:table-cell table:style-name="ce2" office:value-type="date" office:date-value="2018-04-26">
            <text:p>26.04.18</text:p>
          </table:table-cell>
          <table:table-cell table:style-name="ce2" office:value-type="date" office:date-value="2018-04-27">
            <text:p>27.04.18</text:p>
          </table:table-cell>
          <table:table-cell table:style-name="ce2" office:value-type="date" office:date-value="2018-04-28">
            <text:p>28.04.18</text:p>
          </table:table-cell>
          <table:table-cell table:style-name="ce2" office:value-type="date" office:date-value="2018-04-29">
            <text:p>29.04.18</text:p>
          </table:table-cell>
          <table:table-cell table:style-name="ce2" office:value-type="date" office:date-value="2018-04-30">
            <text:p>30.04.18</text:p>
          </table:table-cell>
          <table:table-cell table:style-name="ce2" office:value-type="date" office:date-value="2018-05-01">
            <text:p>01.05.18</text:p>
          </table:table-cell>
          <table:table-cell table:style-name="ce2" office:value-type="date" office:date-value="2018-05-02">
            <text:p>02.05.18</text:p>
          </table:table-cell>
          <table:table-cell table:style-name="ce2" office:value-type="date" office:date-value="2018-05-03">
            <text:p>03.05.18</text:p>
          </table:table-cell>
          <table:table-cell table:style-name="ce2" office:value-type="date" office:date-value="2018-05-04">
            <text:p>04.05.18</text:p>
          </table:table-cell>
          <table:table-cell table:style-name="ce2" office:value-type="date" office:date-value="2018-05-05">
            <text:p>05.05.18</text:p>
          </table:table-cell>
          <table:table-cell table:style-name="ce2" office:value-type="date" office:date-value="2018-05-06">
            <text:p>06.05.18</text:p>
          </table:table-cell>
          <table:table-cell table:style-name="ce2" office:value-type="date" office:date-value="2018-05-07">
            <text:p>07.05.18</text:p>
          </table:table-cell>
          <table:table-cell table:style-name="ce2" office:value-type="date" office:date-value="2018-05-08">
            <text:p>08.05.18</text:p>
          </table:table-cell>
          <table:table-cell table:style-name="ce2" office:value-type="date" office:date-value="2018-05-09">
            <text:p>09.05.18</text:p>
          </table:table-cell>
          <table:table-cell table:style-name="ce2" office:value-type="date" office:date-value="2018-05-10">
            <text:p>10.05.18</text:p>
          </table:table-cell>
          <table:table-cell table:style-name="ce2" office:value-type="date" office:date-value="2018-05-11">
            <text:p>11.05.18</text:p>
          </table:table-cell>
          <table:table-cell table:style-name="ce2" office:value-type="date" office:date-value="2018-05-12">
            <text:p>12.05.18</text:p>
          </table:table-cell>
          <table:table-cell table:style-name="ce2" office:value-type="date" office:date-value="2018-05-13">
            <text:p>13.05.18</text:p>
          </table:table-cell>
          <table:table-cell table:style-name="ce2" office:value-type="date" office:date-value="2018-05-14">
            <text:p>14.05.18</text:p>
          </table:table-cell>
          <table:table-cell table:style-name="ce2" office:value-type="date" office:date-value="2018-05-15">
            <text:p>15.05.18</text:p>
          </table:table-cell>
          <table:table-cell table:style-name="ce2" office:value-type="date" office:date-value="2018-05-16">
            <text:p>16.05.18</text:p>
          </table:table-cell>
          <table:table-cell table:style-name="ce2" office:value-type="date" office:date-value="2018-05-17">
            <text:p>17.05.18</text:p>
          </table:table-cell>
          <table:table-cell table:style-name="ce2" office:value-type="date" office:date-value="2018-05-18">
            <text:p>18.05.18</text:p>
          </table:table-cell>
          <table:table-cell table:style-name="ce2" office:value-type="date" office:date-value="2018-05-19">
            <text:p>19.05.18</text:p>
          </table:table-cell>
          <table:table-cell table:style-name="ce2" office:value-type="date" office:date-value="2018-05-20">
            <text:p>20.05.18</text:p>
          </table:table-cell>
          <table:table-cell table:style-name="ce2" office:value-type="date" office:date-value="2018-05-21">
            <text:p>21.05.18</text:p>
          </table:table-cell>
          <table:table-cell table:style-name="ce2" office:value-type="date" office:date-value="2018-05-22">
            <text:p>22.05.18</text:p>
          </table:table-cell>
          <table:table-cell table:style-name="ce2" office:value-type="date" office:date-value="2018-05-23">
            <text:p>23.05.18</text:p>
          </table:table-cell>
          <table:table-cell table:style-name="ce2" office:value-type="date" office:date-value="2018-05-24">
            <text:p>24.05.18</text:p>
          </table:table-cell>
          <table:table-cell table:style-name="ce2" office:value-type="date" office:date-value="2018-05-25">
            <text:p>25.05.18</text:p>
          </table:table-cell>
          <table:table-cell table:style-name="ce2" office:value-type="date" office:date-value="2018-05-26">
            <text:p>26.05.18</text:p>
          </table:table-cell>
          <table:table-cell table:style-name="ce2" office:value-type="date" office:date-value="2018-05-27">
            <text:p>27.05.18</text:p>
          </table:table-cell>
          <table:table-cell table:style-name="ce2" office:value-type="date" office:date-value="2018-05-28">
            <text:p>28.05.18</text:p>
          </table:table-cell>
          <table:table-cell table:style-name="ce2" office:value-type="date" office:date-value="2018-05-29">
            <text:p>29.05.18</text:p>
          </table:table-cell>
          <table:table-cell table:style-name="ce2" office:value-type="date" office:date-value="2018-05-30">
            <text:p>30.05.18</text:p>
          </table:table-cell>
          <table:table-cell table:style-name="ce2" office:value-type="date" office:date-value="2018-05-31">
            <text:p>31.05.18</text:p>
          </table:table-cell>
          <table:table-cell table:style-name="ce2" office:value-type="date" office:date-value="2018-06-01">
            <text:p>01.06.18</text:p>
          </table:table-cell>
          <table:table-cell table:style-name="ce2" office:value-type="date" office:date-value="2018-06-02">
            <text:p>02.06.18</text:p>
          </table:table-cell>
          <table:table-cell table:style-name="ce2" office:value-type="date" office:date-value="2018-06-03">
            <text:p>03.06.18</text:p>
          </table:table-cell>
          <table:table-cell table:style-name="ce2" office:value-type="date" office:date-value="2018-06-04">
            <text:p>04.06.18</text:p>
          </table:table-cell>
          <table:table-cell table:style-name="ce2" office:value-type="date" office:date-value="2018-06-05">
            <text:p>05.06.18</text:p>
          </table:table-cell>
          <table:table-cell table:style-name="ce2" office:value-type="date" office:date-value="2018-06-06">
            <text:p>06.06.18</text:p>
          </table:table-cell>
          <table:table-cell table:style-name="ce2" office:value-type="date" office:date-value="2018-06-07">
            <text:p>07.06.18</text:p>
          </table:table-cell>
          <table:table-cell table:style-name="ce2" office:value-type="date" office:date-value="2018-06-08">
            <text:p>08.06.18</text:p>
          </table:table-cell>
          <table:table-cell table:style-name="ce2" office:value-type="date" office:date-value="2018-06-09">
            <text:p>09.06.18</text:p>
          </table:table-cell>
          <table:table-cell table:style-name="ce2" office:value-type="date" office:date-value="2018-06-10">
            <text:p>10.06.18</text:p>
          </table:table-cell>
          <table:table-cell table:style-name="ce2" office:value-type="date" office:date-value="2018-06-11">
            <text:p>11.06.18</text:p>
          </table:table-cell>
          <table:table-cell table:style-name="ce2" office:value-type="date" office:date-value="2018-06-12">
            <text:p>12.06.18</text:p>
          </table:table-cell>
          <table:table-cell table:style-name="ce2" office:value-type="date" office:date-value="2018-06-13">
            <text:p>13.06.18</text:p>
          </table:table-cell>
          <table:table-cell table:style-name="ce2" office:value-type="date" office:date-value="2018-06-14">
            <text:p>14.06.18</text:p>
          </table:table-cell>
          <table:table-cell table:style-name="ce2" office:value-type="date" office:date-value="2018-06-15">
            <text:p>15.06.18</text:p>
          </table:table-cell>
          <table:table-cell table:style-name="ce2" office:value-type="date" office:date-value="2018-06-16">
            <text:p>16.06.18</text:p>
          </table:table-cell>
          <table:table-cell table:style-name="ce2" office:value-type="date" office:date-value="2018-06-17">
            <text:p>17.06.18</text:p>
          </table:table-cell>
          <table:table-cell table:style-name="ce2" office:value-type="date" office:date-value="2018-06-18">
            <text:p>18.06.18</text:p>
          </table:table-cell>
          <table:table-cell table:style-name="ce2" office:value-type="date" office:date-value="2018-06-19">
            <text:p>19.06.18</text:p>
          </table:table-cell>
          <table:table-cell table:style-name="ce2" office:value-type="date" office:date-value="2018-06-20">
            <text:p>20.06.18</text:p>
          </table:table-cell>
          <table:table-cell table:style-name="ce2" office:value-type="date" office:date-value="2018-06-21">
            <text:p>21.06.18</text:p>
          </table:table-cell>
          <table:table-cell table:style-name="ce2" office:value-type="date" office:date-value="2018-06-22">
            <text:p>22.06.18</text:p>
          </table:table-cell>
          <table:table-cell table:style-name="ce2" office:value-type="date" office:date-value="2018-06-23">
            <text:p>23.06.18</text:p>
          </table:table-cell>
          <table:table-cell table:style-name="ce2" office:value-type="date" office:date-value="2018-06-24">
            <text:p>24.06.18</text:p>
          </table:table-cell>
          <table:table-cell table:style-name="ce2" office:value-type="date" office:date-value="2018-06-25">
            <text:p>25.06.18</text:p>
          </table:table-cell>
          <table:table-cell table:style-name="ce2" office:value-type="date" office:date-value="2018-06-26">
            <text:p>26.06.18</text:p>
          </table:table-cell>
          <table:table-cell table:style-name="ce2" office:value-type="date" office:date-value="2018-06-27">
            <text:p>27.06.18</text:p>
          </table:table-cell>
          <table:table-cell table:style-name="ce2" office:value-type="date" office:date-value="2018-06-28">
            <text:p>28.06.18</text:p>
          </table:table-cell>
          <table:table-cell table:style-name="ce2" office:value-type="date" office:date-value="2018-06-29">
            <text:p>29.06.18</text:p>
          </table:table-cell>
          <table:table-cell table:style-name="ce2" office:value-type="date" office:date-value="2018-06-30">
            <text:p>30.06.18</text:p>
          </table:table-cell>
          <table:table-cell table:style-name="ce2" office:value-type="date" office:date-value="2018-07-01">
            <text:p>01.07.18</text:p>
          </table:table-cell>
          <table:table-cell table:style-name="ce2" office:value-type="date" office:date-value="2018-07-02">
            <text:p>02.07.18</text:p>
          </table:table-cell>
          <table:table-cell table:style-name="ce2" office:value-type="date" office:date-value="2018-07-03">
            <text:p>03.07.18</text:p>
          </table:table-cell>
          <table:table-cell table:style-name="ce2" office:value-type="date" office:date-value="2018-07-04">
            <text:p>04.07.18</text:p>
          </table:table-cell>
          <table:table-cell table:style-name="ce2" office:value-type="date" office:date-value="2018-07-05">
            <text:p>05.07.18</text:p>
          </table:table-cell>
          <table:table-cell table:style-name="ce2" office:value-type="date" office:date-value="2018-07-06">
            <text:p>06.07.18</text:p>
          </table:table-cell>
          <table:table-cell table:style-name="ce2" office:value-type="date" office:date-value="2018-07-07">
            <text:p>07.07.18</text:p>
          </table:table-cell>
          <table:table-cell table:style-name="ce2" office:value-type="date" office:date-value="2018-07-08">
            <text:p>08.07.18</text:p>
          </table:table-cell>
          <table:table-cell table:style-name="ce2" office:value-type="date" office:date-value="2018-07-09">
            <text:p>09.07.18</text:p>
          </table:table-cell>
          <table:table-cell table:style-name="ce2" office:value-type="date" office:date-value="2018-07-10">
            <text:p>10.07.18</text:p>
          </table:table-cell>
          <table:table-cell table:style-name="ce2" office:value-type="date" office:date-value="2018-07-11">
            <text:p>11.07.18</text:p>
          </table:table-cell>
          <table:table-cell table:style-name="ce2" office:value-type="date" office:date-value="2018-07-12">
            <text:p>12.07.18</text:p>
          </table:table-cell>
          <table:table-cell table:style-name="ce2" office:value-type="date" office:date-value="2018-07-13">
            <text:p>13.07.18</text:p>
          </table:table-cell>
          <table:table-cell table:style-name="ce2" office:value-type="date" office:date-value="2018-07-14">
            <text:p>14.07.18</text:p>
          </table:table-cell>
          <table:table-cell table:style-name="ce2" office:value-type="date" office:date-value="2018-07-15">
            <text:p>15.07.18</text:p>
          </table:table-cell>
          <table:table-cell table:style-name="ce2" office:value-type="date" office:date-value="2018-07-16">
            <text:p>16.07.18</text:p>
          </table:table-cell>
          <table:table-cell table:style-name="ce2" office:value-type="date" office:date-value="2018-07-17">
            <text:p>17.07.18</text:p>
          </table:table-cell>
          <table:table-cell table:style-name="ce2" office:value-type="date" office:date-value="2018-07-18">
            <text:p>18.07.18</text:p>
          </table:table-cell>
          <table:table-cell table:style-name="ce2" office:value-type="date" office:date-value="2018-07-19">
            <text:p>19.07.18</text:p>
          </table:table-cell>
          <table:table-cell table:style-name="ce2" office:value-type="date" office:date-value="2018-07-20">
            <text:p>20.07.18</text:p>
          </table:table-cell>
          <table:table-cell table:style-name="ce2" office:value-type="date" office:date-value="2018-07-21">
            <text:p>21.07.18</text:p>
          </table:table-cell>
          <table:table-cell table:style-name="ce2" office:value-type="date" office:date-value="2018-07-22">
            <text:p>22.07.18</text:p>
          </table:table-cell>
          <table:table-cell table:style-name="ce2" office:value-type="date" office:date-value="2018-07-23">
            <text:p>23.07.18</text:p>
          </table:table-cell>
          <table:table-cell table:style-name="ce2" office:value-type="date" office:date-value="2018-07-24">
            <text:p>24.07.18</text:p>
          </table:table-cell>
          <table:table-cell table:style-name="ce2" office:value-type="date" office:date-value="2018-07-25">
            <text:p>25.07.18</text:p>
          </table:table-cell>
          <table:table-cell table:style-name="ce2" office:value-type="date" office:date-value="2018-07-26">
            <text:p>26.07.18</text:p>
          </table:table-cell>
          <table:table-cell table:style-name="ce2" office:value-type="date" office:date-value="2018-07-27">
            <text:p>27.07.18</text:p>
          </table:table-cell>
          <table:table-cell table:style-name="ce2" office:value-type="date" office:date-value="2018-07-28">
            <text:p>28.07.18</text:p>
          </table:table-cell>
          <table:table-cell table:style-name="ce2" office:value-type="date" office:date-value="2018-07-29">
            <text:p>29.07.18</text:p>
          </table:table-cell>
          <table:table-cell table:style-name="ce2" office:value-type="date" office:date-value="2018-07-30">
            <text:p>30.07.18</text:p>
          </table:table-cell>
          <table:table-cell table:style-name="ce2" office:value-type="date" office:date-value="2018-07-31">
            <text:p>31.07.18</text:p>
          </table:table-cell>
          <table:table-cell table:style-name="ce2" office:value-type="date" office:date-value="2018-08-01">
            <text:p>01.08.18</text:p>
          </table:table-cell>
          <table:table-cell table:style-name="ce2" office:value-type="date" office:date-value="2018-08-02">
            <text:p>02.08.18</text:p>
          </table:table-cell>
          <table:table-cell table:style-name="ce2" office:value-type="date" office:date-value="2018-08-03">
            <text:p>03.08.18</text:p>
          </table:table-cell>
          <table:table-cell table:style-name="ce2" office:value-type="date" office:date-value="2018-08-04">
            <text:p>04.08.18</text:p>
          </table:table-cell>
          <table:table-cell table:style-name="ce2" office:value-type="date" office:date-value="2018-08-05">
            <text:p>05.08.18</text:p>
          </table:table-cell>
          <table:table-cell table:style-name="ce2" office:value-type="date" office:date-value="2018-08-06">
            <text:p>06.08.18</text:p>
          </table:table-cell>
          <table:table-cell table:style-name="ce2" office:value-type="date" office:date-value="2018-08-07">
            <text:p>07.08.18</text:p>
          </table:table-cell>
          <table:table-cell table:style-name="ce2" office:value-type="date" office:date-value="2018-08-08">
            <text:p>08.08.18</text:p>
          </table:table-cell>
          <table:table-cell table:style-name="ce2" office:value-type="date" office:date-value="2018-08-09">
            <text:p>09.08.18</text:p>
          </table:table-cell>
          <table:table-cell table:style-name="ce2" office:value-type="date" office:date-value="2018-08-10">
            <text:p>10.08.18</text:p>
          </table:table-cell>
          <table:table-cell table:style-name="ce2" office:value-type="date" office:date-value="2018-08-11">
            <text:p>11.08.18</text:p>
          </table:table-cell>
          <table:table-cell table:style-name="ce2" office:value-type="date" office:date-value="2018-08-12">
            <text:p>12.08.18</text:p>
          </table:table-cell>
          <table:table-cell table:style-name="ce2" office:value-type="date" office:date-value="2018-08-13">
            <text:p>13.08.18</text:p>
          </table:table-cell>
          <table:table-cell table:style-name="ce2" office:value-type="date" office:date-value="2018-08-14">
            <text:p>14.08.18</text:p>
          </table:table-cell>
          <table:table-cell table:style-name="ce2" office:value-type="date" office:date-value="2018-08-15">
            <text:p>15.08.18</text:p>
          </table:table-cell>
          <table:table-cell table:style-name="ce2" office:value-type="date" office:date-value="2018-08-16">
            <text:p>16.08.18</text:p>
          </table:table-cell>
          <table:table-cell table:style-name="ce2" office:value-type="date" office:date-value="2018-08-17">
            <text:p>17.08.18</text:p>
          </table:table-cell>
          <table:table-cell table:style-name="ce2" office:value-type="date" office:date-value="2018-08-18">
            <text:p>18.08.18</text:p>
          </table:table-cell>
          <table:table-cell table:style-name="ce2" office:value-type="date" office:date-value="2018-08-19">
            <text:p>19.08.18</text:p>
          </table:table-cell>
          <table:table-cell table:style-name="ce2" office:value-type="date" office:date-value="2018-08-20">
            <text:p>20.08.18</text:p>
          </table:table-cell>
          <table:table-cell table:style-name="ce2" office:value-type="date" office:date-value="2018-08-21">
            <text:p>21.08.18</text:p>
          </table:table-cell>
          <table:table-cell table:style-name="ce2" office:value-type="date" office:date-value="2018-08-22">
            <text:p>22.08.18</text:p>
          </table:table-cell>
          <table:table-cell table:style-name="ce2" office:value-type="date" office:date-value="2018-08-23">
            <text:p>23.08.18</text:p>
          </table:table-cell>
          <table:table-cell table:style-name="ce2" office:value-type="date" office:date-value="2018-08-24">
            <text:p>24.08.18</text:p>
          </table:table-cell>
          <table:table-cell table:style-name="ce2" office:value-type="date" office:date-value="2018-08-25">
            <text:p>25.08.18</text:p>
          </table:table-cell>
          <table:table-cell table:style-name="ce2" office:value-type="date" office:date-value="2018-08-26">
            <text:p>26.08.18</text:p>
          </table:table-cell>
          <table:table-cell table:style-name="ce2" office:value-type="date" office:date-value="2018-08-27">
            <text:p>27.08.18</text:p>
          </table:table-cell>
          <table:table-cell table:style-name="ce2" office:value-type="date" office:date-value="2018-08-28">
            <text:p>28.08.18</text:p>
          </table:table-cell>
          <table:table-cell table:style-name="ce2" office:value-type="date" office:date-value="2018-08-29">
            <text:p>29.08.18</text:p>
          </table:table-cell>
          <table:table-cell table:style-name="ce2" office:value-type="date" office:date-value="2018-08-30">
            <text:p>30.08.18</text:p>
          </table:table-cell>
          <table:table-cell table:style-name="ce2" office:value-type="date" office:date-value="2018-08-31">
            <text:p>31.08.18</text:p>
          </table:table-cell>
          <table:table-cell table:style-name="ce2" office:value-type="date" office:date-value="2018-09-01">
            <text:p>01.09.18</text:p>
          </table:table-cell>
        </table:table-row>
        <table:table-row table:style-name="ro1">
          <table:table-cell office:value-type="string">
            <text:p>Ranked Games:</text:p>
          </table:table-cell>
          <table:table-cell office:value-type="float" office:value="267">
            <text:p>267</text:p>
          </table:table-cell>
          <table:table-cell table:number-columns-repeated="295"/>
        </table:table-row>
        <table:table-row table:style-name="ro1">
          <table:table-cell office:value-type="string">
            <text:p>Custom Games:</text:p>
          </table:table-cell>
          <table:table-cell office:value-type="float" office:value="399">
            <text:p>399</text:p>
          </table:table-cell>
          <table:table-cell table:number-columns-repeated="295"/>
        </table:table-row>
        <table:table-row table:style-name="ro2">
          <table:table-cell office:value-type="string">
            <text:p>Total Players:</text:p>
          </table:table-cell>
          <table:table-cell office:value-type="float" office:value="2136">
            <text:p>2136</text:p>
          </table:table-cell>
          <table:table-cell table:number-columns-repeated="295"/>
        </table:table-row>
        <table:table-row table:style-name="ro1">
          <table:table-cell office:value-type="string">
            <text:p>Avg Gametime:</text:p>
          </table:table-cell>
          <table:table-cell office:value-type="float" office:value="22.4363920099875">
            <text:p>22,43639201</text:p>
          </table:table-cell>
          <table:table-cell table:number-columns-repeated="295"/>
        </table:table-row>
        <table:table-row table:style-name="ro1">
          <table:table-cell office:value-type="string">
            <text:p>Avg Level:</text:p>
          </table:table-cell>
          <table:table-cell office:value-type="float" office:value="13.2397003745318">
            <text:p>13,2397003745</text:p>
          </table:table-cell>
          <table:table-cell table:number-columns-repeated="295"/>
        </table:table-row>
        <table:table-row table:style-name="ro1">
          <table:table-cell office:value-type="string">
            <text:p>Wins East:</text:p>
          </table:table-cell>
          <table:table-cell office:value-type="float" office:value="148">
            <text:p>148</text:p>
          </table:table-cell>
          <table:table-cell table:number-columns-repeated="295"/>
        </table:table-row>
        <table:table-row table:style-name="ro1">
          <table:table-cell office:value-type="string">
            <text:p>Wins West:</text:p>
          </table:table-cell>
          <table:table-cell office:value-type="float" office:value="119">
            <text:p>119</text:p>
          </table:table-cell>
          <table:table-cell table:number-columns-repeated="295"/>
        </table:table-row>
        <table:table-row table:style-name="ro1">
          <table:table-cell office:value-type="string">
            <text:p>Forsaken picks:</text:p>
          </table:table-cell>
          <table:table-cell office:value-type="float" office:value="316">
            <text:p>316</text:p>
          </table:table-cell>
          <table:table-cell table:number-columns-repeated="295"/>
        </table:table-row>
        <table:table-row table:style-name="ro1">
          <table:table-cell office:value-type="string">
            <text:p>Grove picks:</text:p>
          </table:table-cell>
          <table:table-cell office:value-type="float" office:value="232">
            <text:p>232</text:p>
          </table:table-cell>
          <table:table-cell table:number-columns-repeated="295"/>
        </table:table-row>
        <table:table-row table:style-name="ro1">
          <table:table-cell office:value-type="string">
            <text:p>Mech picks:</text:p>
          </table:table-cell>
          <table:table-cell office:value-type="float" office:value="299">
            <text:p>299</text:p>
          </table:table-cell>
          <table:table-cell table:number-columns-repeated="295"/>
        </table:table-row>
        <table:table-row table:style-name="ro1">
          <table:table-cell office:value-type="string">
            <text:p>Forsaken picks:</text:p>
          </table:table-cell>
          <table:table-cell office:value-type="float" office:value="214">
            <text:p>214</text:p>
          </table:table-cell>
          <table:table-cell table:number-columns-repeated="295"/>
        </table:table-row>
        <table:table-row table:style-name="ro1">
          <table:table-cell office:value-type="string">
            <text:p>Mastermind picks:</text:p>
          </table:table-cell>
          <table:table-cell office:value-type="float" office:value="1075">
            <text:p>1075</text:p>
          </table:table-cell>
          <table:table-cell table:number-columns-repeated="295"/>
        </table:table-row>
        <table:table-row table:style-name="ro1">
          <table:table-cell office:value-type="string">
            <text:p>Forsaken wins:</text:p>
          </table:table-cell>
          <table:table-cell office:value-type="float" office:value="182">
            <text:p>182</text:p>
          </table:table-cell>
          <table:table-cell table:number-columns-repeated="295"/>
        </table:table-row>
        <table:table-row table:style-name="ro1">
          <table:table-cell office:value-type="string">
            <text:p>Grove wins:</text:p>
          </table:table-cell>
          <table:table-cell office:value-type="float" office:value="120">
            <text:p>120</text:p>
          </table:table-cell>
          <table:table-cell table:number-columns-repeated="295"/>
        </table:table-row>
        <table:table-row table:style-name="ro1">
          <table:table-cell office:value-type="string">
            <text:p>Mech wins:</text:p>
          </table:table-cell>
          <table:table-cell office:value-type="float" office:value="154">
            <text:p>154</text:p>
          </table:table-cell>
          <table:table-cell table:number-columns-repeated="295"/>
        </table:table-row>
        <table:table-row table:style-name="ro1">
          <table:table-cell office:value-type="string">
            <text:p>Forsaken wins:</text:p>
          </table:table-cell>
          <table:table-cell office:value-type="float" office:value="116">
            <text:p>116</text:p>
          </table:table-cell>
          <table:table-cell table:number-columns-repeated="295"/>
        </table:table-row>
        <table:table-row table:style-name="ro1">
          <table:table-cell office:value-type="string">
            <text:p>Mastermind wins:</text:p>
          </table:table-cell>
          <table:table-cell office:value-type="float" office:value="496">
            <text:p>496</text:p>
          </table:table-cell>
          <table:table-cell table:number-columns-repeated="295"/>
        </table:table-row>
        <table:table-row table:style-name="ro1">
          <table:table-cell office:value-type="string">
            <text:p>Games ended on 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3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4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1">
          <table:table-cell office:value-type="string">
            <text:p>Games ended on 5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office:value-type="string">
            <text:p>Games ended on 6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7: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1">
          <table:table-cell office:value-type="string">
            <text:p>Games ended on 8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office:value-type="string">
            <text:p>Games ended on 9: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1">
          <table:table-cell office:value-type="string">
            <text:p>Games ended on 10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11: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1">
          <table:table-cell office:value-type="string">
            <text:p>Games ended on 12</text:p>
          </table:table-cell>
          <table:table-cell office:value-type="float" office:value="28">
            <text:p>28</text:p>
          </table:table-cell>
          <table:table-cell table:number-columns-repeated="295"/>
        </table:table-row>
        <table:table-row table:style-name="ro1">
          <table:table-cell office:value-type="string">
            <text:p>Games ended on 13:</text:p>
          </table:table-cell>
          <table:table-cell office:value-type="float" office:value="124">
            <text:p>124</text:p>
          </table:table-cell>
          <table:table-cell table:number-columns-repeated="295"/>
        </table:table-row>
        <table:table-row table:style-name="ro1">
          <table:table-cell office:value-type="string">
            <text:p>Games ended on 14:</text:p>
          </table:table-cell>
          <table:table-cell office:value-type="float" office:value="25">
            <text:p>25</text:p>
          </table:table-cell>
          <table:table-cell table:number-columns-repeated="295"/>
        </table:table-row>
        <table:table-row table:style-name="ro1">
          <table:table-cell office:value-type="string">
            <text:p>Games ended on 15: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1">
          <table:table-cell office:value-type="string">
            <text:p>Games ended on 16:</text:p>
          </table:table-cell>
          <table:table-cell office:value-type="float" office:value="28">
            <text:p>28</text:p>
          </table:table-cell>
          <table:table-cell table:number-columns-repeated="295"/>
        </table:table-row>
        <table:table-row table:style-name="ro1">
          <table:table-cell office:value-type="string">
            <text:p>Games ended on 17: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1">
          <table:table-cell office:value-type="string">
            <text:p>Games ended on 18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Games ended on 19: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1">
          <table:table-cell office:value-type="string">
            <text:p>Games ended on 20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2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4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Element workers lvl 5</text:p>
          </table:table-cell>
          <table:table-cell office:value-type="float" office:value="3.4">
            <text:p>3,4</text:p>
          </table:table-cell>
          <table:table-cell table:number-columns-repeated="295"/>
        </table:table-row>
        <table:table-row table:style-name="ro1">
          <table:table-cell office:value-type="string">
            <text:p>Element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7</text:p>
          </table:table-cell>
          <table:table-cell office:value-type="float" office:value="5.75">
            <text:p>5,75</text:p>
          </table:table-cell>
          <table:table-cell table:number-columns-repeated="295"/>
        </table:table-row>
        <table:table-row table:style-name="ro1">
          <table:table-cell office:value-type="string">
            <text:p>Element workers lvl 8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Element workers lvl 9</text:p>
          </table:table-cell>
          <table:table-cell office:value-type="float" office:value="6.71428571428571">
            <text:p>6,7142857143</text:p>
          </table:table-cell>
          <table:table-cell table:number-columns-repeated="295"/>
        </table:table-row>
        <table:table-row table:style-name="ro1">
          <table:table-cell office:value-type="string">
            <text:p>Element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11</text:p>
          </table:table-cell>
          <table:table-cell office:value-type="float" office:value="8.23076923076923">
            <text:p>8,2307692308</text:p>
          </table:table-cell>
          <table:table-cell table:number-columns-repeated="295"/>
        </table:table-row>
        <table:table-row table:style-name="ro1">
          <table:table-cell office:value-type="string">
            <text:p>Element workers lvl 12</text:p>
          </table:table-cell>
          <table:table-cell office:value-type="float" office:value="8.93939393939394">
            <text:p>8,9393939394</text:p>
          </table:table-cell>
          <table:table-cell table:number-columns-repeated="295"/>
        </table:table-row>
        <table:table-row table:style-name="ro1">
          <table:table-cell office:value-type="string">
            <text:p>Element workers lvl 13</text:p>
          </table:table-cell>
          <table:table-cell office:value-type="float" office:value="9.26845637583893">
            <text:p>9,2684563758</text:p>
          </table:table-cell>
          <table:table-cell table:number-columns-repeated="295"/>
        </table:table-row>
        <table:table-row table:style-name="ro1">
          <table:table-cell office:value-type="string">
            <text:p>Element workers lvl 14</text:p>
          </table:table-cell>
          <table:table-cell office:value-type="float" office:value="9.94444444444444">
            <text:p>9,9444444444</text:p>
          </table:table-cell>
          <table:table-cell table:number-columns-repeated="295"/>
        </table:table-row>
        <table:table-row table:style-name="ro1">
          <table:table-cell office:value-type="string">
            <text:p>Element workers lvl 15</text:p>
          </table:table-cell>
          <table:table-cell office:value-type="float" office:value="13.5">
            <text:p>13,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6</text:p>
          </table:table-cell>
          <table:table-cell office:value-type="float" office:value="11.5">
            <text:p>11,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7</text:p>
          </table:table-cell>
          <table:table-cell office:value-type="float" office:value="13.25">
            <text:p>13,2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8</text:p>
          </table:table-cell>
          <table:table-cell office:value-type="float" office:value="11.875">
            <text:p>11,87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9</text:p>
          </table:table-cell>
          <table:table-cell office:value-type="float" office:value="13.5">
            <text:p>13,5</text:p>
          </table:table-cell>
          <table:table-cell table:number-columns-repeated="295"/>
        </table:table-row>
        <table:table-row table:style-name="ro1">
          <table:table-cell office:value-type="string">
            <text:p>Element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4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1">
          <table:table-cell office:value-type="string">
            <text:p>Element income lvl 5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1">
          <table:table-cell office:value-type="string">
            <text:p>Element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7</text:p>
          </table:table-cell>
          <table:table-cell office:value-type="float" office:value="99">
            <text:p>99</text:p>
          </table:table-cell>
          <table:table-cell table:number-columns-repeated="295"/>
        </table:table-row>
        <table:table-row table:style-name="ro1">
          <table:table-cell office:value-type="string">
            <text:p>Element income lvl 8</text:p>
          </table:table-cell>
          <table:table-cell office:value-type="float" office:value="111">
            <text:p>111</text:p>
          </table:table-cell>
          <table:table-cell table:number-columns-repeated="295"/>
        </table:table-row>
        <table:table-row table:style-name="ro1">
          <table:table-cell office:value-type="string">
            <text:p>Element income lvl 9</text:p>
          </table:table-cell>
          <table:table-cell office:value-type="float" office:value="133.928571428571">
            <text:p>133,9285714286</text:p>
          </table:table-cell>
          <table:table-cell table:number-columns-repeated="295"/>
        </table:table-row>
        <table:table-row table:style-name="ro1">
          <table:table-cell office:value-type="string">
            <text:p>Element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11</text:p>
          </table:table-cell>
          <table:table-cell office:value-type="float" office:value="183.615384615385">
            <text:p>183,6153846154</text:p>
          </table:table-cell>
          <table:table-cell table:number-columns-repeated="295"/>
        </table:table-row>
        <table:table-row table:style-name="ro1">
          <table:table-cell office:value-type="string">
            <text:p>Element income lvl 12</text:p>
          </table:table-cell>
          <table:table-cell office:value-type="float" office:value="205.454545454545">
            <text:p>205,4545454545</text:p>
          </table:table-cell>
          <table:table-cell table:number-columns-repeated="295"/>
        </table:table-row>
        <table:table-row table:style-name="ro1">
          <table:table-cell office:value-type="string">
            <text:p>Element income lvl 13</text:p>
          </table:table-cell>
          <table:table-cell office:value-type="float" office:value="244.704697986577">
            <text:p>244,7046979866</text:p>
          </table:table-cell>
          <table:table-cell table:number-columns-repeated="295"/>
        </table:table-row>
        <table:table-row table:style-name="ro1">
          <table:table-cell office:value-type="string">
            <text:p>Element income lvl 14</text:p>
          </table:table-cell>
          <table:table-cell office:value-type="float" office:value="279.694444444444">
            <text:p>279,6944444444</text:p>
          </table:table-cell>
          <table:table-cell table:number-columns-repeated="295"/>
        </table:table-row>
        <table:table-row table:style-name="ro1">
          <table:table-cell office:value-type="string">
            <text:p>Element income lvl 15</text:p>
          </table:table-cell>
          <table:table-cell office:value-type="float" office:value="381.333333333333">
            <text:p>381,3333333333</text:p>
          </table:table-cell>
          <table:table-cell table:number-columns-repeated="295"/>
        </table:table-row>
        <table:table-row table:style-name="ro1">
          <table:table-cell office:value-type="string">
            <text:p>Element income lvl 16</text:p>
          </table:table-cell>
          <table:table-cell office:value-type="float" office:value="377.366666666667">
            <text:p>377,3666666667</text:p>
          </table:table-cell>
          <table:table-cell table:number-columns-repeated="295"/>
        </table:table-row>
        <table:table-row table:style-name="ro1">
          <table:table-cell office:value-type="string">
            <text:p>Element income lvl 17</text:p>
          </table:table-cell>
          <table:table-cell office:value-type="float" office:value="473.166666666667">
            <text:p>473,1666666667</text:p>
          </table:table-cell>
          <table:table-cell table:number-columns-repeated="295"/>
        </table:table-row>
        <table:table-row table:style-name="ro1">
          <table:table-cell office:value-type="string">
            <text:p>Element income lvl 18</text:p>
          </table:table-cell>
          <table:table-cell office:value-type="float" office:value="478.75">
            <text:p>478,75</text:p>
          </table:table-cell>
          <table:table-cell table:number-columns-repeated="295"/>
        </table:table-row>
        <table:table-row table:style-name="ro1">
          <table:table-cell office:value-type="string">
            <text:p>Element income lvl 19</text:p>
          </table:table-cell>
          <table:table-cell office:value-type="float" office:value="522.25">
            <text:p>522,25</text:p>
          </table:table-cell>
          <table:table-cell table:number-columns-repeated="295"/>
        </table:table-row>
        <table:table-row table:style-name="ro1">
          <table:table-cell office:value-type="string">
            <text:p>Element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4</text:p>
          </table:table-cell>
          <table:table-cell office:value-type="float" office:value="425">
            <text:p>425</text:p>
          </table:table-cell>
          <table:table-cell table:number-columns-repeated="295"/>
        </table:table-row>
        <table:table-row table:style-name="ro1">
          <table:table-cell office:value-type="string">
            <text:p>Element value lvl 5</text:p>
          </table:table-cell>
          <table:table-cell office:value-type="float" office:value="410">
            <text:p>410</text:p>
          </table:table-cell>
          <table:table-cell table:number-columns-repeated="295"/>
        </table:table-row>
        <table:table-row table:style-name="ro1">
          <table:table-cell office:value-type="string">
            <text:p>Element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7</text:p>
          </table:table-cell>
          <table:table-cell office:value-type="float" office:value="382.5">
            <text:p>382,5</text:p>
          </table:table-cell>
          <table:table-cell table:number-columns-repeated="295"/>
        </table:table-row>
        <table:table-row table:style-name="ro1">
          <table:table-cell office:value-type="string">
            <text:p>Element value lvl 8</text:p>
          </table:table-cell>
          <table:table-cell office:value-type="float" office:value="805">
            <text:p>805</text:p>
          </table:table-cell>
          <table:table-cell table:number-columns-repeated="295"/>
        </table:table-row>
        <table:table-row table:style-name="ro1">
          <table:table-cell office:value-type="string">
            <text:p>Element value lvl 9</text:p>
          </table:table-cell>
          <table:table-cell office:value-type="float" office:value="966.071428571429">
            <text:p>966,0714285714</text:p>
          </table:table-cell>
          <table:table-cell table:number-columns-repeated="295"/>
        </table:table-row>
        <table:table-row table:style-name="ro1">
          <table:table-cell office:value-type="string">
            <text:p>Element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11</text:p>
          </table:table-cell>
          <table:table-cell office:value-type="float" office:value="1470.38461538462">
            <text:p>1470,3846153846</text:p>
          </table:table-cell>
          <table:table-cell table:number-columns-repeated="295"/>
        </table:table-row>
        <table:table-row table:style-name="ro1">
          <table:table-cell office:value-type="string">
            <text:p>Element value lvl 12</text:p>
          </table:table-cell>
          <table:table-cell office:value-type="float" office:value="1731.9696969697">
            <text:p>1731,9696969697</text:p>
          </table:table-cell>
          <table:table-cell table:number-columns-repeated="295"/>
        </table:table-row>
        <table:table-row table:style-name="ro1">
          <table:table-cell office:value-type="string">
            <text:p>Element value lvl 13</text:p>
          </table:table-cell>
          <table:table-cell office:value-type="float" office:value="2046.51006711409">
            <text:p>2046,5100671141</text:p>
          </table:table-cell>
          <table:table-cell table:number-columns-repeated="295"/>
        </table:table-row>
        <table:table-row table:style-name="ro1">
          <table:table-cell office:value-type="string">
            <text:p>Element value lvl 14</text:p>
          </table:table-cell>
          <table:table-cell office:value-type="float" office:value="2414.30555555556">
            <text:p>2414,3055555556</text:p>
          </table:table-cell>
          <table:table-cell table:number-columns-repeated="295"/>
        </table:table-row>
        <table:table-row table:style-name="ro1">
          <table:table-cell office:value-type="string">
            <text:p>Element value lvl 15</text:p>
          </table:table-cell>
          <table:table-cell office:value-type="float" office:value="2864.16666666667">
            <text:p>2864,1666666667</text:p>
          </table:table-cell>
          <table:table-cell table:number-columns-repeated="295"/>
        </table:table-row>
        <table:table-row table:style-name="ro1">
          <table:table-cell office:value-type="string">
            <text:p>Element value lvl 16</text:p>
          </table:table-cell>
          <table:table-cell office:value-type="float" office:value="3432.83333333333">
            <text:p>3432,8333333333</text:p>
          </table:table-cell>
          <table:table-cell table:number-columns-repeated="295"/>
        </table:table-row>
        <table:table-row table:style-name="ro1">
          <table:table-cell office:value-type="string">
            <text:p>Element value lvl 17</text:p>
          </table:table-cell>
          <table:table-cell office:value-type="float" office:value="4012.5">
            <text:p>4012,5</text:p>
          </table:table-cell>
          <table:table-cell table:number-columns-repeated="295"/>
        </table:table-row>
        <table:table-row table:style-name="ro1">
          <table:table-cell office:value-type="string">
            <text:p>Element value lvl 18</text:p>
          </table:table-cell>
          <table:table-cell office:value-type="float" office:value="4683.125">
            <text:p>4683,125</text:p>
          </table:table-cell>
          <table:table-cell table:number-columns-repeated="295"/>
        </table:table-row>
        <table:table-row table:style-name="ro1">
          <table:table-cell office:value-type="string">
            <text:p>Element value lvl 19</text:p>
          </table:table-cell>
          <table:table-cell office:value-type="float" office:value="5160">
            <text:p>5160</text:p>
          </table:table-cell>
          <table:table-cell table:number-columns-repeated="295"/>
        </table:table-row>
        <table:table-row table:style-name="ro1">
          <table:table-cell office:value-type="string">
            <text:p>Element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4</text:p>
          </table:table-cell>
          <table:table-cell office:value-type="float" office:value="45">
            <text:p>45</text:p>
          </table:table-cell>
          <table:table-cell table:number-columns-repeated="295"/>
        </table:table-row>
        <table:table-row table:style-name="ro1">
          <table:table-cell office:value-type="string">
            <text:p>Element kills lvl 5</text:p>
          </table:table-cell>
          <table:table-cell office:value-type="float" office:value="63.8">
            <text:p>63,8</text:p>
          </table:table-cell>
          <table:table-cell table:number-columns-repeated="295"/>
        </table:table-row>
        <table:table-row table:style-name="ro1">
          <table:table-cell office:value-type="string">
            <text:p>Element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7</text:p>
          </table:table-cell>
          <table:table-cell office:value-type="float" office:value="43.5">
            <text:p>43,5</text:p>
          </table:table-cell>
          <table:table-cell table:number-columns-repeated="295"/>
        </table:table-row>
        <table:table-row table:style-name="ro1">
          <table:table-cell office:value-type="string">
            <text:p>Element kills lvl 8</text:p>
          </table:table-cell>
          <table:table-cell office:value-type="float" office:value="91">
            <text:p>91</text:p>
          </table:table-cell>
          <table:table-cell table:number-columns-repeated="295"/>
        </table:table-row>
        <table:table-row table:style-name="ro1">
          <table:table-cell office:value-type="string">
            <text:p>Element kills lvl 9</text:p>
          </table:table-cell>
          <table:table-cell office:value-type="float" office:value="111.642857142857">
            <text:p>111,6428571429</text:p>
          </table:table-cell>
          <table:table-cell table:number-columns-repeated="295"/>
        </table:table-row>
        <table:table-row table:style-name="ro1">
          <table:table-cell office:value-type="string">
            <text:p>Element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11</text:p>
          </table:table-cell>
          <table:table-cell office:value-type="float" office:value="128.692307692308">
            <text:p>128,6923076923</text:p>
          </table:table-cell>
          <table:table-cell table:number-columns-repeated="295"/>
        </table:table-row>
        <table:table-row table:style-name="ro1">
          <table:table-cell office:value-type="string">
            <text:p>Element kills lvl 12</text:p>
          </table:table-cell>
          <table:table-cell office:value-type="float" office:value="140.30303030303">
            <text:p>140,303030303</text:p>
          </table:table-cell>
          <table:table-cell table:number-columns-repeated="295"/>
        </table:table-row>
        <table:table-row table:style-name="ro1">
          <table:table-cell office:value-type="string">
            <text:p>Element kills lvl 13</text:p>
          </table:table-cell>
          <table:table-cell office:value-type="float" office:value="144.342281879195">
            <text:p>144,3422818792</text:p>
          </table:table-cell>
          <table:table-cell table:number-columns-repeated="295"/>
        </table:table-row>
        <table:table-row table:style-name="ro1">
          <table:table-cell office:value-type="string">
            <text:p>Element kills lvl 14</text:p>
          </table:table-cell>
          <table:table-cell office:value-type="float" office:value="162.083333333333">
            <text:p>162,0833333333</text:p>
          </table:table-cell>
          <table:table-cell table:number-columns-repeated="295"/>
        </table:table-row>
        <table:table-row table:style-name="ro1">
          <table:table-cell office:value-type="string">
            <text:p>Element kills lvl 15</text:p>
          </table:table-cell>
          <table:table-cell office:value-type="float" office:value="166.166666666667">
            <text:p>166,1666666667</text:p>
          </table:table-cell>
          <table:table-cell table:number-columns-repeated="295"/>
        </table:table-row>
        <table:table-row table:style-name="ro1">
          <table:table-cell office:value-type="string">
            <text:p>Element kills lvl 16</text:p>
          </table:table-cell>
          <table:table-cell office:value-type="float" office:value="191.3">
            <text:p>191,3</text:p>
          </table:table-cell>
          <table:table-cell table:number-columns-repeated="295"/>
        </table:table-row>
        <table:table-row table:style-name="ro1">
          <table:table-cell office:value-type="string">
            <text:p>Element kills lvl 17</text:p>
          </table:table-cell>
          <table:table-cell office:value-type="float" office:value="197">
            <text:p>197</text:p>
          </table:table-cell>
          <table:table-cell table:number-columns-repeated="295"/>
        </table:table-row>
        <table:table-row table:style-name="ro1">
          <table:table-cell office:value-type="string">
            <text:p>Element kills lvl 18</text:p>
          </table:table-cell>
          <table:table-cell office:value-type="float" office:value="209.75">
            <text:p>209,75</text:p>
          </table:table-cell>
          <table:table-cell table:number-columns-repeated="295"/>
        </table:table-row>
        <table:table-row table:style-name="ro1">
          <table:table-cell office:value-type="string">
            <text:p>Element kills lvl 19</text:p>
          </table:table-cell>
          <table:table-cell office:value-type="float" office:value="220.75">
            <text:p>220,75</text:p>
          </table:table-cell>
          <table:table-cell table:number-columns-repeated="295"/>
        </table:table-row>
        <table:table-row table:style-name="ro1">
          <table:table-cell office:value-type="string">
            <text:p>Element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4</text:p>
          </table:table-cell>
          <table:table-cell office:value-type="float" office:value="25">
            <text:p>25</text:p>
          </table:table-cell>
          <table:table-cell table:number-columns-repeated="295"/>
        </table:table-row>
        <table:table-row table:style-name="ro1">
          <table:table-cell office:value-type="string">
            <text:p>Element leaks lvl 5</text:p>
          </table:table-cell>
          <table:table-cell office:value-type="float" office:value="4.6">
            <text:p>4,6</text:p>
          </table:table-cell>
          <table:table-cell table:number-columns-repeated="295"/>
        </table:table-row>
        <table:table-row table:style-name="ro1">
          <table:table-cell office:value-type="string">
            <text:p>Element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7</text:p>
          </table:table-cell>
          <table:table-cell office:value-type="float" office:value="8.25">
            <text:p>8,25</text:p>
          </table:table-cell>
          <table:table-cell table:number-columns-repeated="295"/>
        </table:table-row>
        <table:table-row table:style-name="ro1">
          <table:table-cell office:value-type="string">
            <text:p>Element leaks lvl 8</text:p>
          </table:table-cell>
          <table:table-cell office:value-type="float" office:value="25">
            <text:p>25</text:p>
          </table:table-cell>
          <table:table-cell table:number-columns-repeated="295"/>
        </table:table-row>
        <table:table-row table:style-name="ro1">
          <table:table-cell office:value-type="string">
            <text:p>Element leaks lvl 9</text:p>
          </table:table-cell>
          <table:table-cell office:value-type="float" office:value="9.28571428571429">
            <text:p>9,2857142857</text:p>
          </table:table-cell>
          <table:table-cell table:number-columns-repeated="295"/>
        </table:table-row>
        <table:table-row table:style-name="ro1">
          <table:table-cell office:value-type="string">
            <text:p>Element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11</text:p>
          </table:table-cell>
          <table:table-cell office:value-type="float" office:value="4.61538461538462">
            <text:p>4,6153846154</text:p>
          </table:table-cell>
          <table:table-cell table:number-columns-repeated="295"/>
        </table:table-row>
        <table:table-row table:style-name="ro1">
          <table:table-cell office:value-type="string">
            <text:p>Element leaks lvl 12</text:p>
          </table:table-cell>
          <table:table-cell office:value-type="float" office:value="10.8787878787879">
            <text:p>10,8787878788</text:p>
          </table:table-cell>
          <table:table-cell table:number-columns-repeated="295"/>
        </table:table-row>
        <table:table-row table:style-name="ro1">
          <table:table-cell office:value-type="string">
            <text:p>Element leaks lvl 13</text:p>
          </table:table-cell>
          <table:table-cell office:value-type="float" office:value="11.751677852349">
            <text:p>11,7516778523</text:p>
          </table:table-cell>
          <table:table-cell table:number-columns-repeated="295"/>
        </table:table-row>
        <table:table-row table:style-name="ro1">
          <table:table-cell office:value-type="string">
            <text:p>Element leaks lvl 14</text:p>
          </table:table-cell>
          <table:table-cell office:value-type="float" office:value="12.8055555555556">
            <text:p>12,8055555556</text:p>
          </table:table-cell>
          <table:table-cell table:number-columns-repeated="295"/>
        </table:table-row>
        <table:table-row table:style-name="ro1">
          <table:table-cell office:value-type="string">
            <text:p>Element leaks lvl 15</text:p>
          </table:table-cell>
          <table:table-cell office:value-type="float" office:value="12.8333333333333">
            <text:p>12,8333333333</text:p>
          </table:table-cell>
          <table:table-cell table:number-columns-repeated="295"/>
        </table:table-row>
        <table:table-row table:style-name="ro1">
          <table:table-cell office:value-type="string">
            <text:p>Element leaks lvl 16</text:p>
          </table:table-cell>
          <table:table-cell office:value-type="float" office:value="15.3666666666667">
            <text:p>15,3666666667</text:p>
          </table:table-cell>
          <table:table-cell table:number-columns-repeated="295"/>
        </table:table-row>
        <table:table-row table:style-name="ro1">
          <table:table-cell office:value-type="string">
            <text:p>Element leaks lvl 17</text:p>
          </table:table-cell>
          <table:table-cell office:value-type="float" office:value="24.6666666666667">
            <text:p>24,6666666667</text:p>
          </table:table-cell>
          <table:table-cell table:number-columns-repeated="295"/>
        </table:table-row>
        <table:table-row table:style-name="ro1">
          <table:table-cell office:value-type="string">
            <text:p>Element leaks lvl 18</text:p>
          </table:table-cell>
          <table:table-cell office:value-type="float" office:value="24.75">
            <text:p>24,75</text:p>
          </table:table-cell>
          <table:table-cell table:number-columns-repeated="295"/>
        </table:table-row>
        <table:table-row table:style-name="ro1">
          <table:table-cell office:value-type="string">
            <text:p>Element leaks lvl 19</text:p>
          </table:table-cell>
          <table:table-cell office:value-type="float" office:value="27">
            <text:p>27</text:p>
          </table:table-cell>
          <table:table-cell table:number-columns-repeated="295"/>
        </table:table-row>
        <table:table-row table:style-name="ro1">
          <table:table-cell office:value-type="string">
            <text:p>Element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5</text:p>
          </table:table-cell>
          <table:table-cell office:value-type="float" office:value="3.33333333333333">
            <text:p>3,3333333333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7</text:p>
          </table:table-cell>
          <table:table-cell office:value-type="float" office:value="3.25">
            <text:p>3,2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8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9</text:p>
          </table:table-cell>
          <table:table-cell office:value-type="float" office:value="6.63636363636364">
            <text:p>6,636363636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1</text:p>
          </table:table-cell>
          <table:table-cell office:value-type="float" office:value="7.66666666666667">
            <text:p>7,6666666667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2</text:p>
          </table:table-cell>
          <table:table-cell office:value-type="float" office:value="8.6551724137931">
            <text:p>8,6551724138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3</text:p>
          </table:table-cell>
          <table:table-cell office:value-type="float" office:value="8.83962264150943">
            <text:p>8,839622641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4</text:p>
          </table:table-cell>
          <table:table-cell office:value-type="float" office:value="9.8">
            <text:p>9,8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5</text:p>
          </table:table-cell>
          <table:table-cell office:value-type="float" office:value="9.75">
            <text:p>9,7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6</text:p>
          </table:table-cell>
          <table:table-cell office:value-type="float" office:value="11.4210526315789">
            <text:p>11,4210526316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7</text:p>
          </table:table-cell>
          <table:table-cell office:value-type="float" office:value="12.6">
            <text:p>12,6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8</text:p>
          </table:table-cell>
          <table:table-cell office:value-type="float" office:value="11.4">
            <text:p>11,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19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5</text:p>
          </table:table-cell>
          <table:table-cell office:value-type="float" office:value="36">
            <text:p>36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7</text:p>
          </table:table-cell>
          <table:table-cell office:value-type="float" office:value="60">
            <text:p>60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8</text:p>
          </table:table-cell>
          <table:table-cell office:value-type="float" office:value="105">
            <text:p>10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9</text:p>
          </table:table-cell>
          <table:table-cell office:value-type="float" office:value="136.272727272727">
            <text:p>136,2727272727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1</text:p>
          </table:table-cell>
          <table:table-cell office:value-type="float" office:value="159.933333333333">
            <text:p>159,9333333333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2</text:p>
          </table:table-cell>
          <table:table-cell office:value-type="float" office:value="209.275862068966">
            <text:p>209,275862069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3</text:p>
          </table:table-cell>
          <table:table-cell office:value-type="float" office:value="233.122641509434">
            <text:p>233,122641509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4</text:p>
          </table:table-cell>
          <table:table-cell office:value-type="float" office:value="281.2">
            <text:p>281,2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5</text:p>
          </table:table-cell>
          <table:table-cell office:value-type="float" office:value="299.875">
            <text:p>299,87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6</text:p>
          </table:table-cell>
          <table:table-cell office:value-type="float" office:value="380.631578947368">
            <text:p>380,631578947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7</text:p>
          </table:table-cell>
          <table:table-cell office:value-type="float" office:value="480.3">
            <text:p>480,3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8</text:p>
          </table:table-cell>
          <table:table-cell office:value-type="float" office:value="458">
            <text:p>458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19</text:p>
          </table:table-cell>
          <table:table-cell office:value-type="float" office:value="492">
            <text:p>492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5</text:p>
          </table:table-cell>
          <table:table-cell office:value-type="float" office:value="405">
            <text:p>40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7</text:p>
          </table:table-cell>
          <table:table-cell office:value-type="float" office:value="883.75">
            <text:p>883,7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8</text:p>
          </table:table-cell>
          <table:table-cell office:value-type="float" office:value="860">
            <text:p>860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9</text:p>
          </table:table-cell>
          <table:table-cell office:value-type="float" office:value="929.090909090909">
            <text:p>929,0909090909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1</text:p>
          </table:table-cell>
          <table:table-cell office:value-type="float" office:value="1374">
            <text:p>137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2</text:p>
          </table:table-cell>
          <table:table-cell office:value-type="float" office:value="1710.1724137931">
            <text:p>1710,1724137931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3</text:p>
          </table:table-cell>
          <table:table-cell office:value-type="float" office:value="2068.6320754717">
            <text:p>2068,6320754717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4</text:p>
          </table:table-cell>
          <table:table-cell office:value-type="float" office:value="2458.5">
            <text:p>2458,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5</text:p>
          </table:table-cell>
          <table:table-cell office:value-type="float" office:value="2832.5">
            <text:p>2832,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6</text:p>
          </table:table-cell>
          <table:table-cell office:value-type="float" office:value="3486.84210526316">
            <text:p>3486,8421052632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7</text:p>
          </table:table-cell>
          <table:table-cell office:value-type="float" office:value="4149.5">
            <text:p>4149,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8</text:p>
          </table:table-cell>
          <table:table-cell office:value-type="float" office:value="4390">
            <text:p>4390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19</text:p>
          </table:table-cell>
          <table:table-cell office:value-type="float" office:value="6105">
            <text:p>610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5</text:p>
          </table:table-cell>
          <table:table-cell office:value-type="float" office:value="63.3333333333333">
            <text:p>63,3333333333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7</text:p>
          </table:table-cell>
          <table:table-cell office:value-type="float" office:value="84">
            <text:p>8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8</text:p>
          </table:table-cell>
          <table:table-cell office:value-type="float" office:value="126">
            <text:p>126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9</text:p>
          </table:table-cell>
          <table:table-cell office:value-type="float" office:value="99.9090909090909">
            <text:p>99,9090909091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1</text:p>
          </table:table-cell>
          <table:table-cell office:value-type="float" office:value="123.4">
            <text:p>123,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2</text:p>
          </table:table-cell>
          <table:table-cell office:value-type="float" office:value="135.413793103448">
            <text:p>135,413793103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3</text:p>
          </table:table-cell>
          <table:table-cell office:value-type="float" office:value="145.981132075472">
            <text:p>145,981132075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4</text:p>
          </table:table-cell>
          <table:table-cell office:value-type="float" office:value="151.25">
            <text:p>151,2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5</text:p>
          </table:table-cell>
          <table:table-cell office:value-type="float" office:value="169.375">
            <text:p>169,37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6</text:p>
          </table:table-cell>
          <table:table-cell office:value-type="float" office:value="191.105263157895">
            <text:p>191,1052631579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7</text:p>
          </table:table-cell>
          <table:table-cell office:value-type="float" office:value="209.4">
            <text:p>209,4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8</text:p>
          </table:table-cell>
          <table:table-cell office:value-type="float" office:value="187.8">
            <text:p>187,8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19</text:p>
          </table:table-cell>
          <table:table-cell office:value-type="float" office:value="245">
            <text:p>24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5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7</text:p>
          </table:table-cell>
          <table:table-cell office:value-type="float" office:value="24.5">
            <text:p>24,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8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9</text:p>
          </table:table-cell>
          <table:table-cell office:value-type="float" office:value="11.0909090909091">
            <text:p>11,0909090909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1</text:p>
          </table:table-cell>
          <table:table-cell office:value-type="float" office:value="12.1333333333333">
            <text:p>12,1333333333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2</text:p>
          </table:table-cell>
          <table:table-cell office:value-type="float" office:value="12.5172413793103">
            <text:p>12,5172413793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3</text:p>
          </table:table-cell>
          <table:table-cell office:value-type="float" office:value="11.5188679245283">
            <text:p>11,518867924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4</text:p>
          </table:table-cell>
          <table:table-cell office:value-type="float" office:value="12.85">
            <text:p>12,8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5</text:p>
          </table:table-cell>
          <table:table-cell office:value-type="float" office:value="18.25">
            <text:p>18,25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6</text:p>
          </table:table-cell>
          <table:table-cell office:value-type="float" office:value="13.4210526315789">
            <text:p>13,4210526316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7</text:p>
          </table:table-cell>
          <table:table-cell office:value-type="float" office:value="14.8">
            <text:p>14,8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8</text:p>
          </table:table-cell>
          <table:table-cell office:value-type="float" office:value="48.8">
            <text:p>48,8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19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1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5</text:p>
          </table:table-cell>
          <table:table-cell office:value-type="float" office:value="2.33333333333333">
            <text:p>2,3333333333</text:p>
          </table:table-cell>
          <table:table-cell table:number-columns-repeated="295"/>
        </table:table-row>
        <table:table-row table:style-name="ro1">
          <table:table-cell office:value-type="string">
            <text:p>Mech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7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1">
          <table:table-cell office:value-type="string">
            <text:p>Mech workers lvl 8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1">
          <table:table-cell office:value-type="string">
            <text:p>Mech workers lvl 9</text:p>
          </table:table-cell>
          <table:table-cell office:value-type="float" office:value="5.9">
            <text:p>5,9</text:p>
          </table:table-cell>
          <table:table-cell table:number-columns-repeated="295"/>
        </table:table-row>
        <table:table-row table:style-name="ro1">
          <table:table-cell office:value-type="string">
            <text:p>Mech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11</text:p>
          </table:table-cell>
          <table:table-cell office:value-type="float" office:value="8.08333333333333">
            <text:p>8,0833333333</text:p>
          </table:table-cell>
          <table:table-cell table:number-columns-repeated="295"/>
        </table:table-row>
        <table:table-row table:style-name="ro1">
          <table:table-cell office:value-type="string">
            <text:p>Mech workers lvl 12</text:p>
          </table:table-cell>
          <table:table-cell office:value-type="float" office:value="8.29032258064516">
            <text:p>8,2903225806</text:p>
          </table:table-cell>
          <table:table-cell table:number-columns-repeated="295"/>
        </table:table-row>
        <table:table-row table:style-name="ro1">
          <table:table-cell office:value-type="string">
            <text:p>Mech workers lvl 13</text:p>
          </table:table-cell>
          <table:table-cell office:value-type="float" office:value="8.7987012987013">
            <text:p>8,7987012987</text:p>
          </table:table-cell>
          <table:table-cell table:number-columns-repeated="295"/>
        </table:table-row>
        <table:table-row table:style-name="ro1">
          <table:table-cell office:value-type="string">
            <text:p>Mech workers lvl 14</text:p>
          </table:table-cell>
          <table:table-cell office:value-type="float" office:value="10.35">
            <text:p>10,35</text:p>
          </table:table-cell>
          <table:table-cell table:number-columns-repeated="295"/>
        </table:table-row>
        <table:table-row table:style-name="ro1">
          <table:table-cell office:value-type="string">
            <text:p>Mech workers lvl 15</text:p>
          </table:table-cell>
          <table:table-cell office:value-type="float" office:value="11.0625">
            <text:p>11,0625</text:p>
          </table:table-cell>
          <table:table-cell table:number-columns-repeated="295"/>
        </table:table-row>
        <table:table-row table:style-name="ro1">
          <table:table-cell office:value-type="string">
            <text:p>Mech workers lvl 16</text:p>
          </table:table-cell>
          <table:table-cell office:value-type="float" office:value="10.5925925925926">
            <text:p>10,5925925926</text:p>
          </table:table-cell>
          <table:table-cell table:number-columns-repeated="295"/>
        </table:table-row>
        <table:table-row table:style-name="ro1">
          <table:table-cell office:value-type="string">
            <text:p>Mech workers lvl 17</text:p>
          </table:table-cell>
          <table:table-cell office:value-type="float" office:value="11.5833333333333">
            <text:p>11,5833333333</text:p>
          </table:table-cell>
          <table:table-cell table:number-columns-repeated="295"/>
        </table:table-row>
        <table:table-row table:style-name="ro1">
          <table:table-cell office:value-type="string">
            <text:p>Mech workers lvl 18</text:p>
          </table:table-cell>
          <table:table-cell office:value-type="float" office:value="13.5">
            <text:p>13,5</text:p>
          </table:table-cell>
          <table:table-cell table:number-columns-repeated="295"/>
        </table:table-row>
        <table:table-row table:style-name="ro1">
          <table:table-cell office:value-type="string">
            <text:p>Mech workers lvl 19</text:p>
          </table:table-cell>
          <table:table-cell office:value-type="float" office:value="11.6666666666667">
            <text:p>11,6666666667</text:p>
          </table:table-cell>
          <table:table-cell table:number-columns-repeated="295"/>
        </table:table-row>
        <table:table-row table:style-name="ro1">
          <table:table-cell office:value-type="string">
            <text:p>Mech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5</text:p>
          </table:table-cell>
          <table:table-cell office:value-type="float" office:value="30">
            <text:p>30</text:p>
          </table:table-cell>
          <table:table-cell table:number-columns-repeated="295"/>
        </table:table-row>
        <table:table-row table:style-name="ro1">
          <table:table-cell office:value-type="string">
            <text:p>Mech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7</text:p>
          </table:table-cell>
          <table:table-cell office:value-type="float" office:value="63.5">
            <text:p>63,5</text:p>
          </table:table-cell>
          <table:table-cell table:number-columns-repeated="295"/>
        </table:table-row>
        <table:table-row table:style-name="ro1">
          <table:table-cell office:value-type="string">
            <text:p>Mech income lvl 8</text:p>
          </table:table-cell>
          <table:table-cell office:value-type="float" office:value="79.5">
            <text:p>79,5</text:p>
          </table:table-cell>
          <table:table-cell table:number-columns-repeated="295"/>
        </table:table-row>
        <table:table-row table:style-name="ro1">
          <table:table-cell office:value-type="string">
            <text:p>Mech income lvl 9</text:p>
          </table:table-cell>
          <table:table-cell office:value-type="float" office:value="123.6">
            <text:p>123,6</text:p>
          </table:table-cell>
          <table:table-cell table:number-columns-repeated="295"/>
        </table:table-row>
        <table:table-row table:style-name="ro1">
          <table:table-cell office:value-type="string">
            <text:p>Mech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11</text:p>
          </table:table-cell>
          <table:table-cell office:value-type="float" office:value="176.5">
            <text:p>176,5</text:p>
          </table:table-cell>
          <table:table-cell table:number-columns-repeated="295"/>
        </table:table-row>
        <table:table-row table:style-name="ro1">
          <table:table-cell office:value-type="string">
            <text:p>Mech income lvl 12</text:p>
          </table:table-cell>
          <table:table-cell office:value-type="float" office:value="197.064516129032">
            <text:p>197,064516129</text:p>
          </table:table-cell>
          <table:table-cell table:number-columns-repeated="295"/>
        </table:table-row>
        <table:table-row table:style-name="ro1">
          <table:table-cell office:value-type="string">
            <text:p>Mech income lvl 13</text:p>
          </table:table-cell>
          <table:table-cell office:value-type="float" office:value="233.753246753247">
            <text:p>233,7532467532</text:p>
          </table:table-cell>
          <table:table-cell table:number-columns-repeated="295"/>
        </table:table-row>
        <table:table-row table:style-name="ro1">
          <table:table-cell office:value-type="string">
            <text:p>Mech income lvl 14</text:p>
          </table:table-cell>
          <table:table-cell office:value-type="float" office:value="279.05">
            <text:p>279,05</text:p>
          </table:table-cell>
          <table:table-cell table:number-columns-repeated="295"/>
        </table:table-row>
        <table:table-row table:style-name="ro1">
          <table:table-cell office:value-type="string">
            <text:p>Mech income lvl 15</text:p>
          </table:table-cell>
          <table:table-cell office:value-type="float" office:value="339.9375">
            <text:p>339,9375</text:p>
          </table:table-cell>
          <table:table-cell table:number-columns-repeated="295"/>
        </table:table-row>
        <table:table-row table:style-name="ro1">
          <table:table-cell office:value-type="string">
            <text:p>Mech income lvl 16</text:p>
          </table:table-cell>
          <table:table-cell office:value-type="float" office:value="336.074074074074">
            <text:p>336,0740740741</text:p>
          </table:table-cell>
          <table:table-cell table:number-columns-repeated="295"/>
        </table:table-row>
        <table:table-row table:style-name="ro1">
          <table:table-cell office:value-type="string">
            <text:p>Mech income lvl 17</text:p>
          </table:table-cell>
          <table:table-cell office:value-type="float" office:value="406.5">
            <text:p>406,5</text:p>
          </table:table-cell>
          <table:table-cell table:number-columns-repeated="295"/>
        </table:table-row>
        <table:table-row table:style-name="ro1">
          <table:table-cell office:value-type="string">
            <text:p>Mech income lvl 18</text:p>
          </table:table-cell>
          <table:table-cell office:value-type="float" office:value="572">
            <text:p>572</text:p>
          </table:table-cell>
          <table:table-cell table:number-columns-repeated="295"/>
        </table:table-row>
        <table:table-row table:style-name="ro1">
          <table:table-cell office:value-type="string">
            <text:p>Mech income lvl 19</text:p>
          </table:table-cell>
          <table:table-cell office:value-type="float" office:value="502.166666666667">
            <text:p>502,1666666667</text:p>
          </table:table-cell>
          <table:table-cell table:number-columns-repeated="295"/>
        </table:table-row>
        <table:table-row table:style-name="ro1">
          <table:table-cell office:value-type="string">
            <text:p>Mech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5</text:p>
          </table:table-cell>
          <table:table-cell office:value-type="float" office:value="546.666666666667">
            <text:p>546,6666666667</text:p>
          </table:table-cell>
          <table:table-cell table:number-columns-repeated="295"/>
        </table:table-row>
        <table:table-row table:style-name="ro1">
          <table:table-cell office:value-type="string">
            <text:p>Mech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7</text:p>
          </table:table-cell>
          <table:table-cell office:value-type="float" office:value="650">
            <text:p>650</text:p>
          </table:table-cell>
          <table:table-cell table:number-columns-repeated="295"/>
        </table:table-row>
        <table:table-row table:style-name="ro1">
          <table:table-cell office:value-type="string">
            <text:p>Mech value lvl 8</text:p>
          </table:table-cell>
          <table:table-cell office:value-type="float" office:value="972.5">
            <text:p>972,5</text:p>
          </table:table-cell>
          <table:table-cell table:number-columns-repeated="295"/>
        </table:table-row>
        <table:table-row table:style-name="ro1">
          <table:table-cell office:value-type="string">
            <text:p>Mech value lvl 9</text:p>
          </table:table-cell>
          <table:table-cell office:value-type="float" office:value="1005">
            <text:p>1005</text:p>
          </table:table-cell>
          <table:table-cell table:number-columns-repeated="295"/>
        </table:table-row>
        <table:table-row table:style-name="ro1">
          <table:table-cell office:value-type="string">
            <text:p>Mech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11</text:p>
          </table:table-cell>
          <table:table-cell office:value-type="float" office:value="1624.58333333333">
            <text:p>1624,5833333333</text:p>
          </table:table-cell>
          <table:table-cell table:number-columns-repeated="295"/>
        </table:table-row>
        <table:table-row table:style-name="ro1">
          <table:table-cell office:value-type="string">
            <text:p>Mech value lvl 12</text:p>
          </table:table-cell>
          <table:table-cell office:value-type="float" office:value="1780.64516129032">
            <text:p>1780,6451612903</text:p>
          </table:table-cell>
          <table:table-cell table:number-columns-repeated="295"/>
        </table:table-row>
        <table:table-row table:style-name="ro1">
          <table:table-cell office:value-type="string">
            <text:p>Mech value lvl 13</text:p>
          </table:table-cell>
          <table:table-cell office:value-type="float" office:value="2098.34415584416">
            <text:p>2098,3441558442</text:p>
          </table:table-cell>
          <table:table-cell table:number-columns-repeated="295"/>
        </table:table-row>
        <table:table-row table:style-name="ro1">
          <table:table-cell office:value-type="string">
            <text:p>Mech value lvl 14</text:p>
          </table:table-cell>
          <table:table-cell office:value-type="float" office:value="2720.25">
            <text:p>2720,25</text:p>
          </table:table-cell>
          <table:table-cell table:number-columns-repeated="295"/>
        </table:table-row>
        <table:table-row table:style-name="ro1">
          <table:table-cell office:value-type="string">
            <text:p>Mech value lvl 15</text:p>
          </table:table-cell>
          <table:table-cell office:value-type="float" office:value="2956.25">
            <text:p>2956,25</text:p>
          </table:table-cell>
          <table:table-cell table:number-columns-repeated="295"/>
        </table:table-row>
        <table:table-row table:style-name="ro1">
          <table:table-cell office:value-type="string">
            <text:p>Mech value lvl 16</text:p>
          </table:table-cell>
          <table:table-cell office:value-type="float" office:value="3744.07407407407">
            <text:p>3744,0740740741</text:p>
          </table:table-cell>
          <table:table-cell table:number-columns-repeated="295"/>
        </table:table-row>
        <table:table-row table:style-name="ro1">
          <table:table-cell office:value-type="string">
            <text:p>Mech value lvl 17</text:p>
          </table:table-cell>
          <table:table-cell office:value-type="float" office:value="3948.33333333333">
            <text:p>3948,3333333333</text:p>
          </table:table-cell>
          <table:table-cell table:number-columns-repeated="295"/>
        </table:table-row>
        <table:table-row table:style-name="ro1">
          <table:table-cell office:value-type="string">
            <text:p>Mech value lvl 18</text:p>
          </table:table-cell>
          <table:table-cell office:value-type="float" office:value="4987.5">
            <text:p>4987,5</text:p>
          </table:table-cell>
          <table:table-cell table:number-columns-repeated="295"/>
        </table:table-row>
        <table:table-row table:style-name="ro1">
          <table:table-cell office:value-type="string">
            <text:p>Mech value lvl 19</text:p>
          </table:table-cell>
          <table:table-cell office:value-type="float" office:value="6349.16666666667">
            <text:p>6349,1666666667</text:p>
          </table:table-cell>
          <table:table-cell table:number-columns-repeated="295"/>
        </table:table-row>
        <table:table-row table:style-name="ro1">
          <table:table-cell office:value-type="string">
            <text:p>Mech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5</text:p>
          </table:table-cell>
          <table:table-cell office:value-type="float" office:value="82.3333333333333">
            <text:p>82,3333333333</text:p>
          </table:table-cell>
          <table:table-cell table:number-columns-repeated="295"/>
        </table:table-row>
        <table:table-row table:style-name="ro1">
          <table:table-cell office:value-type="string">
            <text:p>Mech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7</text:p>
          </table:table-cell>
          <table:table-cell office:value-type="float" office:value="80">
            <text:p>80</text:p>
          </table:table-cell>
          <table:table-cell table:number-columns-repeated="295"/>
        </table:table-row>
        <table:table-row table:style-name="ro1">
          <table:table-cell office:value-type="string">
            <text:p>Mech kills lvl 8</text:p>
          </table:table-cell>
          <table:table-cell office:value-type="float" office:value="120">
            <text:p>120</text:p>
          </table:table-cell>
          <table:table-cell table:number-columns-repeated="295"/>
        </table:table-row>
        <table:table-row table:style-name="ro1">
          <table:table-cell office:value-type="string">
            <text:p>Mech kills lvl 9</text:p>
          </table:table-cell>
          <table:table-cell office:value-type="float" office:value="111.1">
            <text:p>111,1</text:p>
          </table:table-cell>
          <table:table-cell table:number-columns-repeated="295"/>
        </table:table-row>
        <table:table-row table:style-name="ro1">
          <table:table-cell office:value-type="string">
            <text:p>Mech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11</text:p>
          </table:table-cell>
          <table:table-cell office:value-type="float" office:value="142.583333333333">
            <text:p>142,5833333333</text:p>
          </table:table-cell>
          <table:table-cell table:number-columns-repeated="295"/>
        </table:table-row>
        <table:table-row table:style-name="ro1">
          <table:table-cell office:value-type="string">
            <text:p>Mech kills lvl 12</text:p>
          </table:table-cell>
          <table:table-cell office:value-type="float" office:value="148.838709677419">
            <text:p>148,8387096774</text:p>
          </table:table-cell>
          <table:table-cell table:number-columns-repeated="295"/>
        </table:table-row>
        <table:table-row table:style-name="ro1">
          <table:table-cell office:value-type="string">
            <text:p>Mech kills lvl 13</text:p>
          </table:table-cell>
          <table:table-cell office:value-type="float" office:value="151.5">
            <text:p>151,5</text:p>
          </table:table-cell>
          <table:table-cell table:number-columns-repeated="295"/>
        </table:table-row>
        <table:table-row table:style-name="ro1">
          <table:table-cell office:value-type="string">
            <text:p>Mech kills lvl 14</text:p>
          </table:table-cell>
          <table:table-cell office:value-type="float" office:value="189.3">
            <text:p>189,3</text:p>
          </table:table-cell>
          <table:table-cell table:number-columns-repeated="295"/>
        </table:table-row>
        <table:table-row table:style-name="ro1">
          <table:table-cell office:value-type="string">
            <text:p>Mech kills lvl 15</text:p>
          </table:table-cell>
          <table:table-cell office:value-type="float" office:value="173.1875">
            <text:p>173,1875</text:p>
          </table:table-cell>
          <table:table-cell table:number-columns-repeated="295"/>
        </table:table-row>
        <table:table-row table:style-name="ro1">
          <table:table-cell office:value-type="string">
            <text:p>Mech kills lvl 16</text:p>
          </table:table-cell>
          <table:table-cell office:value-type="float" office:value="222.518518518519">
            <text:p>222,5185185185</text:p>
          </table:table-cell>
          <table:table-cell table:number-columns-repeated="295"/>
        </table:table-row>
        <table:table-row table:style-name="ro1">
          <table:table-cell office:value-type="string">
            <text:p>Mech kills lvl 17</text:p>
          </table:table-cell>
          <table:table-cell office:value-type="float" office:value="214">
            <text:p>214</text:p>
          </table:table-cell>
          <table:table-cell table:number-columns-repeated="295"/>
        </table:table-row>
        <table:table-row table:style-name="ro1">
          <table:table-cell office:value-type="string">
            <text:p>Mech kills lvl 18</text:p>
          </table:table-cell>
          <table:table-cell office:value-type="float" office:value="214">
            <text:p>214</text:p>
          </table:table-cell>
          <table:table-cell table:number-columns-repeated="295"/>
        </table:table-row>
        <table:table-row table:style-name="ro1">
          <table:table-cell office:value-type="string">
            <text:p>Mech kills lvl 19</text:p>
          </table:table-cell>
          <table:table-cell office:value-type="float" office:value="289.333333333333">
            <text:p>289,3333333333</text:p>
          </table:table-cell>
          <table:table-cell table:number-columns-repeated="295"/>
        </table:table-row>
        <table:table-row table:style-name="ro1">
          <table:table-cell office:value-type="string">
            <text:p>Mech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5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office:value-type="string">
            <text:p>Mech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7</text:p>
          </table:table-cell>
          <table:table-cell office:value-type="float" office:value="10.5">
            <text:p>10,5</text:p>
          </table:table-cell>
          <table:table-cell table:number-columns-repeated="295"/>
        </table:table-row>
        <table:table-row table:style-name="ro1">
          <table:table-cell office:value-type="string">
            <text:p>Mech leaks lvl 8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Mech leaks lvl 9</text:p>
          </table:table-cell>
          <table:table-cell office:value-type="float" office:value="9.4">
            <text:p>9,4</text:p>
          </table:table-cell>
          <table:table-cell table:number-columns-repeated="295"/>
        </table:table-row>
        <table:table-row table:style-name="ro1">
          <table:table-cell office:value-type="string">
            <text:p>Mech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11</text:p>
          </table:table-cell>
          <table:table-cell office:value-type="float" office:value="17.5">
            <text:p>17,5</text:p>
          </table:table-cell>
          <table:table-cell table:number-columns-repeated="295"/>
        </table:table-row>
        <table:table-row table:style-name="ro1">
          <table:table-cell office:value-type="string">
            <text:p>Mech leaks lvl 12</text:p>
          </table:table-cell>
          <table:table-cell office:value-type="float" office:value="12.8709677419355">
            <text:p>12,8709677419</text:p>
          </table:table-cell>
          <table:table-cell table:number-columns-repeated="295"/>
        </table:table-row>
        <table:table-row table:style-name="ro1">
          <table:table-cell office:value-type="string">
            <text:p>Mech leaks lvl 13</text:p>
          </table:table-cell>
          <table:table-cell office:value-type="float" office:value="11.4675324675325">
            <text:p>11,4675324675</text:p>
          </table:table-cell>
          <table:table-cell table:number-columns-repeated="295"/>
        </table:table-row>
        <table:table-row table:style-name="ro1">
          <table:table-cell office:value-type="string">
            <text:p>Mech leaks lvl 14</text:p>
          </table:table-cell>
          <table:table-cell office:value-type="float" office:value="11.55">
            <text:p>11,55</text:p>
          </table:table-cell>
          <table:table-cell table:number-columns-repeated="295"/>
        </table:table-row>
        <table:table-row table:style-name="ro1">
          <table:table-cell office:value-type="string">
            <text:p>Mech leaks lvl 15</text:p>
          </table:table-cell>
          <table:table-cell office:value-type="float" office:value="16.1875">
            <text:p>16,1875</text:p>
          </table:table-cell>
          <table:table-cell table:number-columns-repeated="295"/>
        </table:table-row>
        <table:table-row table:style-name="ro1">
          <table:table-cell office:value-type="string">
            <text:p>Mech leaks lvl 16</text:p>
          </table:table-cell>
          <table:table-cell office:value-type="float" office:value="17.4444444444444">
            <text:p>17,4444444444</text:p>
          </table:table-cell>
          <table:table-cell table:number-columns-repeated="295"/>
        </table:table-row>
        <table:table-row table:style-name="ro1">
          <table:table-cell office:value-type="string">
            <text:p>Mech leaks lvl 17</text:p>
          </table:table-cell>
          <table:table-cell office:value-type="float" office:value="13.75">
            <text:p>13,75</text:p>
          </table:table-cell>
          <table:table-cell table:number-columns-repeated="295"/>
        </table:table-row>
        <table:table-row table:style-name="ro1">
          <table:table-cell office:value-type="string">
            <text:p>Mech leaks lvl 18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1">
          <table:table-cell office:value-type="string">
            <text:p>Mech leaks lvl 19</text:p>
          </table:table-cell>
          <table:table-cell office:value-type="float" office:value="21.6666666666667">
            <text:p>21,6666666667</text:p>
          </table:table-cell>
          <table:table-cell table:number-columns-repeated="295"/>
        </table:table-row>
        <table:table-row table:style-name="ro1">
          <table:table-cell office:value-type="string">
            <text:p>Mech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4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7</text:p>
          </table:table-cell>
          <table:table-cell office:value-type="float" office:value="4.6">
            <text:p>4,6</text:p>
          </table:table-cell>
          <table:table-cell table:number-columns-repeated="295"/>
        </table:table-row>
        <table:table-row table:style-name="ro1">
          <table:table-cell office:value-type="string">
            <text:p>Forsaken workers lvl 8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9</text:p>
          </table:table-cell>
          <table:table-cell office:value-type="float" office:value="7.25">
            <text:p>7,2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1</text:p>
          </table:table-cell>
          <table:table-cell office:value-type="float" office:value="7.71428571428571">
            <text:p>7,714285714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2</text:p>
          </table:table-cell>
          <table:table-cell office:value-type="float" office:value="8.25">
            <text:p>8,2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3</text:p>
          </table:table-cell>
          <table:table-cell office:value-type="float" office:value="8.8411214953271">
            <text:p>8,841121495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4</text:p>
          </table:table-cell>
          <table:table-cell office:value-type="float" office:value="9.57894736842105">
            <text:p>9,578947368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5</text:p>
          </table:table-cell>
          <table:table-cell office:value-type="float" office:value="9.1">
            <text:p>9,1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6</text:p>
          </table:table-cell>
          <table:table-cell office:value-type="float" office:value="11.0714285714286">
            <text:p>11,071428571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7</text:p>
          </table:table-cell>
          <table:table-cell office:value-type="float" office:value="11.3636363636364">
            <text:p>11,3636363636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8</text:p>
          </table:table-cell>
          <table:table-cell office:value-type="float" office:value="8.85714285714286">
            <text:p>8,8571428571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9</text:p>
          </table:table-cell>
          <table:table-cell office:value-type="float" office:value="16.3333333333333">
            <text:p>16,333333333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4</text:p>
          </table:table-cell>
          <table:table-cell office:value-type="float" office:value="30">
            <text:p>30</text:p>
          </table:table-cell>
          <table:table-cell table:number-columns-repeated="295"/>
        </table:table-row>
        <table:table-row table:style-name="ro1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7</text:p>
          </table:table-cell>
          <table:table-cell office:value-type="float" office:value="77">
            <text:p>77</text:p>
          </table:table-cell>
          <table:table-cell table:number-columns-repeated="295"/>
        </table:table-row>
        <table:table-row table:style-name="ro1">
          <table:table-cell office:value-type="string">
            <text:p>Forsaken income lvl 8</text:p>
          </table:table-cell>
          <table:table-cell office:value-type="float" office:value="87">
            <text:p>87</text:p>
          </table:table-cell>
          <table:table-cell table:number-columns-repeated="295"/>
        </table:table-row>
        <table:table-row table:style-name="ro1">
          <table:table-cell office:value-type="string">
            <text:p>Forsaken income lvl 9</text:p>
          </table:table-cell>
          <table:table-cell office:value-type="float" office:value="134.25">
            <text:p>134,25</text:p>
          </table:table-cell>
          <table:table-cell table:number-columns-repeated="295"/>
        </table:table-row>
        <table:table-row table:style-name="ro1">
          <table:table-cell office:value-type="string">
            <text:p>Forsaken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11</text:p>
          </table:table-cell>
          <table:table-cell office:value-type="float" office:value="160.428571428571">
            <text:p>160,4285714286</text:p>
          </table:table-cell>
          <table:table-cell table:number-columns-repeated="295"/>
        </table:table-row>
        <table:table-row table:style-name="ro1">
          <table:table-cell office:value-type="string">
            <text:p>Forsaken income lvl 12</text:p>
          </table:table-cell>
          <table:table-cell office:value-type="float" office:value="205.041666666667">
            <text:p>205,0416666667</text:p>
          </table:table-cell>
          <table:table-cell table:number-columns-repeated="295"/>
        </table:table-row>
        <table:table-row table:style-name="ro1">
          <table:table-cell office:value-type="string">
            <text:p>Forsaken income lvl 13</text:p>
          </table:table-cell>
          <table:table-cell office:value-type="float" office:value="232.859813084112">
            <text:p>232,8598130841</text:p>
          </table:table-cell>
          <table:table-cell table:number-columns-repeated="295"/>
        </table:table-row>
        <table:table-row table:style-name="ro1">
          <table:table-cell office:value-type="string">
            <text:p>Forsaken income lvl 14</text:p>
          </table:table-cell>
          <table:table-cell office:value-type="float" office:value="271.684210526316">
            <text:p>271,6842105263</text:p>
          </table:table-cell>
          <table:table-cell table:number-columns-repeated="295"/>
        </table:table-row>
        <table:table-row table:style-name="ro1">
          <table:table-cell office:value-type="string">
            <text:p>Forsaken income lvl 15</text:p>
          </table:table-cell>
          <table:table-cell office:value-type="float" office:value="295.3">
            <text:p>295,3</text:p>
          </table:table-cell>
          <table:table-cell table:number-columns-repeated="295"/>
        </table:table-row>
        <table:table-row table:style-name="ro1">
          <table:table-cell office:value-type="string">
            <text:p>Forsaken income lvl 16</text:p>
          </table:table-cell>
          <table:table-cell office:value-type="float" office:value="382.428571428571">
            <text:p>382,4285714286</text:p>
          </table:table-cell>
          <table:table-cell table:number-columns-repeated="295"/>
        </table:table-row>
        <table:table-row table:style-name="ro1">
          <table:table-cell office:value-type="string">
            <text:p>Forsaken income lvl 17</text:p>
          </table:table-cell>
          <table:table-cell office:value-type="float" office:value="397.818181818182">
            <text:p>397,8181818182</text:p>
          </table:table-cell>
          <table:table-cell table:number-columns-repeated="295"/>
        </table:table-row>
        <table:table-row table:style-name="ro1">
          <table:table-cell office:value-type="string">
            <text:p>Forsaken income lvl 18</text:p>
          </table:table-cell>
          <table:table-cell office:value-type="float" office:value="371.285714285714">
            <text:p>371,2857142857</text:p>
          </table:table-cell>
          <table:table-cell table:number-columns-repeated="295"/>
        </table:table-row>
        <table:table-row table:style-name="ro1">
          <table:table-cell office:value-type="string">
            <text:p>Forsaken income lvl 19</text:p>
          </table:table-cell>
          <table:table-cell office:value-type="float" office:value="729.333333333333">
            <text:p>729,3333333333</text:p>
          </table:table-cell>
          <table:table-cell table:number-columns-repeated="295"/>
        </table:table-row>
        <table:table-row table:style-name="ro1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4</text:p>
          </table:table-cell>
          <table:table-cell office:value-type="float" office:value="225">
            <text:p>225</text:p>
          </table:table-cell>
          <table:table-cell table:number-columns-repeated="295"/>
        </table:table-row>
        <table:table-row table:style-name="ro1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7</text:p>
          </table:table-cell>
          <table:table-cell office:value-type="float" office:value="667">
            <text:p>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8</text:p>
          </table:table-cell>
          <table:table-cell office:value-type="float" office:value="812.5">
            <text:p>812,5</text:p>
          </table:table-cell>
          <table:table-cell table:number-columns-repeated="295"/>
        </table:table-row>
        <table:table-row table:style-name="ro1">
          <table:table-cell office:value-type="string">
            <text:p>Forsaken value lvl 9</text:p>
          </table:table-cell>
          <table:table-cell office:value-type="float" office:value="993.75">
            <text:p>993,75</text:p>
          </table:table-cell>
          <table:table-cell table:number-columns-repeated="295"/>
        </table:table-row>
        <table:table-row table:style-name="ro1">
          <table:table-cell office:value-type="string">
            <text:p>Forsaken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11</text:p>
          </table:table-cell>
          <table:table-cell office:value-type="float" office:value="1412.85714285714">
            <text:p>1412,8571428571</text:p>
          </table:table-cell>
          <table:table-cell table:number-columns-repeated="295"/>
        </table:table-row>
        <table:table-row table:style-name="ro1">
          <table:table-cell office:value-type="string">
            <text:p>Forsaken value lvl 12</text:p>
          </table:table-cell>
          <table:table-cell office:value-type="float" office:value="1628.75">
            <text:p>1628,75</text:p>
          </table:table-cell>
          <table:table-cell table:number-columns-repeated="295"/>
        </table:table-row>
        <table:table-row table:style-name="ro1">
          <table:table-cell office:value-type="string">
            <text:p>Forsaken value lvl 13</text:p>
          </table:table-cell>
          <table:table-cell office:value-type="float" office:value="2081.26168224299">
            <text:p>2081,261682243</text:p>
          </table:table-cell>
          <table:table-cell table:number-columns-repeated="295"/>
        </table:table-row>
        <table:table-row table:style-name="ro1">
          <table:table-cell office:value-type="string">
            <text:p>Forsaken value lvl 14</text:p>
          </table:table-cell>
          <table:table-cell office:value-type="float" office:value="2431.84210526316">
            <text:p>2431,8421052632</text:p>
          </table:table-cell>
          <table:table-cell table:number-columns-repeated="295"/>
        </table:table-row>
        <table:table-row table:style-name="ro1">
          <table:table-cell office:value-type="string">
            <text:p>Forsaken value lvl 15</text:p>
          </table:table-cell>
          <table:table-cell office:value-type="float" office:value="2654">
            <text:p>2654</text:p>
          </table:table-cell>
          <table:table-cell table:number-columns-repeated="295"/>
        </table:table-row>
        <table:table-row table:style-name="ro1">
          <table:table-cell office:value-type="string">
            <text:p>Forsaken value lvl 16</text:p>
          </table:table-cell>
          <table:table-cell office:value-type="float" office:value="2975">
            <text:p>2975</text:p>
          </table:table-cell>
          <table:table-cell table:number-columns-repeated="295"/>
        </table:table-row>
        <table:table-row table:style-name="ro1">
          <table:table-cell office:value-type="string">
            <text:p>Forsaken value lvl 17</text:p>
          </table:table-cell>
          <table:table-cell office:value-type="float" office:value="3796.81818181818">
            <text:p>3796,8181818182</text:p>
          </table:table-cell>
          <table:table-cell table:number-columns-repeated="295"/>
        </table:table-row>
        <table:table-row table:style-name="ro1">
          <table:table-cell office:value-type="string">
            <text:p>Forsaken value lvl 18</text:p>
          </table:table-cell>
          <table:table-cell office:value-type="float" office:value="4728.57142857143">
            <text:p>4728,5714285714</text:p>
          </table:table-cell>
          <table:table-cell table:number-columns-repeated="295"/>
        </table:table-row>
        <table:table-row table:style-name="ro1">
          <table:table-cell office:value-type="string">
            <text:p>Forsaken value lvl 19</text:p>
          </table:table-cell>
          <table:table-cell office:value-type="float" office:value="5716.66666666667">
            <text:p>5716,6666666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4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1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7</text:p>
          </table:table-cell>
          <table:table-cell office:value-type="float" office:value="79.4">
            <text:p>79,4</text:p>
          </table:table-cell>
          <table:table-cell table:number-columns-repeated="295"/>
        </table:table-row>
        <table:table-row table:style-name="ro1">
          <table:table-cell office:value-type="string">
            <text:p>Forsaken kills lvl 8</text:p>
          </table:table-cell>
          <table:table-cell office:value-type="float" office:value="98.5">
            <text:p>98,5</text:p>
          </table:table-cell>
          <table:table-cell table:number-columns-repeated="295"/>
        </table:table-row>
        <table:table-row table:style-name="ro1">
          <table:table-cell office:value-type="string">
            <text:p>Forsaken kills lvl 9</text:p>
          </table:table-cell>
          <table:table-cell office:value-type="float" office:value="119.25">
            <text:p>119,25</text:p>
          </table:table-cell>
          <table:table-cell table:number-columns-repeated="295"/>
        </table:table-row>
        <table:table-row table:style-name="ro1">
          <table:table-cell office:value-type="string">
            <text:p>Forsaken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11</text:p>
          </table:table-cell>
          <table:table-cell office:value-type="float" office:value="120.571428571429">
            <text:p>120,5714285714</text:p>
          </table:table-cell>
          <table:table-cell table:number-columns-repeated="295"/>
        </table:table-row>
        <table:table-row table:style-name="ro1">
          <table:table-cell office:value-type="string">
            <text:p>Forsaken kills lvl 12</text:p>
          </table:table-cell>
          <table:table-cell office:value-type="float" office:value="126.708333333333">
            <text:p>126,7083333333</text:p>
          </table:table-cell>
          <table:table-cell table:number-columns-repeated="295"/>
        </table:table-row>
        <table:table-row table:style-name="ro1">
          <table:table-cell office:value-type="string">
            <text:p>Forsaken kills lvl 13</text:p>
          </table:table-cell>
          <table:table-cell office:value-type="float" office:value="146.598130841122">
            <text:p>146,5981308411</text:p>
          </table:table-cell>
          <table:table-cell table:number-columns-repeated="295"/>
        </table:table-row>
        <table:table-row table:style-name="ro1">
          <table:table-cell office:value-type="string">
            <text:p>Forsaken kills lvl 14</text:p>
          </table:table-cell>
          <table:table-cell office:value-type="float" office:value="150.263157894737">
            <text:p>150,2631578947</text:p>
          </table:table-cell>
          <table:table-cell table:number-columns-repeated="295"/>
        </table:table-row>
        <table:table-row table:style-name="ro1">
          <table:table-cell office:value-type="string">
            <text:p>Forsaken kills lvl 15</text:p>
          </table:table-cell>
          <table:table-cell office:value-type="float" office:value="152.8">
            <text:p>152,8</text:p>
          </table:table-cell>
          <table:table-cell table:number-columns-repeated="295"/>
        </table:table-row>
        <table:table-row table:style-name="ro1">
          <table:table-cell office:value-type="string">
            <text:p>Forsaken kills lvl 16</text:p>
          </table:table-cell>
          <table:table-cell office:value-type="float" office:value="155.642857142857">
            <text:p>155,6428571429</text:p>
          </table:table-cell>
          <table:table-cell table:number-columns-repeated="295"/>
        </table:table-row>
        <table:table-row table:style-name="ro1">
          <table:table-cell office:value-type="string">
            <text:p>Forsaken kills lvl 17</text:p>
          </table:table-cell>
          <table:table-cell office:value-type="float" office:value="181.545454545455">
            <text:p>181,5454545455</text:p>
          </table:table-cell>
          <table:table-cell table:number-columns-repeated="295"/>
        </table:table-row>
        <table:table-row table:style-name="ro1">
          <table:table-cell office:value-type="string">
            <text:p>Forsaken kills lvl 18</text:p>
          </table:table-cell>
          <table:table-cell office:value-type="float" office:value="231.142857142857">
            <text:p>231,1428571429</text:p>
          </table:table-cell>
          <table:table-cell table:number-columns-repeated="295"/>
        </table:table-row>
        <table:table-row table:style-name="ro1">
          <table:table-cell office:value-type="string">
            <text:p>Forsaken kills lvl 19</text:p>
          </table:table-cell>
          <table:table-cell office:value-type="float" office:value="159">
            <text:p>159</text:p>
          </table:table-cell>
          <table:table-cell table:number-columns-repeated="295"/>
        </table:table-row>
        <table:table-row table:style-name="ro1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4</text:p>
          </table:table-cell>
          <table:table-cell office:value-type="float" office:value="25">
            <text:p>25</text:p>
          </table:table-cell>
          <table:table-cell table:number-columns-repeated="295"/>
        </table:table-row>
        <table:table-row table:style-name="ro1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7</text:p>
          </table:table-cell>
          <table:table-cell office:value-type="float" office:value="10.4">
            <text:p>10,4</text:p>
          </table:table-cell>
          <table:table-cell table:number-columns-repeated="295"/>
        </table:table-row>
        <table:table-row table:style-name="ro1">
          <table:table-cell office:value-type="string">
            <text:p>Forsaken leaks lvl 8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1">
          <table:table-cell office:value-type="string">
            <text:p>Forsaken leaks lvl 9</text:p>
          </table:table-cell>
          <table:table-cell office:value-type="float" office:value="3.25">
            <text:p>3,25</text:p>
          </table:table-cell>
          <table:table-cell table:number-columns-repeated="295"/>
        </table:table-row>
        <table:table-row table:style-name="ro1">
          <table:table-cell office:value-type="string">
            <text:p>Forsaken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11</text:p>
          </table:table-cell>
          <table:table-cell office:value-type="float" office:value="6.28571428571429">
            <text:p>6,2857142857</text:p>
          </table:table-cell>
          <table:table-cell table:number-columns-repeated="295"/>
        </table:table-row>
        <table:table-row table:style-name="ro1">
          <table:table-cell office:value-type="string">
            <text:p>Forsaken leaks lvl 12</text:p>
          </table:table-cell>
          <table:table-cell office:value-type="float" office:value="14.75">
            <text:p>14,75</text:p>
          </table:table-cell>
          <table:table-cell table:number-columns-repeated="295"/>
        </table:table-row>
        <table:table-row table:style-name="ro1">
          <table:table-cell office:value-type="string">
            <text:p>Forsaken leaks lvl 13</text:p>
          </table:table-cell>
          <table:table-cell office:value-type="float" office:value="11.3271028037383">
            <text:p>11,3271028037</text:p>
          </table:table-cell>
          <table:table-cell table:number-columns-repeated="295"/>
        </table:table-row>
        <table:table-row table:style-name="ro1">
          <table:table-cell office:value-type="string">
            <text:p>Forsaken leaks lvl 14</text:p>
          </table:table-cell>
          <table:table-cell office:value-type="float" office:value="14.0526315789474">
            <text:p>14,0526315789</text:p>
          </table:table-cell>
          <table:table-cell table:number-columns-repeated="295"/>
        </table:table-row>
        <table:table-row table:style-name="ro1">
          <table:table-cell office:value-type="string">
            <text:p>Forsaken leaks lvl 15</text:p>
          </table:table-cell>
          <table:table-cell office:value-type="float" office:value="23.3">
            <text:p>23,3</text:p>
          </table:table-cell>
          <table:table-cell table:number-columns-repeated="295"/>
        </table:table-row>
        <table:table-row table:style-name="ro1">
          <table:table-cell office:value-type="string">
            <text:p>Forsaken leaks lvl 16</text:p>
          </table:table-cell>
          <table:table-cell office:value-type="float" office:value="25.9285714285714">
            <text:p>25,9285714286</text:p>
          </table:table-cell>
          <table:table-cell table:number-columns-repeated="295"/>
        </table:table-row>
        <table:table-row table:style-name="ro1">
          <table:table-cell office:value-type="string">
            <text:p>Forsaken leaks lvl 17</text:p>
          </table:table-cell>
          <table:table-cell office:value-type="float" office:value="24.2727272727273">
            <text:p>24,2727272727</text:p>
          </table:table-cell>
          <table:table-cell table:number-columns-repeated="295"/>
        </table:table-row>
        <table:table-row table:style-name="ro1">
          <table:table-cell office:value-type="string">
            <text:p>Forsaken leaks lvl 18</text:p>
          </table:table-cell>
          <table:table-cell office:value-type="float" office:value="15.5714285714286">
            <text:p>15,5714285714</text:p>
          </table:table-cell>
          <table:table-cell table:number-columns-repeated="295"/>
        </table:table-row>
        <table:table-row table:style-name="ro1">
          <table:table-cell office:value-type="string">
            <text:p>Forsaken leaks lvl 19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1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4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5</text:p>
          </table:table-cell>
          <table:table-cell office:value-type="float" office:value="3.38461538461538">
            <text:p>3,3846153846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7</text:p>
          </table:table-cell>
          <table:table-cell office:value-type="float" office:value="5.05882352941176">
            <text:p>5,058823529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8</text:p>
          </table:table-cell>
          <table:table-cell office:value-type="float" office:value="5.375">
            <text:p>5,37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9</text:p>
          </table:table-cell>
          <table:table-cell office:value-type="float" office:value="5.36363636363636">
            <text:p>5,3636363636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1</text:p>
          </table:table-cell>
          <table:table-cell office:value-type="float" office:value="7.55102040816327">
            <text:p>7,551020408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2</text:p>
          </table:table-cell>
          <table:table-cell office:value-type="float" office:value="8.04672897196262">
            <text:p>8,04672897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3</text:p>
          </table:table-cell>
          <table:table-cell office:value-type="float" office:value="8.53361344537815">
            <text:p>8,533613445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4</text:p>
          </table:table-cell>
          <table:table-cell office:value-type="float" office:value="9.17142857142857">
            <text:p>9,171428571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5</text:p>
          </table:table-cell>
          <table:table-cell office:value-type="float" office:value="9.5625">
            <text:p>9,562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6</text:p>
          </table:table-cell>
          <table:table-cell office:value-type="float" office:value="10.7985074626866">
            <text:p>10,798507462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7</text:p>
          </table:table-cell>
          <table:table-cell office:value-type="float" office:value="10.5490196078431">
            <text:p>10,5490196078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8</text:p>
          </table:table-cell>
          <table:table-cell office:value-type="float" office:value="9.94444444444444">
            <text:p>9,944444444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9</text:p>
          </table:table-cell>
          <table:table-cell office:value-type="float" office:value="12.2222222222222">
            <text:p>12,222222222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4</text:p>
          </table:table-cell>
          <table:table-cell office:value-type="float" office:value="29">
            <text:p>2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5</text:p>
          </table:table-cell>
          <table:table-cell office:value-type="float" office:value="41.5384615384615">
            <text:p>41,538461538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7</text:p>
          </table:table-cell>
          <table:table-cell office:value-type="float" office:value="80.0588235294118">
            <text:p>80,0588235294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8</text:p>
          </table:table-cell>
          <table:table-cell office:value-type="float" office:value="89.9375">
            <text:p>89,937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9</text:p>
          </table:table-cell>
          <table:table-cell office:value-type="float" office:value="109.969696969697">
            <text:p>109,969696969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1</text:p>
          </table:table-cell>
          <table:table-cell office:value-type="float" office:value="164.163265306122">
            <text:p>164,1632653061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2</text:p>
          </table:table-cell>
          <table:table-cell office:value-type="float" office:value="191.028037383178">
            <text:p>191,0280373832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3</text:p>
          </table:table-cell>
          <table:table-cell office:value-type="float" office:value="224.361344537815">
            <text:p>224,3613445378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4</text:p>
          </table:table-cell>
          <table:table-cell office:value-type="float" office:value="263.295238095238">
            <text:p>263,2952380952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5</text:p>
          </table:table-cell>
          <table:table-cell office:value-type="float" office:value="308.6875">
            <text:p>308,687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6</text:p>
          </table:table-cell>
          <table:table-cell office:value-type="float" office:value="358.388059701493">
            <text:p>358,388059701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7</text:p>
          </table:table-cell>
          <table:table-cell office:value-type="float" office:value="393.392156862745">
            <text:p>393,392156862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8</text:p>
          </table:table-cell>
          <table:table-cell office:value-type="float" office:value="434.555555555556">
            <text:p>434,5555555556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9</text:p>
          </table:table-cell>
          <table:table-cell office:value-type="float" office:value="531.055555555556">
            <text:p>531,0555555556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4</text:p>
          </table:table-cell>
          <table:table-cell office:value-type="float" office:value="367.5">
            <text:p>367,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5</text:p>
          </table:table-cell>
          <table:table-cell office:value-type="float" office:value="461.153846153846">
            <text:p>461,1538461538</text:p>
          </table:table-cell>
          <table:table-cell table:number-columns-repeated="295"/>
        </table:table-row>
        <table:table-row table:style-name="ro1">
          <table:table-cell office:value-type="string">
            <text:p>Mastermind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7</text:p>
          </table:table-cell>
          <table:table-cell office:value-type="float" office:value="684.705882352941">
            <text:p>684,7058823529</text:p>
          </table:table-cell>
          <table:table-cell table:number-columns-repeated="295"/>
        </table:table-row>
        <table:table-row table:style-name="ro1">
          <table:table-cell office:value-type="string">
            <text:p>Mastermind value lvl 8</text:p>
          </table:table-cell>
          <table:table-cell office:value-type="float" office:value="755">
            <text:p>75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9</text:p>
          </table:table-cell>
          <table:table-cell office:value-type="float" office:value="1026.21212121212">
            <text:p>1026,2121212121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1</text:p>
          </table:table-cell>
          <table:table-cell office:value-type="float" office:value="1367.55102040816">
            <text:p>1367,5510204082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2</text:p>
          </table:table-cell>
          <table:table-cell office:value-type="float" office:value="1716.77570093458">
            <text:p>1716,775700934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3</text:p>
          </table:table-cell>
          <table:table-cell office:value-type="float" office:value="2032.8256302521">
            <text:p>2032,8256302521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4</text:p>
          </table:table-cell>
          <table:table-cell office:value-type="float" office:value="2363.2380952381">
            <text:p>2363,2380952381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5</text:p>
          </table:table-cell>
          <table:table-cell office:value-type="float" office:value="2891.5625">
            <text:p>2891,562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6</text:p>
          </table:table-cell>
          <table:table-cell office:value-type="float" office:value="3356.00746268657">
            <text:p>3356,007462686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7</text:p>
          </table:table-cell>
          <table:table-cell office:value-type="float" office:value="3965.39215686275">
            <text:p>3965,3921568628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8</text:p>
          </table:table-cell>
          <table:table-cell office:value-type="float" office:value="4691.66666666667">
            <text:p>4691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9</text:p>
          </table:table-cell>
          <table:table-cell office:value-type="float" office:value="5556.94444444444">
            <text:p>5556,9444444444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4</text:p>
          </table:table-cell>
          <table:table-cell office:value-type="float" office:value="61.1666666666667">
            <text:p>61,1666666667</text:p>
          </table:table-cell>
          <table:table-cell table:number-columns-repeated="295"/>
        </table:table-row>
        <table:table-row table:style-name="ro1">
          <table:table-cell office:value-type="string">
            <text:p>Mastermind kills lvl 5</text:p>
          </table:table-cell>
          <table:table-cell office:value-type="float" office:value="55.6153846153846">
            <text:p>55,615384615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7</text:p>
          </table:table-cell>
          <table:table-cell office:value-type="float" office:value="91.8823529411765">
            <text:p>91,882352941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8</text:p>
          </table:table-cell>
          <table:table-cell office:value-type="float" office:value="87.5625">
            <text:p>87,562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9</text:p>
          </table:table-cell>
          <table:table-cell office:value-type="float" office:value="107.121212121212">
            <text:p>107,121212121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1</text:p>
          </table:table-cell>
          <table:table-cell office:value-type="float" office:value="119.081632653061">
            <text:p>119,081632653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2</text:p>
          </table:table-cell>
          <table:table-cell office:value-type="float" office:value="134.81308411215">
            <text:p>134,813084112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3</text:p>
          </table:table-cell>
          <table:table-cell office:value-type="float" office:value="143.035714285714">
            <text:p>143,0357142857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4</text:p>
          </table:table-cell>
          <table:table-cell office:value-type="float" office:value="151.342857142857">
            <text:p>151,3428571429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5</text:p>
          </table:table-cell>
          <table:table-cell office:value-type="float" office:value="167">
            <text:p>167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6</text:p>
          </table:table-cell>
          <table:table-cell office:value-type="float" office:value="179.492537313433">
            <text:p>179,492537313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7</text:p>
          </table:table-cell>
          <table:table-cell office:value-type="float" office:value="198.450980392157">
            <text:p>198,450980392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8</text:p>
          </table:table-cell>
          <table:table-cell office:value-type="float" office:value="219.888888888889">
            <text:p>219,8888888889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9</text:p>
          </table:table-cell>
          <table:table-cell office:value-type="float" office:value="215.666666666667">
            <text:p>215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4</text:p>
          </table:table-cell>
          <table:table-cell office:value-type="float" office:value="1.33333333333333">
            <text:p>1,3333333333</text:p>
          </table:table-cell>
          <table:table-cell table:number-columns-repeated="295"/>
        </table:table-row>
        <table:table-row table:style-name="ro1">
          <table:table-cell office:value-type="string">
            <text:p>Mastermind leaks lvl 5</text:p>
          </table:table-cell>
          <table:table-cell office:value-type="float" office:value="11.3846153846154">
            <text:p>11,384615384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7</text:p>
          </table:table-cell>
          <table:table-cell office:value-type="float" office:value="6.70588235294118">
            <text:p>6,705882352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8</text:p>
          </table:table-cell>
          <table:table-cell office:value-type="float" office:value="12.625">
            <text:p>12,62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9</text:p>
          </table:table-cell>
          <table:table-cell office:value-type="float" office:value="12.8484848484848">
            <text:p>12,848484848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1</text:p>
          </table:table-cell>
          <table:table-cell office:value-type="float" office:value="12.5918367346939">
            <text:p>12,5918367347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2</text:p>
          </table:table-cell>
          <table:table-cell office:value-type="float" office:value="13.8317757009346">
            <text:p>13,831775700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3</text:p>
          </table:table-cell>
          <table:table-cell office:value-type="float" office:value="14.0903361344538">
            <text:p>14,090336134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4</text:p>
          </table:table-cell>
          <table:table-cell office:value-type="float" office:value="17.4285714285714">
            <text:p>17,428571428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5</text:p>
          </table:table-cell>
          <table:table-cell office:value-type="float" office:value="16.9375">
            <text:p>16,937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6</text:p>
          </table:table-cell>
          <table:table-cell office:value-type="float" office:value="21.0074626865672">
            <text:p>21,007462686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7</text:p>
          </table:table-cell>
          <table:table-cell office:value-type="float" office:value="22.6274509803922">
            <text:p>22,6274509804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8</text:p>
          </table:table-cell>
          <table:table-cell office:value-type="float" office:value="17.9444444444444">
            <text:p>17,9444444444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9</text:p>
          </table:table-cell>
          <table:table-cell office:value-type="float" office:value="25.9444444444444">
            <text:p>25,9444444444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 table:number-rows-repeated="452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3">
          <table:table-cell table:style-name="ce3" office:value-type="string">
            <text:p>Level</text:p>
          </table:table-cell>
          <table:table-cell table:number-columns-repeated="5" table:style-name="ce5" office:value-type="string">
            <text:p>Element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number-columns-repeated="5" table:style-name="ce16" office:value-type="string">
            <text:p>Mastermind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6" table:formula="of:=AVERAGE([Overview.B40:.KK40])" office:value-type="float" office:value="0">
            <text:p>#DIV/0!</text:p>
          </table:table-cell>
          <table:table-cell table:style-name="ce6" table:formula="of:=AVERAGE([Overview.B61:.KK61])" office:value-type="float" office:value="0">
            <text:p>#DIV/0!</text:p>
          </table:table-cell>
          <table:table-cell table:style-name="ce6" table:formula="of:=AVERAGE([Overview.B82:.KK82])" office:value-type="float" office:value="0">
            <text:p>#DIV/0!</text:p>
          </table:table-cell>
          <table:table-cell table:style-name="ce6" table:formula="of:=AVERAGE([Overview.B103:.KK103])" office:value-type="float" office:value="0">
            <text:p>#DIV/0!</text:p>
          </table:table-cell>
          <table:table-cell table:style-name="ce6" table:formula="of:=AVERAGE([Overview.B124:.KK124])" office:value-type="float" office:value="0">
            <text:p>#DIV/0!</text:p>
          </table:table-cell>
          <table:table-cell table:style-name="ce8" table:formula="of:=AVERAGE([Overview.B145:.KK145])" office:value-type="float" office:value="0">
            <text:p>#DIV/0!</text:p>
          </table:table-cell>
          <table:table-cell table:style-name="ce8" table:formula="of:=AVERAGE([Overview.B166:.KK166])" office:value-type="float" office:value="0">
            <text:p>#DIV/0!</text:p>
          </table:table-cell>
          <table:table-cell table:style-name="ce8" table:formula="of:=AVERAGE([Overview.B187:.KK187])" office:value-type="float" office:value="0">
            <text:p>#DIV/0!</text:p>
          </table:table-cell>
          <table:table-cell table:style-name="ce8" table:formula="of:=AVERAGE([Overview.B208:.KK208])" office:value-type="float" office:value="0">
            <text:p>#DIV/0!</text:p>
          </table:table-cell>
          <table:table-cell table:style-name="ce8" table:formula="of:=AVERAGE([Overview.B229:.KK229])" office:value-type="float" office:value="0">
            <text:p>#DIV/0!</text:p>
          </table:table-cell>
          <table:table-cell table:style-name="ce10" table:formula="of:=AVERAGE([Overview.B250:.KK250])" office:value-type="float" office:value="0">
            <text:p>#DIV/0!</text:p>
          </table:table-cell>
          <table:table-cell table:style-name="ce10" table:formula="of:=AVERAGE([Overview.B271:.KK271])" office:value-type="float" office:value="0">
            <text:p>#DIV/0!</text:p>
          </table:table-cell>
          <table:table-cell table:style-name="ce10" table:formula="of:=AVERAGE([Overview.B292:.KK292])" office:value-type="float" office:value="0">
            <text:p>#DIV/0!</text:p>
          </table:table-cell>
          <table:table-cell table:style-name="ce10" table:formula="of:=AVERAGE([Overview.B313:.KK313])" office:value-type="float" office:value="0">
            <text:p>#DIV/0!</text:p>
          </table:table-cell>
          <table:table-cell table:style-name="ce10" table:formula="of:=AVERAGE([Overview.B334:.KK334])" office:value-type="float" office:value="0">
            <text:p>#DIV/0!</text:p>
          </table:table-cell>
          <table:table-cell table:style-name="ce12" table:formula="of:=AVERAGE([Overview.B355:.KK355])" office:value-type="float" office:value="0">
            <text:p>#DIV/0!</text:p>
          </table:table-cell>
          <table:table-cell table:style-name="ce12" table:formula="of:=AVERAGE([Overview.B376:.KK376])" office:value-type="float" office:value="0">
            <text:p>#DIV/0!</text:p>
          </table:table-cell>
          <table:table-cell table:style-name="ce12" table:formula="of:=AVERAGE([Overview.B397:.KK397])" office:value-type="float" office:value="0">
            <text:p>#DIV/0!</text:p>
          </table:table-cell>
          <table:table-cell table:style-name="ce12" table:formula="of:=AVERAGE([Overview.B418:.KK418])" office:value-type="float" office:value="0">
            <text:p>#DIV/0!</text:p>
          </table:table-cell>
          <table:table-cell table:style-name="ce12" table:formula="of:=AVERAGE([Overview.B439:.KK439])" office:value-type="float" office:value="0">
            <text:p>#DIV/0!</text:p>
          </table:table-cell>
          <table:table-cell table:style-name="ce17" table:formula="of:=AVERAGE([Overview.B460:.KK460])" office:value-type="float" office:value="0">
            <text:p>#DIV/0!</text:p>
          </table:table-cell>
          <table:table-cell table:style-name="ce17" table:formula="of:=AVERAGE([Overview.B481:.KK481])" office:value-type="float" office:value="0">
            <text:p>#DIV/0!</text:p>
          </table:table-cell>
          <table:table-cell table:style-name="ce17" table:formula="of:=AVERAGE([Overview.B502:.KK502])" office:value-type="float" office:value="0">
            <text:p>#DIV/0!</text:p>
          </table:table-cell>
          <table:table-cell table:style-name="ce17" table:formula="of:=AVERAGE([Overview.B523:.KK523])" office:value-type="float" office:value="0">
            <text:p>#DIV/0!</text:p>
          </table:table-cell>
          <table:table-cell table:style-name="ce17" table:formula="of:=AVERAGE([Overview.B544:.KK544])" office:value-type="float" office:value="0">
            <text:p>#DIV/0!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6" table:formula="of:=AVERAGE([Overview.B41:.KK41])" office:value-type="float" office:value="0">
            <text:p>#DIV/0!</text:p>
          </table:table-cell>
          <table:table-cell table:style-name="ce6" table:formula="of:=AVERAGE([Overview.B62:.KK62])" office:value-type="float" office:value="0">
            <text:p>#DIV/0!</text:p>
          </table:table-cell>
          <table:table-cell table:style-name="ce6" table:formula="of:=AVERAGE([Overview.B83:.KK83])" office:value-type="float" office:value="0">
            <text:p>#DIV/0!</text:p>
          </table:table-cell>
          <table:table-cell table:style-name="ce6" table:formula="of:=AVERAGE([Overview.B104:.KK104])" office:value-type="float" office:value="0">
            <text:p>#DIV/0!</text:p>
          </table:table-cell>
          <table:table-cell table:style-name="ce6" table:formula="of:=AVERAGE([Overview.B125:.KK125])" office:value-type="float" office:value="0">
            <text:p>#DIV/0!</text:p>
          </table:table-cell>
          <table:table-cell table:style-name="ce8" table:formula="of:=AVERAGE([Overview.B146:.KK146])" office:value-type="float" office:value="0">
            <text:p>#DIV/0!</text:p>
          </table:table-cell>
          <table:table-cell table:style-name="ce8" table:formula="of:=AVERAGE([Overview.B167:.KK167])" office:value-type="float" office:value="0">
            <text:p>#DIV/0!</text:p>
          </table:table-cell>
          <table:table-cell table:style-name="ce8" table:formula="of:=AVERAGE([Overview.B188:.KK188])" office:value-type="float" office:value="0">
            <text:p>#DIV/0!</text:p>
          </table:table-cell>
          <table:table-cell table:style-name="ce8" table:formula="of:=AVERAGE([Overview.B209:.KK209])" office:value-type="float" office:value="0">
            <text:p>#DIV/0!</text:p>
          </table:table-cell>
          <table:table-cell table:style-name="ce8" table:formula="of:=AVERAGE([Overview.B230:.KK230])" office:value-type="float" office:value="0">
            <text:p>#DIV/0!</text:p>
          </table:table-cell>
          <table:table-cell table:style-name="ce10" table:formula="of:=AVERAGE([Overview.B251:.KK251])" office:value-type="float" office:value="0">
            <text:p>#DIV/0!</text:p>
          </table:table-cell>
          <table:table-cell table:style-name="ce10" table:formula="of:=AVERAGE([Overview.B272:.KK272])" office:value-type="float" office:value="0">
            <text:p>#DIV/0!</text:p>
          </table:table-cell>
          <table:table-cell table:style-name="ce10" table:formula="of:=AVERAGE([Overview.B293:.KK293])" office:value-type="float" office:value="0">
            <text:p>#DIV/0!</text:p>
          </table:table-cell>
          <table:table-cell table:style-name="ce10" table:formula="of:=AVERAGE([Overview.B314:.KK314])" office:value-type="float" office:value="0">
            <text:p>#DIV/0!</text:p>
          </table:table-cell>
          <table:table-cell table:style-name="ce10" table:formula="of:=AVERAGE([Overview.B335:.KK335])" office:value-type="float" office:value="0">
            <text:p>#DIV/0!</text:p>
          </table:table-cell>
          <table:table-cell table:style-name="ce12" table:formula="of:=AVERAGE([Overview.B356:.KK356])" office:value-type="float" office:value="0">
            <text:p>#DIV/0!</text:p>
          </table:table-cell>
          <table:table-cell table:style-name="ce12" table:formula="of:=AVERAGE([Overview.B377:.KK377])" office:value-type="float" office:value="0">
            <text:p>#DIV/0!</text:p>
          </table:table-cell>
          <table:table-cell table:style-name="ce12" table:formula="of:=AVERAGE([Overview.B398:.KK398])" office:value-type="float" office:value="0">
            <text:p>#DIV/0!</text:p>
          </table:table-cell>
          <table:table-cell table:style-name="ce12" table:formula="of:=AVERAGE([Overview.B419:.KK419])" office:value-type="float" office:value="0">
            <text:p>#DIV/0!</text:p>
          </table:table-cell>
          <table:table-cell table:style-name="ce12" table:formula="of:=AVERAGE([Overview.B440:.KK440])" office:value-type="float" office:value="0">
            <text:p>#DIV/0!</text:p>
          </table:table-cell>
          <table:table-cell table:style-name="ce17" table:formula="of:=AVERAGE([Overview.B461:.KK461])" office:value-type="float" office:value="0">
            <text:p>#DIV/0!</text:p>
          </table:table-cell>
          <table:table-cell table:style-name="ce17" table:formula="of:=AVERAGE([Overview.B482:.KK482])" office:value-type="float" office:value="0">
            <text:p>#DIV/0!</text:p>
          </table:table-cell>
          <table:table-cell table:style-name="ce17" table:formula="of:=AVERAGE([Overview.B503:.KK503])" office:value-type="float" office:value="0">
            <text:p>#DIV/0!</text:p>
          </table:table-cell>
          <table:table-cell table:style-name="ce17" table:formula="of:=AVERAGE([Overview.B524:.KK524])" office:value-type="float" office:value="0">
            <text:p>#DIV/0!</text:p>
          </table:table-cell>
          <table:table-cell table:style-name="ce17" table:formula="of:=AVERAGE([Overview.B545:.KK545])" office:value-type="float" office:value="0">
            <text:p>#DIV/0!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6" table:formula="of:=AVERAGE([Overview.B42:.KK42])" office:value-type="float" office:value="0">
            <text:p>#DIV/0!</text:p>
          </table:table-cell>
          <table:table-cell table:style-name="ce6" table:formula="of:=AVERAGE([Overview.B63:.KK63])" office:value-type="float" office:value="0">
            <text:p>#DIV/0!</text:p>
          </table:table-cell>
          <table:table-cell table:style-name="ce6" table:formula="of:=AVERAGE([Overview.B84:.KK84])" office:value-type="float" office:value="0">
            <text:p>#DIV/0!</text:p>
          </table:table-cell>
          <table:table-cell table:style-name="ce6" table:formula="of:=AVERAGE([Overview.B105:.KK105])" office:value-type="float" office:value="0">
            <text:p>#DIV/0!</text:p>
          </table:table-cell>
          <table:table-cell table:style-name="ce6" table:formula="of:=AVERAGE([Overview.B126:.KK126])" office:value-type="float" office:value="0">
            <text:p>#DIV/0!</text:p>
          </table:table-cell>
          <table:table-cell table:style-name="ce8" table:formula="of:=AVERAGE([Overview.B147:.KK147])" office:value-type="float" office:value="0">
            <text:p>#DIV/0!</text:p>
          </table:table-cell>
          <table:table-cell table:style-name="ce8" table:formula="of:=AVERAGE([Overview.B168:.KK168])" office:value-type="float" office:value="0">
            <text:p>#DIV/0!</text:p>
          </table:table-cell>
          <table:table-cell table:style-name="ce8" table:formula="of:=AVERAGE([Overview.B189:.KK189])" office:value-type="float" office:value="0">
            <text:p>#DIV/0!</text:p>
          </table:table-cell>
          <table:table-cell table:style-name="ce8" table:formula="of:=AVERAGE([Overview.B210:.KK210])" office:value-type="float" office:value="0">
            <text:p>#DIV/0!</text:p>
          </table:table-cell>
          <table:table-cell table:style-name="ce8" table:formula="of:=AVERAGE([Overview.B231:.KK231])" office:value-type="float" office:value="0">
            <text:p>#DIV/0!</text:p>
          </table:table-cell>
          <table:table-cell table:style-name="ce10" table:formula="of:=AVERAGE([Overview.B252:.KK252])" office:value-type="float" office:value="0">
            <text:p>#DIV/0!</text:p>
          </table:table-cell>
          <table:table-cell table:style-name="ce10" table:formula="of:=AVERAGE([Overview.B273:.KK273])" office:value-type="float" office:value="0">
            <text:p>#DIV/0!</text:p>
          </table:table-cell>
          <table:table-cell table:style-name="ce10" table:formula="of:=AVERAGE([Overview.B294:.KK294])" office:value-type="float" office:value="0">
            <text:p>#DIV/0!</text:p>
          </table:table-cell>
          <table:table-cell table:style-name="ce10" table:formula="of:=AVERAGE([Overview.B315:.KK315])" office:value-type="float" office:value="0">
            <text:p>#DIV/0!</text:p>
          </table:table-cell>
          <table:table-cell table:style-name="ce10" table:formula="of:=AVERAGE([Overview.B336:.KK336])" office:value-type="float" office:value="0">
            <text:p>#DIV/0!</text:p>
          </table:table-cell>
          <table:table-cell table:style-name="ce12" table:formula="of:=AVERAGE([Overview.B357:.KK357])" office:value-type="float" office:value="0">
            <text:p>#DIV/0!</text:p>
          </table:table-cell>
          <table:table-cell table:style-name="ce12" table:formula="of:=AVERAGE([Overview.B378:.KK378])" office:value-type="float" office:value="0">
            <text:p>#DIV/0!</text:p>
          </table:table-cell>
          <table:table-cell table:style-name="ce12" table:formula="of:=AVERAGE([Overview.B399:.KK399])" office:value-type="float" office:value="0">
            <text:p>#DIV/0!</text:p>
          </table:table-cell>
          <table:table-cell table:style-name="ce12" table:formula="of:=AVERAGE([Overview.B420:.KK420])" office:value-type="float" office:value="0">
            <text:p>#DIV/0!</text:p>
          </table:table-cell>
          <table:table-cell table:style-name="ce12" table:formula="of:=AVERAGE([Overview.B441:.KK441])" office:value-type="float" office:value="0">
            <text:p>#DIV/0!</text:p>
          </table:table-cell>
          <table:table-cell table:style-name="ce17" table:formula="of:=AVERAGE([Overview.B462:.KK462])" office:value-type="float" office:value="0">
            <text:p>#DIV/0!</text:p>
          </table:table-cell>
          <table:table-cell table:style-name="ce17" table:formula="of:=AVERAGE([Overview.B483:.KK483])" office:value-type="float" office:value="0">
            <text:p>#DIV/0!</text:p>
          </table:table-cell>
          <table:table-cell table:style-name="ce17" table:formula="of:=AVERAGE([Overview.B504:.KK504])" office:value-type="float" office:value="0">
            <text:p>#DIV/0!</text:p>
          </table:table-cell>
          <table:table-cell table:style-name="ce17" table:formula="of:=AVERAGE([Overview.B525:.KK525])" office:value-type="float" office:value="0">
            <text:p>#DIV/0!</text:p>
          </table:table-cell>
          <table:table-cell table:style-name="ce17" table:formula="of:=AVERAGE([Overview.B546:.KK546])" office:value-type="float" office:value="0">
            <text:p>#DIV/0!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table:formula="of:=AVERAGE([Overview.B43:.KK43])" office:value-type="float" office:value="2">
            <text:p>2</text:p>
          </table:table-cell>
          <table:table-cell table:style-name="ce6" table:formula="of:=AVERAGE([Overview.B64:.KK64])" office:value-type="float" office:value="24">
            <text:p>24</text:p>
          </table:table-cell>
          <table:table-cell table:style-name="ce6" table:formula="of:=AVERAGE([Overview.B85:.KK85])" office:value-type="float" office:value="425">
            <text:p>425</text:p>
          </table:table-cell>
          <table:table-cell table:style-name="ce6" table:formula="of:=AVERAGE([Overview.B106:.KK106])" office:value-type="float" office:value="45">
            <text:p>45</text:p>
          </table:table-cell>
          <table:table-cell table:style-name="ce6" table:formula="of:=AVERAGE([Overview.B127:.KK127])" office:value-type="float" office:value="25">
            <text:p>25</text:p>
          </table:table-cell>
          <table:table-cell table:style-name="ce8" table:formula="of:=AVERAGE([Overview.B148:.KK148])" office:value-type="float" office:value="0">
            <text:p>#DIV/0!</text:p>
          </table:table-cell>
          <table:table-cell table:style-name="ce8" table:formula="of:=AVERAGE([Overview.B169:.KK169])" office:value-type="float" office:value="0">
            <text:p>#DIV/0!</text:p>
          </table:table-cell>
          <table:table-cell table:style-name="ce8" table:formula="of:=AVERAGE([Overview.B190:.KK190])" office:value-type="float" office:value="0">
            <text:p>#DIV/0!</text:p>
          </table:table-cell>
          <table:table-cell table:style-name="ce8" table:formula="of:=AVERAGE([Overview.B211:.KK211])" office:value-type="float" office:value="0">
            <text:p>#DIV/0!</text:p>
          </table:table-cell>
          <table:table-cell table:style-name="ce8" table:formula="of:=AVERAGE([Overview.B232:.KK232])" office:value-type="float" office:value="0">
            <text:p>#DIV/0!</text:p>
          </table:table-cell>
          <table:table-cell table:style-name="ce10" table:formula="of:=AVERAGE([Overview.B253:.KK253])" office:value-type="float" office:value="0">
            <text:p>#DIV/0!</text:p>
          </table:table-cell>
          <table:table-cell table:style-name="ce10" table:formula="of:=AVERAGE([Overview.B274:.KK274])" office:value-type="float" office:value="0">
            <text:p>#DIV/0!</text:p>
          </table:table-cell>
          <table:table-cell table:style-name="ce10" table:formula="of:=AVERAGE([Overview.B295:.KK295])" office:value-type="float" office:value="0">
            <text:p>#DIV/0!</text:p>
          </table:table-cell>
          <table:table-cell table:style-name="ce10" table:formula="of:=AVERAGE([Overview.B316:.KK316])" office:value-type="float" office:value="0">
            <text:p>#DIV/0!</text:p>
          </table:table-cell>
          <table:table-cell table:style-name="ce10" table:formula="of:=AVERAGE([Overview.B337:.KK337])" office:value-type="float" office:value="0">
            <text:p>#DIV/0!</text:p>
          </table:table-cell>
          <table:table-cell table:style-name="ce12" table:formula="of:=AVERAGE([Overview.B358:.KK358])" office:value-type="float" office:value="3">
            <text:p>3</text:p>
          </table:table-cell>
          <table:table-cell table:style-name="ce12" table:formula="of:=AVERAGE([Overview.B379:.KK379])" office:value-type="float" office:value="30">
            <text:p>30</text:p>
          </table:table-cell>
          <table:table-cell table:style-name="ce12" table:formula="of:=AVERAGE([Overview.B400:.KK400])" office:value-type="float" office:value="225">
            <text:p>225</text:p>
          </table:table-cell>
          <table:table-cell table:style-name="ce12" table:formula="of:=AVERAGE([Overview.B421:.KK421])" office:value-type="float" office:value="20">
            <text:p>20</text:p>
          </table:table-cell>
          <table:table-cell table:style-name="ce12" table:formula="of:=AVERAGE([Overview.B442:.KK442])" office:value-type="float" office:value="25">
            <text:p>25</text:p>
          </table:table-cell>
          <table:table-cell table:style-name="ce17" table:formula="of:=AVERAGE([Overview.B463:.KK463])" office:value-type="float" office:value="3">
            <text:p>3</text:p>
          </table:table-cell>
          <table:table-cell table:style-name="ce17" table:formula="of:=AVERAGE([Overview.B484:.KK484])" office:value-type="float" office:value="29">
            <text:p>29</text:p>
          </table:table-cell>
          <table:table-cell table:style-name="ce17" table:formula="of:=AVERAGE([Overview.B505:.KK505])" office:value-type="float" office:value="367.5">
            <text:p>367,5</text:p>
          </table:table-cell>
          <table:table-cell table:style-name="ce17" table:formula="of:=AVERAGE([Overview.B526:.KK526])" office:value-type="float" office:value="61.1666666666667">
            <text:p>61,1666666667</text:p>
          </table:table-cell>
          <table:table-cell table:style-name="ce17" table:formula="of:=AVERAGE([Overview.B547:.KK547])" office:value-type="float" office:value="1.33333333333333">
            <text:p>1,3333333333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6" table:formula="of:=AVERAGE([Overview.B44:.KK44])" office:value-type="float" office:value="3.4">
            <text:p>3,4</text:p>
          </table:table-cell>
          <table:table-cell table:style-name="ce6" table:formula="of:=AVERAGE([Overview.B65:.KK65])" office:value-type="float" office:value="42">
            <text:p>42</text:p>
          </table:table-cell>
          <table:table-cell table:style-name="ce6" table:formula="of:=AVERAGE([Overview.B86:.KK86])" office:value-type="float" office:value="410">
            <text:p>410</text:p>
          </table:table-cell>
          <table:table-cell table:style-name="ce6" table:formula="of:=AVERAGE([Overview.B107:.KK107])" office:value-type="float" office:value="63.8">
            <text:p>63,8</text:p>
          </table:table-cell>
          <table:table-cell table:style-name="ce6" table:formula="of:=AVERAGE([Overview.B128:.KK128])" office:value-type="float" office:value="4.6">
            <text:p>4,6</text:p>
          </table:table-cell>
          <table:table-cell table:style-name="ce8" table:formula="of:=AVERAGE([Overview.B149:.KK149])" office:value-type="float" office:value="3.33333333333333">
            <text:p>3,3333333333</text:p>
          </table:table-cell>
          <table:table-cell table:style-name="ce8" table:formula="of:=AVERAGE([Overview.B170:.KK170])" office:value-type="float" office:value="36">
            <text:p>36</text:p>
          </table:table-cell>
          <table:table-cell table:style-name="ce8" table:formula="of:=AVERAGE([Overview.B191:.KK191])" office:value-type="float" office:value="405">
            <text:p>405</text:p>
          </table:table-cell>
          <table:table-cell table:style-name="ce8" table:formula="of:=AVERAGE([Overview.B212:.KK212])" office:value-type="float" office:value="63.3333333333333">
            <text:p>63,3333333333</text:p>
          </table:table-cell>
          <table:table-cell table:style-name="ce8" table:formula="of:=AVERAGE([Overview.B233:.KK233])" office:value-type="float" office:value="3">
            <text:p>3</text:p>
          </table:table-cell>
          <table:table-cell table:style-name="ce10" table:formula="of:=AVERAGE([Overview.B254:.KK254])" office:value-type="float" office:value="2.33333333333333">
            <text:p>2,3333333333</text:p>
          </table:table-cell>
          <table:table-cell table:style-name="ce10" table:formula="of:=AVERAGE([Overview.B275:.KK275])" office:value-type="float" office:value="30">
            <text:p>30</text:p>
          </table:table-cell>
          <table:table-cell table:style-name="ce10" table:formula="of:=AVERAGE([Overview.B296:.KK296])" office:value-type="float" office:value="546.666666666667">
            <text:p>546,6666666667</text:p>
          </table:table-cell>
          <table:table-cell table:style-name="ce10" table:formula="of:=AVERAGE([Overview.B317:.KK317])" office:value-type="float" office:value="82.3333333333333">
            <text:p>82,3333333333</text:p>
          </table:table-cell>
          <table:table-cell table:style-name="ce10" table:formula="of:=AVERAGE([Overview.B338:.KK338])" office:value-type="float" office:value="3">
            <text:p>3</text:p>
          </table:table-cell>
          <table:table-cell table:style-name="ce12" table:formula="of:=AVERAGE([Overview.B359:.KK359])" office:value-type="float" office:value="0">
            <text:p>#DIV/0!</text:p>
          </table:table-cell>
          <table:table-cell table:style-name="ce12" table:formula="of:=AVERAGE([Overview.B380:.KK380])" office:value-type="float" office:value="0">
            <text:p>#DIV/0!</text:p>
          </table:table-cell>
          <table:table-cell table:style-name="ce12" table:formula="of:=AVERAGE([Overview.B401:.KK401])" office:value-type="float" office:value="0">
            <text:p>#DIV/0!</text:p>
          </table:table-cell>
          <table:table-cell table:style-name="ce12" table:formula="of:=AVERAGE([Overview.B422:.KK422])" office:value-type="float" office:value="0">
            <text:p>#DIV/0!</text:p>
          </table:table-cell>
          <table:table-cell table:style-name="ce12" table:formula="of:=AVERAGE([Overview.B443:.KK443])" office:value-type="float" office:value="0">
            <text:p>#DIV/0!</text:p>
          </table:table-cell>
          <table:table-cell table:style-name="ce17" table:formula="of:=AVERAGE([Overview.B464:.KK464])" office:value-type="float" office:value="3.38461538461538">
            <text:p>3,3846153846</text:p>
          </table:table-cell>
          <table:table-cell table:style-name="ce17" table:formula="of:=AVERAGE([Overview.B485:.KK485])" office:value-type="float" office:value="41.5384615384615">
            <text:p>41,5384615385</text:p>
          </table:table-cell>
          <table:table-cell table:style-name="ce17" table:formula="of:=AVERAGE([Overview.B506:.KK506])" office:value-type="float" office:value="461.153846153846">
            <text:p>461,1538461538</text:p>
          </table:table-cell>
          <table:table-cell table:style-name="ce17" table:formula="of:=AVERAGE([Overview.B527:.KK527])" office:value-type="float" office:value="55.6153846153846">
            <text:p>55,6153846154</text:p>
          </table:table-cell>
          <table:table-cell table:style-name="ce17" table:formula="of:=AVERAGE([Overview.B548:.KK548])" office:value-type="float" office:value="11.3846153846154">
            <text:p>11,3846153846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 table:formula="of:=AVERAGE([Overview.B45:.KK45])" office:value-type="float" office:value="0">
            <text:p>#DIV/0!</text:p>
          </table:table-cell>
          <table:table-cell table:style-name="ce6" table:formula="of:=AVERAGE([Overview.B66:.KK66])" office:value-type="float" office:value="0">
            <text:p>#DIV/0!</text:p>
          </table:table-cell>
          <table:table-cell table:style-name="ce6" table:formula="of:=AVERAGE([Overview.B87:.KK87])" office:value-type="float" office:value="0">
            <text:p>#DIV/0!</text:p>
          </table:table-cell>
          <table:table-cell table:style-name="ce6" table:formula="of:=AVERAGE([Overview.B108:.KK108])" office:value-type="float" office:value="0">
            <text:p>#DIV/0!</text:p>
          </table:table-cell>
          <table:table-cell table:style-name="ce6" table:formula="of:=AVERAGE([Overview.B129:.KK129])" office:value-type="float" office:value="0">
            <text:p>#DIV/0!</text:p>
          </table:table-cell>
          <table:table-cell table:style-name="ce8" table:formula="of:=AVERAGE([Overview.B150:.KK150])" office:value-type="float" office:value="0">
            <text:p>#DIV/0!</text:p>
          </table:table-cell>
          <table:table-cell table:style-name="ce8" table:formula="of:=AVERAGE([Overview.B171:.KK171])" office:value-type="float" office:value="0">
            <text:p>#DIV/0!</text:p>
          </table:table-cell>
          <table:table-cell table:style-name="ce8" table:formula="of:=AVERAGE([Overview.B192:.KK192])" office:value-type="float" office:value="0">
            <text:p>#DIV/0!</text:p>
          </table:table-cell>
          <table:table-cell table:style-name="ce8" table:formula="of:=AVERAGE([Overview.B213:.KK213])" office:value-type="float" office:value="0">
            <text:p>#DIV/0!</text:p>
          </table:table-cell>
          <table:table-cell table:style-name="ce8" table:formula="of:=AVERAGE([Overview.B234:.KK234])" office:value-type="float" office:value="0">
            <text:p>#DIV/0!</text:p>
          </table:table-cell>
          <table:table-cell table:style-name="ce10" table:formula="of:=AVERAGE([Overview.B255:.KK255])" office:value-type="float" office:value="0">
            <text:p>#DIV/0!</text:p>
          </table:table-cell>
          <table:table-cell table:style-name="ce10" table:formula="of:=AVERAGE([Overview.B276:.KK276])" office:value-type="float" office:value="0">
            <text:p>#DIV/0!</text:p>
          </table:table-cell>
          <table:table-cell table:style-name="ce10" table:formula="of:=AVERAGE([Overview.B297:.KK297])" office:value-type="float" office:value="0">
            <text:p>#DIV/0!</text:p>
          </table:table-cell>
          <table:table-cell table:style-name="ce10" table:formula="of:=AVERAGE([Overview.B318:.KK318])" office:value-type="float" office:value="0">
            <text:p>#DIV/0!</text:p>
          </table:table-cell>
          <table:table-cell table:style-name="ce10" table:formula="of:=AVERAGE([Overview.B339:.KK339])" office:value-type="float" office:value="0">
            <text:p>#DIV/0!</text:p>
          </table:table-cell>
          <table:table-cell table:style-name="ce12" table:formula="of:=AVERAGE([Overview.B360:.KK360])" office:value-type="float" office:value="0">
            <text:p>#DIV/0!</text:p>
          </table:table-cell>
          <table:table-cell table:style-name="ce12" table:formula="of:=AVERAGE([Overview.B381:.KK381])" office:value-type="float" office:value="0">
            <text:p>#DIV/0!</text:p>
          </table:table-cell>
          <table:table-cell table:style-name="ce12" table:formula="of:=AVERAGE([Overview.B402:.KK402])" office:value-type="float" office:value="0">
            <text:p>#DIV/0!</text:p>
          </table:table-cell>
          <table:table-cell table:style-name="ce12" table:formula="of:=AVERAGE([Overview.B423:.KK423])" office:value-type="float" office:value="0">
            <text:p>#DIV/0!</text:p>
          </table:table-cell>
          <table:table-cell table:style-name="ce12" table:formula="of:=AVERAGE([Overview.B444:.KK444])" office:value-type="float" office:value="0">
            <text:p>#DIV/0!</text:p>
          </table:table-cell>
          <table:table-cell table:style-name="ce17" table:formula="of:=AVERAGE([Overview.B465:.KK465])" office:value-type="float" office:value="0">
            <text:p>#DIV/0!</text:p>
          </table:table-cell>
          <table:table-cell table:style-name="ce17" table:formula="of:=AVERAGE([Overview.B486:.KK486])" office:value-type="float" office:value="0">
            <text:p>#DIV/0!</text:p>
          </table:table-cell>
          <table:table-cell table:style-name="ce17" table:formula="of:=AVERAGE([Overview.B507:.KK507])" office:value-type="float" office:value="0">
            <text:p>#DIV/0!</text:p>
          </table:table-cell>
          <table:table-cell table:style-name="ce17" table:formula="of:=AVERAGE([Overview.B528:.KK528])" office:value-type="float" office:value="0">
            <text:p>#DIV/0!</text:p>
          </table:table-cell>
          <table:table-cell table:style-name="ce17" table:formula="of:=AVERAGE([Overview.B549:.KK549])" office:value-type="float" office:value="0">
            <text:p>#DIV/0!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 table:formula="of:=AVERAGE([Overview.B46:.KK46])" office:value-type="float" office:value="5.75">
            <text:p>5,75</text:p>
          </table:table-cell>
          <table:table-cell table:style-name="ce6" table:formula="of:=AVERAGE([Overview.B67:.KK67])" office:value-type="float" office:value="99">
            <text:p>99</text:p>
          </table:table-cell>
          <table:table-cell table:style-name="ce6" table:formula="of:=AVERAGE([Overview.B88:.KK88])" office:value-type="float" office:value="382.5">
            <text:p>382,5</text:p>
          </table:table-cell>
          <table:table-cell table:style-name="ce6" table:formula="of:=AVERAGE([Overview.B109:.KK109])" office:value-type="float" office:value="43.5">
            <text:p>43,5</text:p>
          </table:table-cell>
          <table:table-cell table:style-name="ce6" table:formula="of:=AVERAGE([Overview.B130:.KK130])" office:value-type="float" office:value="8.25">
            <text:p>8,25</text:p>
          </table:table-cell>
          <table:table-cell table:style-name="ce8" table:formula="of:=AVERAGE([Overview.B151:.KK151])" office:value-type="float" office:value="3.25">
            <text:p>3,25</text:p>
          </table:table-cell>
          <table:table-cell table:style-name="ce8" table:formula="of:=AVERAGE([Overview.B172:.KK172])" office:value-type="float" office:value="60">
            <text:p>60</text:p>
          </table:table-cell>
          <table:table-cell table:style-name="ce8" table:formula="of:=AVERAGE([Overview.B193:.KK193])" office:value-type="float" office:value="883.75">
            <text:p>883,75</text:p>
          </table:table-cell>
          <table:table-cell table:style-name="ce8" table:formula="of:=AVERAGE([Overview.B214:.KK214])" office:value-type="float" office:value="84">
            <text:p>84</text:p>
          </table:table-cell>
          <table:table-cell table:style-name="ce8" table:formula="of:=AVERAGE([Overview.B235:.KK235])" office:value-type="float" office:value="24.5">
            <text:p>24,5</text:p>
          </table:table-cell>
          <table:table-cell table:style-name="ce10" table:formula="of:=AVERAGE([Overview.B256:.KK256])" office:value-type="float" office:value="4.5">
            <text:p>4,5</text:p>
          </table:table-cell>
          <table:table-cell table:style-name="ce10" table:formula="of:=AVERAGE([Overview.B277:.KK277])" office:value-type="float" office:value="63.5">
            <text:p>63,5</text:p>
          </table:table-cell>
          <table:table-cell table:style-name="ce10" table:formula="of:=AVERAGE([Overview.B298:.KK298])" office:value-type="float" office:value="650">
            <text:p>650</text:p>
          </table:table-cell>
          <table:table-cell table:style-name="ce10" table:formula="of:=AVERAGE([Overview.B319:.KK319])" office:value-type="float" office:value="80">
            <text:p>80</text:p>
          </table:table-cell>
          <table:table-cell table:style-name="ce10" table:formula="of:=AVERAGE([Overview.B340:.KK340])" office:value-type="float" office:value="10.5">
            <text:p>10,5</text:p>
          </table:table-cell>
          <table:table-cell table:style-name="ce12" table:formula="of:=AVERAGE([Overview.B361:.KK361])" office:value-type="float" office:value="4.6">
            <text:p>4,6</text:p>
          </table:table-cell>
          <table:table-cell table:style-name="ce12" table:formula="of:=AVERAGE([Overview.B382:.KK382])" office:value-type="float" office:value="77">
            <text:p>77</text:p>
          </table:table-cell>
          <table:table-cell table:style-name="ce12" table:formula="of:=AVERAGE([Overview.B403:.KK403])" office:value-type="float" office:value="667">
            <text:p>667</text:p>
          </table:table-cell>
          <table:table-cell table:style-name="ce12" table:formula="of:=AVERAGE([Overview.B424:.KK424])" office:value-type="float" office:value="79.4">
            <text:p>79,4</text:p>
          </table:table-cell>
          <table:table-cell table:style-name="ce12" table:formula="of:=AVERAGE([Overview.B445:.KK445])" office:value-type="float" office:value="10.4">
            <text:p>10,4</text:p>
          </table:table-cell>
          <table:table-cell table:style-name="ce17" table:formula="of:=AVERAGE([Overview.B466:.KK466])" office:value-type="float" office:value="5.05882352941176">
            <text:p>5,0588235294</text:p>
          </table:table-cell>
          <table:table-cell table:style-name="ce17" table:formula="of:=AVERAGE([Overview.B487:.KK487])" office:value-type="float" office:value="80.0588235294118">
            <text:p>80,0588235294</text:p>
          </table:table-cell>
          <table:table-cell table:style-name="ce17" table:formula="of:=AVERAGE([Overview.B508:.KK508])" office:value-type="float" office:value="684.705882352941">
            <text:p>684,7058823529</text:p>
          </table:table-cell>
          <table:table-cell table:style-name="ce17" table:formula="of:=AVERAGE([Overview.B529:.KK529])" office:value-type="float" office:value="91.8823529411765">
            <text:p>91,8823529412</text:p>
          </table:table-cell>
          <table:table-cell table:style-name="ce17" table:formula="of:=AVERAGE([Overview.B550:.KK550])" office:value-type="float" office:value="6.70588235294118">
            <text:p>6,7058823529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table:formula="of:=AVERAGE([Overview.B47:.KK47])" office:value-type="float" office:value="6">
            <text:p>6</text:p>
          </table:table-cell>
          <table:table-cell table:style-name="ce6" table:formula="of:=AVERAGE([Overview.B68:.KK68])" office:value-type="float" office:value="111">
            <text:p>111</text:p>
          </table:table-cell>
          <table:table-cell table:style-name="ce6" table:formula="of:=AVERAGE([Overview.B89:.KK89])" office:value-type="float" office:value="805">
            <text:p>805</text:p>
          </table:table-cell>
          <table:table-cell table:style-name="ce6" table:formula="of:=AVERAGE([Overview.B110:.KK110])" office:value-type="float" office:value="91">
            <text:p>91</text:p>
          </table:table-cell>
          <table:table-cell table:style-name="ce6" table:formula="of:=AVERAGE([Overview.B131:.KK131])" office:value-type="float" office:value="25">
            <text:p>25</text:p>
          </table:table-cell>
          <table:table-cell table:style-name="ce8" table:formula="of:=AVERAGE([Overview.B152:.KK152])" office:value-type="float" office:value="6">
            <text:p>6</text:p>
          </table:table-cell>
          <table:table-cell table:style-name="ce8" table:formula="of:=AVERAGE([Overview.B173:.KK173])" office:value-type="float" office:value="105">
            <text:p>105</text:p>
          </table:table-cell>
          <table:table-cell table:style-name="ce8" table:formula="of:=AVERAGE([Overview.B194:.KK194])" office:value-type="float" office:value="860">
            <text:p>860</text:p>
          </table:table-cell>
          <table:table-cell table:style-name="ce8" table:formula="of:=AVERAGE([Overview.B215:.KK215])" office:value-type="float" office:value="126">
            <text:p>126</text:p>
          </table:table-cell>
          <table:table-cell table:style-name="ce8" table:formula="of:=AVERAGE([Overview.B236:.KK236])" office:value-type="float" office:value="5">
            <text:p>5</text:p>
          </table:table-cell>
          <table:table-cell table:style-name="ce10" table:formula="of:=AVERAGE([Overview.B257:.KK257])" office:value-type="float" office:value="4.5">
            <text:p>4,5</text:p>
          </table:table-cell>
          <table:table-cell table:style-name="ce10" table:formula="of:=AVERAGE([Overview.B278:.KK278])" office:value-type="float" office:value="79.5">
            <text:p>79,5</text:p>
          </table:table-cell>
          <table:table-cell table:style-name="ce10" table:formula="of:=AVERAGE([Overview.B299:.KK299])" office:value-type="float" office:value="972.5">
            <text:p>972,5</text:p>
          </table:table-cell>
          <table:table-cell table:style-name="ce10" table:formula="of:=AVERAGE([Overview.B320:.KK320])" office:value-type="float" office:value="120">
            <text:p>120</text:p>
          </table:table-cell>
          <table:table-cell table:style-name="ce10" table:formula="of:=AVERAGE([Overview.B341:.KK341])" office:value-type="float" office:value="5">
            <text:p>5</text:p>
          </table:table-cell>
          <table:table-cell table:style-name="ce12" table:formula="of:=AVERAGE([Overview.B362:.KK362])" office:value-type="float" office:value="4.5">
            <text:p>4,5</text:p>
          </table:table-cell>
          <table:table-cell table:style-name="ce12" table:formula="of:=AVERAGE([Overview.B383:.KK383])" office:value-type="float" office:value="87">
            <text:p>87</text:p>
          </table:table-cell>
          <table:table-cell table:style-name="ce12" table:formula="of:=AVERAGE([Overview.B404:.KK404])" office:value-type="float" office:value="812.5">
            <text:p>812,5</text:p>
          </table:table-cell>
          <table:table-cell table:style-name="ce12" table:formula="of:=AVERAGE([Overview.B425:.KK425])" office:value-type="float" office:value="98.5">
            <text:p>98,5</text:p>
          </table:table-cell>
          <table:table-cell table:style-name="ce12" table:formula="of:=AVERAGE([Overview.B446:.KK446])" office:value-type="float" office:value="6.5">
            <text:p>6,5</text:p>
          </table:table-cell>
          <table:table-cell table:style-name="ce17" table:formula="of:=AVERAGE([Overview.B467:.KK467])" office:value-type="float" office:value="5.375">
            <text:p>5,375</text:p>
          </table:table-cell>
          <table:table-cell table:style-name="ce17" table:formula="of:=AVERAGE([Overview.B488:.KK488])" office:value-type="float" office:value="89.9375">
            <text:p>89,9375</text:p>
          </table:table-cell>
          <table:table-cell table:style-name="ce17" table:formula="of:=AVERAGE([Overview.B509:.KK509])" office:value-type="float" office:value="755">
            <text:p>755</text:p>
          </table:table-cell>
          <table:table-cell table:style-name="ce17" table:formula="of:=AVERAGE([Overview.B530:.KK530])" office:value-type="float" office:value="87.5625">
            <text:p>87,5625</text:p>
          </table:table-cell>
          <table:table-cell table:style-name="ce17" table:formula="of:=AVERAGE([Overview.B551:.KK551])" office:value-type="float" office:value="12.625">
            <text:p>12,625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 table:formula="of:=AVERAGE([Overview.B48:.KK48])" office:value-type="float" office:value="6.71428571428571">
            <text:p>6,7142857143</text:p>
          </table:table-cell>
          <table:table-cell table:style-name="ce6" table:formula="of:=AVERAGE([Overview.B69:.KK69])" office:value-type="float" office:value="133.928571428571">
            <text:p>133,9285714286</text:p>
          </table:table-cell>
          <table:table-cell table:style-name="ce6" table:formula="of:=AVERAGE([Overview.B90:.KK90])" office:value-type="float" office:value="966.071428571429">
            <text:p>966,0714285714</text:p>
          </table:table-cell>
          <table:table-cell table:style-name="ce6" table:formula="of:=AVERAGE([Overview.B111:.KK111])" office:value-type="float" office:value="111.642857142857">
            <text:p>111,6428571429</text:p>
          </table:table-cell>
          <table:table-cell table:style-name="ce6" table:formula="of:=AVERAGE([Overview.B132:.KK132])" office:value-type="float" office:value="9.28571428571429">
            <text:p>9,2857142857</text:p>
          </table:table-cell>
          <table:table-cell table:style-name="ce8" table:formula="of:=AVERAGE([Overview.B153:.KK153])" office:value-type="float" office:value="6.63636363636364">
            <text:p>6,6363636364</text:p>
          </table:table-cell>
          <table:table-cell table:style-name="ce8" table:formula="of:=AVERAGE([Overview.B174:.KK174])" office:value-type="float" office:value="136.272727272727">
            <text:p>136,2727272727</text:p>
          </table:table-cell>
          <table:table-cell table:style-name="ce8" table:formula="of:=AVERAGE([Overview.B195:.KK195])" office:value-type="float" office:value="929.090909090909">
            <text:p>929,0909090909</text:p>
          </table:table-cell>
          <table:table-cell table:style-name="ce8" table:formula="of:=AVERAGE([Overview.B216:.KK216])" office:value-type="float" office:value="99.9090909090909">
            <text:p>99,9090909091</text:p>
          </table:table-cell>
          <table:table-cell table:style-name="ce8" table:formula="of:=AVERAGE([Overview.B237:.KK237])" office:value-type="float" office:value="11.0909090909091">
            <text:p>11,0909090909</text:p>
          </table:table-cell>
          <table:table-cell table:style-name="ce10" table:formula="of:=AVERAGE([Overview.B258:.KK258])" office:value-type="float" office:value="5.9">
            <text:p>5,9</text:p>
          </table:table-cell>
          <table:table-cell table:style-name="ce10" table:formula="of:=AVERAGE([Overview.B279:.KK279])" office:value-type="float" office:value="123.6">
            <text:p>123,6</text:p>
          </table:table-cell>
          <table:table-cell table:style-name="ce10" table:formula="of:=AVERAGE([Overview.B300:.KK300])" office:value-type="float" office:value="1005">
            <text:p>1005</text:p>
          </table:table-cell>
          <table:table-cell table:style-name="ce10" table:formula="of:=AVERAGE([Overview.B321:.KK321])" office:value-type="float" office:value="111.1">
            <text:p>111,1</text:p>
          </table:table-cell>
          <table:table-cell table:style-name="ce10" table:formula="of:=AVERAGE([Overview.B342:.KK342])" office:value-type="float" office:value="9.4">
            <text:p>9,4</text:p>
          </table:table-cell>
          <table:table-cell table:style-name="ce12" table:formula="of:=AVERAGE([Overview.B363:.KK363])" office:value-type="float" office:value="7.25">
            <text:p>7,25</text:p>
          </table:table-cell>
          <table:table-cell table:style-name="ce12" table:formula="of:=AVERAGE([Overview.B384:.KK384])" office:value-type="float" office:value="134.25">
            <text:p>134,25</text:p>
          </table:table-cell>
          <table:table-cell table:style-name="ce12" table:formula="of:=AVERAGE([Overview.B405:.KK405])" office:value-type="float" office:value="993.75">
            <text:p>993,75</text:p>
          </table:table-cell>
          <table:table-cell table:style-name="ce12" table:formula="of:=AVERAGE([Overview.B426:.KK426])" office:value-type="float" office:value="119.25">
            <text:p>119,25</text:p>
          </table:table-cell>
          <table:table-cell table:style-name="ce12" table:formula="of:=AVERAGE([Overview.B447:.KK447])" office:value-type="float" office:value="3.25">
            <text:p>3,25</text:p>
          </table:table-cell>
          <table:table-cell table:style-name="ce17" table:formula="of:=AVERAGE([Overview.B468:.KK468])" office:value-type="float" office:value="5.36363636363636">
            <text:p>5,3636363636</text:p>
          </table:table-cell>
          <table:table-cell table:style-name="ce17" table:formula="of:=AVERAGE([Overview.B489:.KK489])" office:value-type="float" office:value="109.969696969697">
            <text:p>109,9696969697</text:p>
          </table:table-cell>
          <table:table-cell table:style-name="ce17" table:formula="of:=AVERAGE([Overview.B510:.KK510])" office:value-type="float" office:value="1026.21212121212">
            <text:p>1026,2121212121</text:p>
          </table:table-cell>
          <table:table-cell table:style-name="ce17" table:formula="of:=AVERAGE([Overview.B531:.KK531])" office:value-type="float" office:value="107.121212121212">
            <text:p>107,1212121212</text:p>
          </table:table-cell>
          <table:table-cell table:style-name="ce17" table:formula="of:=AVERAGE([Overview.B552:.KK552])" office:value-type="float" office:value="12.8484848484848">
            <text:p>12,8484848485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 table:formula="of:=AVERAGE([Overview.B49:.KK49])" office:value-type="float" office:value="0">
            <text:p>#DIV/0!</text:p>
          </table:table-cell>
          <table:table-cell table:style-name="ce6" table:formula="of:=AVERAGE([Overview.B70:.KK70])" office:value-type="float" office:value="0">
            <text:p>#DIV/0!</text:p>
          </table:table-cell>
          <table:table-cell table:style-name="ce6" table:formula="of:=AVERAGE([Overview.B91:.KK91])" office:value-type="float" office:value="0">
            <text:p>#DIV/0!</text:p>
          </table:table-cell>
          <table:table-cell table:style-name="ce6" table:formula="of:=AVERAGE([Overview.B112:.KK112])" office:value-type="float" office:value="0">
            <text:p>#DIV/0!</text:p>
          </table:table-cell>
          <table:table-cell table:style-name="ce6" table:formula="of:=AVERAGE([Overview.B133:.KK133])" office:value-type="float" office:value="0">
            <text:p>#DIV/0!</text:p>
          </table:table-cell>
          <table:table-cell table:style-name="ce8" table:formula="of:=AVERAGE([Overview.B154:.KK154])" office:value-type="float" office:value="0">
            <text:p>#DIV/0!</text:p>
          </table:table-cell>
          <table:table-cell table:style-name="ce8" table:formula="of:=AVERAGE([Overview.B175:.KK175])" office:value-type="float" office:value="0">
            <text:p>#DIV/0!</text:p>
          </table:table-cell>
          <table:table-cell table:style-name="ce8" table:formula="of:=AVERAGE([Overview.B196:.KK196])" office:value-type="float" office:value="0">
            <text:p>#DIV/0!</text:p>
          </table:table-cell>
          <table:table-cell table:style-name="ce8" table:formula="of:=AVERAGE([Overview.B217:.KK217])" office:value-type="float" office:value="0">
            <text:p>#DIV/0!</text:p>
          </table:table-cell>
          <table:table-cell table:style-name="ce8" table:formula="of:=AVERAGE([Overview.B238:.KK238])" office:value-type="float" office:value="0">
            <text:p>#DIV/0!</text:p>
          </table:table-cell>
          <table:table-cell table:style-name="ce10" table:formula="of:=AVERAGE([Overview.B259:.KK259])" office:value-type="float" office:value="0">
            <text:p>#DIV/0!</text:p>
          </table:table-cell>
          <table:table-cell table:style-name="ce10" table:formula="of:=AVERAGE([Overview.B280:.KK280])" office:value-type="float" office:value="0">
            <text:p>#DIV/0!</text:p>
          </table:table-cell>
          <table:table-cell table:style-name="ce10" table:formula="of:=AVERAGE([Overview.B301:.KK301])" office:value-type="float" office:value="0">
            <text:p>#DIV/0!</text:p>
          </table:table-cell>
          <table:table-cell table:style-name="ce10" table:formula="of:=AVERAGE([Overview.B322:.KK322])" office:value-type="float" office:value="0">
            <text:p>#DIV/0!</text:p>
          </table:table-cell>
          <table:table-cell table:style-name="ce10" table:formula="of:=AVERAGE([Overview.B343:.KK343])" office:value-type="float" office:value="0">
            <text:p>#DIV/0!</text:p>
          </table:table-cell>
          <table:table-cell table:style-name="ce12" table:formula="of:=AVERAGE([Overview.B364:.KK364])" office:value-type="float" office:value="0">
            <text:p>#DIV/0!</text:p>
          </table:table-cell>
          <table:table-cell table:style-name="ce12" table:formula="of:=AVERAGE([Overview.B385:.KK385])" office:value-type="float" office:value="0">
            <text:p>#DIV/0!</text:p>
          </table:table-cell>
          <table:table-cell table:style-name="ce12" table:formula="of:=AVERAGE([Overview.B406:.KK406])" office:value-type="float" office:value="0">
            <text:p>#DIV/0!</text:p>
          </table:table-cell>
          <table:table-cell table:style-name="ce12" table:formula="of:=AVERAGE([Overview.B427:.KK427])" office:value-type="float" office:value="0">
            <text:p>#DIV/0!</text:p>
          </table:table-cell>
          <table:table-cell table:style-name="ce12" table:formula="of:=AVERAGE([Overview.B448:.KK448])" office:value-type="float" office:value="0">
            <text:p>#DIV/0!</text:p>
          </table:table-cell>
          <table:table-cell table:style-name="ce17" table:formula="of:=AVERAGE([Overview.B469:.KK469])" office:value-type="float" office:value="0">
            <text:p>#DIV/0!</text:p>
          </table:table-cell>
          <table:table-cell table:style-name="ce17" table:formula="of:=AVERAGE([Overview.B490:.KK490])" office:value-type="float" office:value="0">
            <text:p>#DIV/0!</text:p>
          </table:table-cell>
          <table:table-cell table:style-name="ce17" table:formula="of:=AVERAGE([Overview.B511:.KK511])" office:value-type="float" office:value="0">
            <text:p>#DIV/0!</text:p>
          </table:table-cell>
          <table:table-cell table:style-name="ce17" table:formula="of:=AVERAGE([Overview.B532:.KK532])" office:value-type="float" office:value="0">
            <text:p>#DIV/0!</text:p>
          </table:table-cell>
          <table:table-cell table:style-name="ce17" table:formula="of:=AVERAGE([Overview.B553:.KK553])" office:value-type="float" office:value="0">
            <text:p>#DIV/0!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 table:formula="of:=AVERAGE([Overview.B50:.KK50])" office:value-type="float" office:value="8.23076923076923">
            <text:p>8,2307692308</text:p>
          </table:table-cell>
          <table:table-cell table:style-name="ce6" table:formula="of:=AVERAGE([Overview.B71:.KK71])" office:value-type="float" office:value="183.615384615385">
            <text:p>183,6153846154</text:p>
          </table:table-cell>
          <table:table-cell table:style-name="ce6" table:formula="of:=AVERAGE([Overview.B92:.KK92])" office:value-type="float" office:value="1470.38461538462">
            <text:p>1470,3846153846</text:p>
          </table:table-cell>
          <table:table-cell table:style-name="ce6" table:formula="of:=AVERAGE([Overview.B113:.KK113])" office:value-type="float" office:value="128.692307692308">
            <text:p>128,6923076923</text:p>
          </table:table-cell>
          <table:table-cell table:style-name="ce6" table:formula="of:=AVERAGE([Overview.B134:.KK134])" office:value-type="float" office:value="4.61538461538462">
            <text:p>4,6153846154</text:p>
          </table:table-cell>
          <table:table-cell table:style-name="ce8" table:formula="of:=AVERAGE([Overview.B155:.KK155])" office:value-type="float" office:value="7.66666666666667">
            <text:p>7,6666666667</text:p>
          </table:table-cell>
          <table:table-cell table:style-name="ce8" table:formula="of:=AVERAGE([Overview.B176:.KK176])" office:value-type="float" office:value="159.933333333333">
            <text:p>159,9333333333</text:p>
          </table:table-cell>
          <table:table-cell table:style-name="ce8" table:formula="of:=AVERAGE([Overview.B197:.KK197])" office:value-type="float" office:value="1374">
            <text:p>1374</text:p>
          </table:table-cell>
          <table:table-cell table:style-name="ce8" table:formula="of:=AVERAGE([Overview.B218:.KK218])" office:value-type="float" office:value="123.4">
            <text:p>123,4</text:p>
          </table:table-cell>
          <table:table-cell table:style-name="ce8" table:formula="of:=AVERAGE([Overview.B239:.KK239])" office:value-type="float" office:value="12.1333333333333">
            <text:p>12,1333333333</text:p>
          </table:table-cell>
          <table:table-cell table:style-name="ce10" table:formula="of:=AVERAGE([Overview.B260:.KK260])" office:value-type="float" office:value="8.08333333333333">
            <text:p>8,0833333333</text:p>
          </table:table-cell>
          <table:table-cell table:style-name="ce10" table:formula="of:=AVERAGE([Overview.B281:.KK281])" office:value-type="float" office:value="176.5">
            <text:p>176,5</text:p>
          </table:table-cell>
          <table:table-cell table:style-name="ce10" table:formula="of:=AVERAGE([Overview.B302:.KK302])" office:value-type="float" office:value="1624.58333333333">
            <text:p>1624,5833333333</text:p>
          </table:table-cell>
          <table:table-cell table:style-name="ce10" table:formula="of:=AVERAGE([Overview.B323:.KK323])" office:value-type="float" office:value="142.583333333333">
            <text:p>142,5833333333</text:p>
          </table:table-cell>
          <table:table-cell table:style-name="ce10" table:formula="of:=AVERAGE([Overview.B344:.KK344])" office:value-type="float" office:value="17.5">
            <text:p>17,5</text:p>
          </table:table-cell>
          <table:table-cell table:style-name="ce12" table:formula="of:=AVERAGE([Overview.B365:.KK365])" office:value-type="float" office:value="7.71428571428571">
            <text:p>7,7142857143</text:p>
          </table:table-cell>
          <table:table-cell table:style-name="ce12" table:formula="of:=AVERAGE([Overview.B386:.KK386])" office:value-type="float" office:value="160.428571428571">
            <text:p>160,4285714286</text:p>
          </table:table-cell>
          <table:table-cell table:style-name="ce12" table:formula="of:=AVERAGE([Overview.B407:.KK407])" office:value-type="float" office:value="1412.85714285714">
            <text:p>1412,8571428571</text:p>
          </table:table-cell>
          <table:table-cell table:style-name="ce12" table:formula="of:=AVERAGE([Overview.B428:.KK428])" office:value-type="float" office:value="120.571428571429">
            <text:p>120,5714285714</text:p>
          </table:table-cell>
          <table:table-cell table:style-name="ce12" table:formula="of:=AVERAGE([Overview.B449:.KK449])" office:value-type="float" office:value="6.28571428571429">
            <text:p>6,2857142857</text:p>
          </table:table-cell>
          <table:table-cell table:style-name="ce17" table:formula="of:=AVERAGE([Overview.B470:.KK470])" office:value-type="float" office:value="7.55102040816327">
            <text:p>7,5510204082</text:p>
          </table:table-cell>
          <table:table-cell table:style-name="ce17" table:formula="of:=AVERAGE([Overview.B491:.KK491])" office:value-type="float" office:value="164.163265306122">
            <text:p>164,1632653061</text:p>
          </table:table-cell>
          <table:table-cell table:style-name="ce17" table:formula="of:=AVERAGE([Overview.B512:.KK512])" office:value-type="float" office:value="1367.55102040816">
            <text:p>1367,5510204082</text:p>
          </table:table-cell>
          <table:table-cell table:style-name="ce17" table:formula="of:=AVERAGE([Overview.B533:.KK533])" office:value-type="float" office:value="119.081632653061">
            <text:p>119,0816326531</text:p>
          </table:table-cell>
          <table:table-cell table:style-name="ce17" table:formula="of:=AVERAGE([Overview.B554:.KK554])" office:value-type="float" office:value="12.5918367346939">
            <text:p>12,5918367347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 table:formula="of:=AVERAGE([Overview.B51:.KK51])" office:value-type="float" office:value="8.93939393939394">
            <text:p>8,9393939394</text:p>
          </table:table-cell>
          <table:table-cell table:style-name="ce6" table:formula="of:=AVERAGE([Overview.B72:.KK72])" office:value-type="float" office:value="205.454545454545">
            <text:p>205,4545454545</text:p>
          </table:table-cell>
          <table:table-cell table:style-name="ce6" table:formula="of:=AVERAGE([Overview.B93:.KK93])" office:value-type="float" office:value="1731.9696969697">
            <text:p>1731,9696969697</text:p>
          </table:table-cell>
          <table:table-cell table:style-name="ce6" table:formula="of:=AVERAGE([Overview.B114:.KK114])" office:value-type="float" office:value="140.30303030303">
            <text:p>140,303030303</text:p>
          </table:table-cell>
          <table:table-cell table:style-name="ce6" table:formula="of:=AVERAGE([Overview.B135:.KK135])" office:value-type="float" office:value="10.8787878787879">
            <text:p>10,8787878788</text:p>
          </table:table-cell>
          <table:table-cell table:style-name="ce8" table:formula="of:=AVERAGE([Overview.B156:.KK156])" office:value-type="float" office:value="8.6551724137931">
            <text:p>8,6551724138</text:p>
          </table:table-cell>
          <table:table-cell table:style-name="ce8" table:formula="of:=AVERAGE([Overview.B177:.KK177])" office:value-type="float" office:value="209.275862068966">
            <text:p>209,275862069</text:p>
          </table:table-cell>
          <table:table-cell table:style-name="ce8" table:formula="of:=AVERAGE([Overview.B198:.KK198])" office:value-type="float" office:value="1710.1724137931">
            <text:p>1710,1724137931</text:p>
          </table:table-cell>
          <table:table-cell table:style-name="ce8" table:formula="of:=AVERAGE([Overview.B219:.KK219])" office:value-type="float" office:value="135.413793103448">
            <text:p>135,4137931034</text:p>
          </table:table-cell>
          <table:table-cell table:style-name="ce8" table:formula="of:=AVERAGE([Overview.B240:.KK240])" office:value-type="float" office:value="12.5172413793103">
            <text:p>12,5172413793</text:p>
          </table:table-cell>
          <table:table-cell table:style-name="ce10" table:formula="of:=AVERAGE([Overview.B261:.KK261])" office:value-type="float" office:value="8.29032258064516">
            <text:p>8,2903225806</text:p>
          </table:table-cell>
          <table:table-cell table:style-name="ce10" table:formula="of:=AVERAGE([Overview.B282:.KK282])" office:value-type="float" office:value="197.064516129032">
            <text:p>197,064516129</text:p>
          </table:table-cell>
          <table:table-cell table:style-name="ce10" table:formula="of:=AVERAGE([Overview.B303:.KK303])" office:value-type="float" office:value="1780.64516129032">
            <text:p>1780,6451612903</text:p>
          </table:table-cell>
          <table:table-cell table:style-name="ce10" table:formula="of:=AVERAGE([Overview.B324:.KK324])" office:value-type="float" office:value="148.838709677419">
            <text:p>148,8387096774</text:p>
          </table:table-cell>
          <table:table-cell table:style-name="ce10" table:formula="of:=AVERAGE([Overview.B345:.KK345])" office:value-type="float" office:value="12.8709677419355">
            <text:p>12,8709677419</text:p>
          </table:table-cell>
          <table:table-cell table:style-name="ce12" table:formula="of:=AVERAGE([Overview.B366:.KK366])" office:value-type="float" office:value="8.25">
            <text:p>8,25</text:p>
          </table:table-cell>
          <table:table-cell table:style-name="ce12" table:formula="of:=AVERAGE([Overview.B387:.KK387])" office:value-type="float" office:value="205.041666666667">
            <text:p>205,0416666667</text:p>
          </table:table-cell>
          <table:table-cell table:style-name="ce12" table:formula="of:=AVERAGE([Overview.B408:.KK408])" office:value-type="float" office:value="1628.75">
            <text:p>1628,75</text:p>
          </table:table-cell>
          <table:table-cell table:style-name="ce12" table:formula="of:=AVERAGE([Overview.B429:.KK429])" office:value-type="float" office:value="126.708333333333">
            <text:p>126,7083333333</text:p>
          </table:table-cell>
          <table:table-cell table:style-name="ce12" table:formula="of:=AVERAGE([Overview.B450:.KK450])" office:value-type="float" office:value="14.75">
            <text:p>14,75</text:p>
          </table:table-cell>
          <table:table-cell table:style-name="ce17" table:formula="of:=AVERAGE([Overview.B471:.KK471])" office:value-type="float" office:value="8.04672897196262">
            <text:p>8,046728972</text:p>
          </table:table-cell>
          <table:table-cell table:style-name="ce17" table:formula="of:=AVERAGE([Overview.B492:.KK492])" office:value-type="float" office:value="191.028037383178">
            <text:p>191,0280373832</text:p>
          </table:table-cell>
          <table:table-cell table:style-name="ce17" table:formula="of:=AVERAGE([Overview.B513:.KK513])" office:value-type="float" office:value="1716.77570093458">
            <text:p>1716,7757009346</text:p>
          </table:table-cell>
          <table:table-cell table:style-name="ce17" table:formula="of:=AVERAGE([Overview.B534:.KK534])" office:value-type="float" office:value="134.81308411215">
            <text:p>134,8130841122</text:p>
          </table:table-cell>
          <table:table-cell table:style-name="ce17" table:formula="of:=AVERAGE([Overview.B555:.KK555])" office:value-type="float" office:value="13.8317757009346">
            <text:p>13,8317757009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 table:formula="of:=AVERAGE([Overview.B52:.KK52])" office:value-type="float" office:value="9.26845637583893">
            <text:p>9,2684563758</text:p>
          </table:table-cell>
          <table:table-cell table:style-name="ce6" table:formula="of:=AVERAGE([Overview.B73:.KK73])" office:value-type="float" office:value="244.704697986577">
            <text:p>244,7046979866</text:p>
          </table:table-cell>
          <table:table-cell table:style-name="ce6" table:formula="of:=AVERAGE([Overview.B94:.KK94])" office:value-type="float" office:value="2046.51006711409">
            <text:p>2046,5100671141</text:p>
          </table:table-cell>
          <table:table-cell table:style-name="ce6" table:formula="of:=AVERAGE([Overview.B115:.KK115])" office:value-type="float" office:value="144.342281879195">
            <text:p>144,3422818792</text:p>
          </table:table-cell>
          <table:table-cell table:style-name="ce6" table:formula="of:=AVERAGE([Overview.B136:.KK136])" office:value-type="float" office:value="11.751677852349">
            <text:p>11,7516778523</text:p>
          </table:table-cell>
          <table:table-cell table:style-name="ce8" table:formula="of:=AVERAGE([Overview.B157:.KK157])" office:value-type="float" office:value="8.83962264150943">
            <text:p>8,8396226415</text:p>
          </table:table-cell>
          <table:table-cell table:style-name="ce8" table:formula="of:=AVERAGE([Overview.B178:.KK178])" office:value-type="float" office:value="233.122641509434">
            <text:p>233,1226415094</text:p>
          </table:table-cell>
          <table:table-cell table:style-name="ce8" table:formula="of:=AVERAGE([Overview.B199:.KK199])" office:value-type="float" office:value="2068.6320754717">
            <text:p>2068,6320754717</text:p>
          </table:table-cell>
          <table:table-cell table:style-name="ce8" table:formula="of:=AVERAGE([Overview.B220:.KK220])" office:value-type="float" office:value="145.981132075472">
            <text:p>145,9811320755</text:p>
          </table:table-cell>
          <table:table-cell table:style-name="ce8" table:formula="of:=AVERAGE([Overview.B241:.KK241])" office:value-type="float" office:value="11.5188679245283">
            <text:p>11,5188679245</text:p>
          </table:table-cell>
          <table:table-cell table:style-name="ce10" table:formula="of:=AVERAGE([Overview.B262:.KK262])" office:value-type="float" office:value="8.7987012987013">
            <text:p>8,7987012987</text:p>
          </table:table-cell>
          <table:table-cell table:style-name="ce10" table:formula="of:=AVERAGE([Overview.B283:.KK283])" office:value-type="float" office:value="233.753246753247">
            <text:p>233,7532467532</text:p>
          </table:table-cell>
          <table:table-cell table:style-name="ce10" table:formula="of:=AVERAGE([Overview.B304:.KK304])" office:value-type="float" office:value="2098.34415584416">
            <text:p>2098,3441558442</text:p>
          </table:table-cell>
          <table:table-cell table:style-name="ce10" table:formula="of:=AVERAGE([Overview.B325:.KK325])" office:value-type="float" office:value="151.5">
            <text:p>151,5</text:p>
          </table:table-cell>
          <table:table-cell table:style-name="ce10" table:formula="of:=AVERAGE([Overview.B346:.KK346])" office:value-type="float" office:value="11.4675324675325">
            <text:p>11,4675324675</text:p>
          </table:table-cell>
          <table:table-cell table:style-name="ce12" table:formula="of:=AVERAGE([Overview.B367:.KK367])" office:value-type="float" office:value="8.8411214953271">
            <text:p>8,8411214953</text:p>
          </table:table-cell>
          <table:table-cell table:style-name="ce12" table:formula="of:=AVERAGE([Overview.B388:.KK388])" office:value-type="float" office:value="232.859813084112">
            <text:p>232,8598130841</text:p>
          </table:table-cell>
          <table:table-cell table:style-name="ce12" table:formula="of:=AVERAGE([Overview.B409:.KK409])" office:value-type="float" office:value="2081.26168224299">
            <text:p>2081,261682243</text:p>
          </table:table-cell>
          <table:table-cell table:style-name="ce12" table:formula="of:=AVERAGE([Overview.B430:.KK430])" office:value-type="float" office:value="146.598130841122">
            <text:p>146,5981308411</text:p>
          </table:table-cell>
          <table:table-cell table:style-name="ce12" table:formula="of:=AVERAGE([Overview.B451:.KK451])" office:value-type="float" office:value="11.3271028037383">
            <text:p>11,3271028037</text:p>
          </table:table-cell>
          <table:table-cell table:style-name="ce17" table:formula="of:=AVERAGE([Overview.B472:.KK472])" office:value-type="float" office:value="8.53361344537815">
            <text:p>8,5336134454</text:p>
          </table:table-cell>
          <table:table-cell table:style-name="ce17" table:formula="of:=AVERAGE([Overview.B493:.KK493])" office:value-type="float" office:value="224.361344537815">
            <text:p>224,3613445378</text:p>
          </table:table-cell>
          <table:table-cell table:style-name="ce17" table:formula="of:=AVERAGE([Overview.B514:.KK514])" office:value-type="float" office:value="2032.8256302521">
            <text:p>2032,8256302521</text:p>
          </table:table-cell>
          <table:table-cell table:style-name="ce17" table:formula="of:=AVERAGE([Overview.B535:.KK535])" office:value-type="float" office:value="143.035714285714">
            <text:p>143,0357142857</text:p>
          </table:table-cell>
          <table:table-cell table:style-name="ce17" table:formula="of:=AVERAGE([Overview.B556:.KK556])" office:value-type="float" office:value="14.0903361344538">
            <text:p>14,0903361345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 table:formula="of:=AVERAGE([Overview.B53:.KK53])" office:value-type="float" office:value="9.94444444444444">
            <text:p>9,9444444444</text:p>
          </table:table-cell>
          <table:table-cell table:style-name="ce6" table:formula="of:=AVERAGE([Overview.B74:.KK74])" office:value-type="float" office:value="279.694444444444">
            <text:p>279,6944444444</text:p>
          </table:table-cell>
          <table:table-cell table:style-name="ce6" table:formula="of:=AVERAGE([Overview.B95:.KK95])" office:value-type="float" office:value="2414.30555555556">
            <text:p>2414,3055555556</text:p>
          </table:table-cell>
          <table:table-cell table:style-name="ce6" table:formula="of:=AVERAGE([Overview.B116:.KK116])" office:value-type="float" office:value="162.083333333333">
            <text:p>162,0833333333</text:p>
          </table:table-cell>
          <table:table-cell table:style-name="ce6" table:formula="of:=AVERAGE([Overview.B137:.KK137])" office:value-type="float" office:value="12.8055555555556">
            <text:p>12,8055555556</text:p>
          </table:table-cell>
          <table:table-cell table:style-name="ce8" table:formula="of:=AVERAGE([Overview.B158:.KK158])" office:value-type="float" office:value="9.8">
            <text:p>9,8</text:p>
          </table:table-cell>
          <table:table-cell table:style-name="ce8" table:formula="of:=AVERAGE([Overview.B179:.KK179])" office:value-type="float" office:value="281.2">
            <text:p>281,2</text:p>
          </table:table-cell>
          <table:table-cell table:style-name="ce8" table:formula="of:=AVERAGE([Overview.B200:.KK200])" office:value-type="float" office:value="2458.5">
            <text:p>2458,5</text:p>
          </table:table-cell>
          <table:table-cell table:style-name="ce8" table:formula="of:=AVERAGE([Overview.B221:.KK221])" office:value-type="float" office:value="151.25">
            <text:p>151,25</text:p>
          </table:table-cell>
          <table:table-cell table:style-name="ce8" table:formula="of:=AVERAGE([Overview.B242:.KK242])" office:value-type="float" office:value="12.85">
            <text:p>12,85</text:p>
          </table:table-cell>
          <table:table-cell table:style-name="ce10" table:formula="of:=AVERAGE([Overview.B263:.KK263])" office:value-type="float" office:value="10.35">
            <text:p>10,35</text:p>
          </table:table-cell>
          <table:table-cell table:style-name="ce10" table:formula="of:=AVERAGE([Overview.B284:.KK284])" office:value-type="float" office:value="279.05">
            <text:p>279,05</text:p>
          </table:table-cell>
          <table:table-cell table:style-name="ce10" table:formula="of:=AVERAGE([Overview.B305:.KK305])" office:value-type="float" office:value="2720.25">
            <text:p>2720,25</text:p>
          </table:table-cell>
          <table:table-cell table:style-name="ce10" table:formula="of:=AVERAGE([Overview.B326:.KK326])" office:value-type="float" office:value="189.3">
            <text:p>189,3</text:p>
          </table:table-cell>
          <table:table-cell table:style-name="ce10" table:formula="of:=AVERAGE([Overview.B347:.KK347])" office:value-type="float" office:value="11.55">
            <text:p>11,55</text:p>
          </table:table-cell>
          <table:table-cell table:style-name="ce12" table:formula="of:=AVERAGE([Overview.B368:.KK368])" office:value-type="float" office:value="9.57894736842105">
            <text:p>9,5789473684</text:p>
          </table:table-cell>
          <table:table-cell table:style-name="ce12" table:formula="of:=AVERAGE([Overview.B389:.KK389])" office:value-type="float" office:value="271.684210526316">
            <text:p>271,6842105263</text:p>
          </table:table-cell>
          <table:table-cell table:style-name="ce12" table:formula="of:=AVERAGE([Overview.B410:.KK410])" office:value-type="float" office:value="2431.84210526316">
            <text:p>2431,8421052632</text:p>
          </table:table-cell>
          <table:table-cell table:style-name="ce12" table:formula="of:=AVERAGE([Overview.B431:.KK431])" office:value-type="float" office:value="150.263157894737">
            <text:p>150,2631578947</text:p>
          </table:table-cell>
          <table:table-cell table:style-name="ce12" table:formula="of:=AVERAGE([Overview.B452:.KK452])" office:value-type="float" office:value="14.0526315789474">
            <text:p>14,0526315789</text:p>
          </table:table-cell>
          <table:table-cell table:style-name="ce17" table:formula="of:=AVERAGE([Overview.B473:.KK473])" office:value-type="float" office:value="9.17142857142857">
            <text:p>9,1714285714</text:p>
          </table:table-cell>
          <table:table-cell table:style-name="ce17" table:formula="of:=AVERAGE([Overview.B494:.KK494])" office:value-type="float" office:value="263.295238095238">
            <text:p>263,2952380952</text:p>
          </table:table-cell>
          <table:table-cell table:style-name="ce17" table:formula="of:=AVERAGE([Overview.B515:.KK515])" office:value-type="float" office:value="2363.2380952381">
            <text:p>2363,2380952381</text:p>
          </table:table-cell>
          <table:table-cell table:style-name="ce17" table:formula="of:=AVERAGE([Overview.B536:.KK536])" office:value-type="float" office:value="151.342857142857">
            <text:p>151,3428571429</text:p>
          </table:table-cell>
          <table:table-cell table:style-name="ce17" table:formula="of:=AVERAGE([Overview.B557:.KK557])" office:value-type="float" office:value="17.4285714285714">
            <text:p>17,4285714286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 table:formula="of:=AVERAGE([Overview.B54:.KK54])" office:value-type="float" office:value="13.5">
            <text:p>13,5</text:p>
          </table:table-cell>
          <table:table-cell table:style-name="ce6" table:formula="of:=AVERAGE([Overview.B75:.KK75])" office:value-type="float" office:value="381.333333333333">
            <text:p>381,3333333333</text:p>
          </table:table-cell>
          <table:table-cell table:style-name="ce6" table:formula="of:=AVERAGE([Overview.B96:.KK96])" office:value-type="float" office:value="2864.16666666667">
            <text:p>2864,1666666667</text:p>
          </table:table-cell>
          <table:table-cell table:style-name="ce6" table:formula="of:=AVERAGE([Overview.B117:.KK117])" office:value-type="float" office:value="166.166666666667">
            <text:p>166,1666666667</text:p>
          </table:table-cell>
          <table:table-cell table:style-name="ce6" table:formula="of:=AVERAGE([Overview.B138:.KK138])" office:value-type="float" office:value="12.8333333333333">
            <text:p>12,8333333333</text:p>
          </table:table-cell>
          <table:table-cell table:style-name="ce8" table:formula="of:=AVERAGE([Overview.B159:.KK159])" office:value-type="float" office:value="9.75">
            <text:p>9,75</text:p>
          </table:table-cell>
          <table:table-cell table:style-name="ce8" table:formula="of:=AVERAGE([Overview.B180:.KK180])" office:value-type="float" office:value="299.875">
            <text:p>299,875</text:p>
          </table:table-cell>
          <table:table-cell table:style-name="ce8" table:formula="of:=AVERAGE([Overview.B201:.KK201])" office:value-type="float" office:value="2832.5">
            <text:p>2832,5</text:p>
          </table:table-cell>
          <table:table-cell table:style-name="ce8" table:formula="of:=AVERAGE([Overview.B222:.KK222])" office:value-type="float" office:value="169.375">
            <text:p>169,375</text:p>
          </table:table-cell>
          <table:table-cell table:style-name="ce8" table:formula="of:=AVERAGE([Overview.B243:.KK243])" office:value-type="float" office:value="18.25">
            <text:p>18,25</text:p>
          </table:table-cell>
          <table:table-cell table:style-name="ce10" table:formula="of:=AVERAGE([Overview.B264:.KK264])" office:value-type="float" office:value="11.0625">
            <text:p>11,0625</text:p>
          </table:table-cell>
          <table:table-cell table:style-name="ce10" table:formula="of:=AVERAGE([Overview.B285:.KK285])" office:value-type="float" office:value="339.9375">
            <text:p>339,9375</text:p>
          </table:table-cell>
          <table:table-cell table:style-name="ce10" table:formula="of:=AVERAGE([Overview.B306:.KK306])" office:value-type="float" office:value="2956.25">
            <text:p>2956,25</text:p>
          </table:table-cell>
          <table:table-cell table:style-name="ce10" table:formula="of:=AVERAGE([Overview.B327:.KK327])" office:value-type="float" office:value="173.1875">
            <text:p>173,1875</text:p>
          </table:table-cell>
          <table:table-cell table:style-name="ce10" table:formula="of:=AVERAGE([Overview.B348:.KK348])" office:value-type="float" office:value="16.1875">
            <text:p>16,1875</text:p>
          </table:table-cell>
          <table:table-cell table:style-name="ce12" table:formula="of:=AVERAGE([Overview.B369:.KK369])" office:value-type="float" office:value="9.1">
            <text:p>9,1</text:p>
          </table:table-cell>
          <table:table-cell table:style-name="ce12" table:formula="of:=AVERAGE([Overview.B390:.KK390])" office:value-type="float" office:value="295.3">
            <text:p>295,3</text:p>
          </table:table-cell>
          <table:table-cell table:style-name="ce12" table:formula="of:=AVERAGE([Overview.B411:.KK411])" office:value-type="float" office:value="2654">
            <text:p>2654</text:p>
          </table:table-cell>
          <table:table-cell table:style-name="ce12" table:formula="of:=AVERAGE([Overview.B432:.KK432])" office:value-type="float" office:value="152.8">
            <text:p>152,8</text:p>
          </table:table-cell>
          <table:table-cell table:style-name="ce12" table:formula="of:=AVERAGE([Overview.B453:.KK453])" office:value-type="float" office:value="23.3">
            <text:p>23,3</text:p>
          </table:table-cell>
          <table:table-cell table:style-name="ce17" table:formula="of:=AVERAGE([Overview.B474:.KK474])" office:value-type="float" office:value="9.5625">
            <text:p>9,5625</text:p>
          </table:table-cell>
          <table:table-cell table:style-name="ce17" table:formula="of:=AVERAGE([Overview.B495:.KK495])" office:value-type="float" office:value="308.6875">
            <text:p>308,6875</text:p>
          </table:table-cell>
          <table:table-cell table:style-name="ce17" table:formula="of:=AVERAGE([Overview.B516:.KK516])" office:value-type="float" office:value="2891.5625">
            <text:p>2891,5625</text:p>
          </table:table-cell>
          <table:table-cell table:style-name="ce17" table:formula="of:=AVERAGE([Overview.B537:.KK537])" office:value-type="float" office:value="167">
            <text:p>167</text:p>
          </table:table-cell>
          <table:table-cell table:style-name="ce17" table:formula="of:=AVERAGE([Overview.B558:.KK558])" office:value-type="float" office:value="16.9375">
            <text:p>16,9375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 table:formula="of:=AVERAGE([Overview.B55:.KK55])" office:value-type="float" office:value="11.5">
            <text:p>11,5</text:p>
          </table:table-cell>
          <table:table-cell table:style-name="ce6" table:formula="of:=AVERAGE([Overview.B76:.KK76])" office:value-type="float" office:value="377.366666666667">
            <text:p>377,3666666667</text:p>
          </table:table-cell>
          <table:table-cell table:style-name="ce6" table:formula="of:=AVERAGE([Overview.B97:.KK97])" office:value-type="float" office:value="3432.83333333333">
            <text:p>3432,8333333333</text:p>
          </table:table-cell>
          <table:table-cell table:style-name="ce6" table:formula="of:=AVERAGE([Overview.B118:.KK118])" office:value-type="float" office:value="191.3">
            <text:p>191,3</text:p>
          </table:table-cell>
          <table:table-cell table:style-name="ce6" table:formula="of:=AVERAGE([Overview.B139:.KK139])" office:value-type="float" office:value="15.3666666666667">
            <text:p>15,3666666667</text:p>
          </table:table-cell>
          <table:table-cell table:style-name="ce8" table:formula="of:=AVERAGE([Overview.B160:.KK160])" office:value-type="float" office:value="11.4210526315789">
            <text:p>11,4210526316</text:p>
          </table:table-cell>
          <table:table-cell table:style-name="ce8" table:formula="of:=AVERAGE([Overview.B181:.KK181])" office:value-type="float" office:value="380.631578947368">
            <text:p>380,6315789474</text:p>
          </table:table-cell>
          <table:table-cell table:style-name="ce8" table:formula="of:=AVERAGE([Overview.B202:.KK202])" office:value-type="float" office:value="3486.84210526316">
            <text:p>3486,8421052632</text:p>
          </table:table-cell>
          <table:table-cell table:style-name="ce8" table:formula="of:=AVERAGE([Overview.B223:.KK223])" office:value-type="float" office:value="191.105263157895">
            <text:p>191,1052631579</text:p>
          </table:table-cell>
          <table:table-cell table:style-name="ce8" table:formula="of:=AVERAGE([Overview.B244:.KK244])" office:value-type="float" office:value="13.4210526315789">
            <text:p>13,4210526316</text:p>
          </table:table-cell>
          <table:table-cell table:style-name="ce10" table:formula="of:=AVERAGE([Overview.B265:.KK265])" office:value-type="float" office:value="10.5925925925926">
            <text:p>10,5925925926</text:p>
          </table:table-cell>
          <table:table-cell table:style-name="ce10" table:formula="of:=AVERAGE([Overview.B286:.KK286])" office:value-type="float" office:value="336.074074074074">
            <text:p>336,0740740741</text:p>
          </table:table-cell>
          <table:table-cell table:style-name="ce10" table:formula="of:=AVERAGE([Overview.B307:.KK307])" office:value-type="float" office:value="3744.07407407407">
            <text:p>3744,0740740741</text:p>
          </table:table-cell>
          <table:table-cell table:style-name="ce10" table:formula="of:=AVERAGE([Overview.B328:.KK328])" office:value-type="float" office:value="222.518518518519">
            <text:p>222,5185185185</text:p>
          </table:table-cell>
          <table:table-cell table:style-name="ce10" table:formula="of:=AVERAGE([Overview.B349:.KK349])" office:value-type="float" office:value="17.4444444444444">
            <text:p>17,4444444444</text:p>
          </table:table-cell>
          <table:table-cell table:style-name="ce12" table:formula="of:=AVERAGE([Overview.B370:.KK370])" office:value-type="float" office:value="11.0714285714286">
            <text:p>11,0714285714</text:p>
          </table:table-cell>
          <table:table-cell table:style-name="ce12" table:formula="of:=AVERAGE([Overview.B391:.KK391])" office:value-type="float" office:value="382.428571428571">
            <text:p>382,4285714286</text:p>
          </table:table-cell>
          <table:table-cell table:style-name="ce12" table:formula="of:=AVERAGE([Overview.B412:.KK412])" office:value-type="float" office:value="2975">
            <text:p>2975</text:p>
          </table:table-cell>
          <table:table-cell table:style-name="ce12" table:formula="of:=AVERAGE([Overview.B433:.KK433])" office:value-type="float" office:value="155.642857142857">
            <text:p>155,6428571429</text:p>
          </table:table-cell>
          <table:table-cell table:style-name="ce12" table:formula="of:=AVERAGE([Overview.B454:.KK454])" office:value-type="float" office:value="25.9285714285714">
            <text:p>25,9285714286</text:p>
          </table:table-cell>
          <table:table-cell table:style-name="ce17" table:formula="of:=AVERAGE([Overview.B475:.KK475])" office:value-type="float" office:value="10.7985074626866">
            <text:p>10,7985074627</text:p>
          </table:table-cell>
          <table:table-cell table:style-name="ce17" table:formula="of:=AVERAGE([Overview.B496:.KK496])" office:value-type="float" office:value="358.388059701493">
            <text:p>358,3880597015</text:p>
          </table:table-cell>
          <table:table-cell table:style-name="ce17" table:formula="of:=AVERAGE([Overview.B517:.KK517])" office:value-type="float" office:value="3356.00746268657">
            <text:p>3356,0074626866</text:p>
          </table:table-cell>
          <table:table-cell table:style-name="ce17" table:formula="of:=AVERAGE([Overview.B538:.KK538])" office:value-type="float" office:value="179.492537313433">
            <text:p>179,4925373134</text:p>
          </table:table-cell>
          <table:table-cell table:style-name="ce17" table:formula="of:=AVERAGE([Overview.B559:.KK559])" office:value-type="float" office:value="21.0074626865672">
            <text:p>21,0074626866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 table:formula="of:=AVERAGE([Overview.B56:.KK56])" office:value-type="float" office:value="13.25">
            <text:p>13,25</text:p>
          </table:table-cell>
          <table:table-cell table:style-name="ce6" table:formula="of:=AVERAGE([Overview.B77:.KK77])" office:value-type="float" office:value="473.166666666667">
            <text:p>473,1666666667</text:p>
          </table:table-cell>
          <table:table-cell table:style-name="ce6" table:formula="of:=AVERAGE([Overview.B98:.KK98])" office:value-type="float" office:value="4012.5">
            <text:p>4012,5</text:p>
          </table:table-cell>
          <table:table-cell table:style-name="ce6" table:formula="of:=AVERAGE([Overview.B119:.KK119])" office:value-type="float" office:value="197">
            <text:p>197</text:p>
          </table:table-cell>
          <table:table-cell table:style-name="ce6" table:formula="of:=AVERAGE([Overview.B140:.KK140])" office:value-type="float" office:value="24.6666666666667">
            <text:p>24,6666666667</text:p>
          </table:table-cell>
          <table:table-cell table:style-name="ce8" table:formula="of:=AVERAGE([Overview.B161:.KK161])" office:value-type="float" office:value="12.6">
            <text:p>12,6</text:p>
          </table:table-cell>
          <table:table-cell table:style-name="ce8" table:formula="of:=AVERAGE([Overview.B182:.KK182])" office:value-type="float" office:value="480.3">
            <text:p>480,3</text:p>
          </table:table-cell>
          <table:table-cell table:style-name="ce8" table:formula="of:=AVERAGE([Overview.B203:.KK203])" office:value-type="float" office:value="4149.5">
            <text:p>4149,5</text:p>
          </table:table-cell>
          <table:table-cell table:style-name="ce8" table:formula="of:=AVERAGE([Overview.B224:.KK224])" office:value-type="float" office:value="209.4">
            <text:p>209,4</text:p>
          </table:table-cell>
          <table:table-cell table:style-name="ce8" table:formula="of:=AVERAGE([Overview.B245:.KK245])" office:value-type="float" office:value="14.8">
            <text:p>14,8</text:p>
          </table:table-cell>
          <table:table-cell table:style-name="ce10" table:formula="of:=AVERAGE([Overview.B266:.KK266])" office:value-type="float" office:value="11.5833333333333">
            <text:p>11,5833333333</text:p>
          </table:table-cell>
          <table:table-cell table:style-name="ce10" table:formula="of:=AVERAGE([Overview.B287:.KK287])" office:value-type="float" office:value="406.5">
            <text:p>406,5</text:p>
          </table:table-cell>
          <table:table-cell table:style-name="ce10" table:formula="of:=AVERAGE([Overview.B308:.KK308])" office:value-type="float" office:value="3948.33333333333">
            <text:p>3948,3333333333</text:p>
          </table:table-cell>
          <table:table-cell table:style-name="ce10" table:formula="of:=AVERAGE([Overview.B329:.KK329])" office:value-type="float" office:value="214">
            <text:p>214</text:p>
          </table:table-cell>
          <table:table-cell table:style-name="ce10" table:formula="of:=AVERAGE([Overview.B350:.KK350])" office:value-type="float" office:value="13.75">
            <text:p>13,75</text:p>
          </table:table-cell>
          <table:table-cell table:style-name="ce12" table:formula="of:=AVERAGE([Overview.B371:.KK371])" office:value-type="float" office:value="11.3636363636364">
            <text:p>11,3636363636</text:p>
          </table:table-cell>
          <table:table-cell table:style-name="ce12" table:formula="of:=AVERAGE([Overview.B392:.KK392])" office:value-type="float" office:value="397.818181818182">
            <text:p>397,8181818182</text:p>
          </table:table-cell>
          <table:table-cell table:style-name="ce12" table:formula="of:=AVERAGE([Overview.B413:.KK413])" office:value-type="float" office:value="3796.81818181818">
            <text:p>3796,8181818182</text:p>
          </table:table-cell>
          <table:table-cell table:style-name="ce12" table:formula="of:=AVERAGE([Overview.B434:.KK434])" office:value-type="float" office:value="181.545454545455">
            <text:p>181,5454545455</text:p>
          </table:table-cell>
          <table:table-cell table:style-name="ce12" table:formula="of:=AVERAGE([Overview.B455:.KK455])" office:value-type="float" office:value="24.2727272727273">
            <text:p>24,2727272727</text:p>
          </table:table-cell>
          <table:table-cell table:style-name="ce17" table:formula="of:=AVERAGE([Overview.B476:.KK476])" office:value-type="float" office:value="10.5490196078431">
            <text:p>10,5490196078</text:p>
          </table:table-cell>
          <table:table-cell table:style-name="ce17" table:formula="of:=AVERAGE([Overview.B497:.KK497])" office:value-type="float" office:value="393.392156862745">
            <text:p>393,3921568627</text:p>
          </table:table-cell>
          <table:table-cell table:style-name="ce17" table:formula="of:=AVERAGE([Overview.B518:.KK518])" office:value-type="float" office:value="3965.39215686275">
            <text:p>3965,3921568628</text:p>
          </table:table-cell>
          <table:table-cell table:style-name="ce17" table:formula="of:=AVERAGE([Overview.B539:.KK539])" office:value-type="float" office:value="198.450980392157">
            <text:p>198,4509803922</text:p>
          </table:table-cell>
          <table:table-cell table:style-name="ce17" table:formula="of:=AVERAGE([Overview.B560:.KK560])" office:value-type="float" office:value="22.6274509803922">
            <text:p>22,6274509804</text:p>
          </table:table-cell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 table:formula="of:=AVERAGE([Overview.B57:.KK57])" office:value-type="float" office:value="11.875">
            <text:p>11,875</text:p>
          </table:table-cell>
          <table:table-cell table:style-name="ce6" table:formula="of:=AVERAGE([Overview.B78:.KK78])" office:value-type="float" office:value="478.75">
            <text:p>478,75</text:p>
          </table:table-cell>
          <table:table-cell table:style-name="ce6" table:formula="of:=AVERAGE([Overview.B99:.KK99])" office:value-type="float" office:value="4683.125">
            <text:p>4683,125</text:p>
          </table:table-cell>
          <table:table-cell table:style-name="ce6" table:formula="of:=AVERAGE([Overview.B120:.KK120])" office:value-type="float" office:value="209.75">
            <text:p>209,75</text:p>
          </table:table-cell>
          <table:table-cell table:style-name="ce6" table:formula="of:=AVERAGE([Overview.B141:.KK141])" office:value-type="float" office:value="24.75">
            <text:p>24,75</text:p>
          </table:table-cell>
          <table:table-cell table:style-name="ce8" table:formula="of:=AVERAGE([Overview.B162:.KK162])" office:value-type="float" office:value="11.4">
            <text:p>11,4</text:p>
          </table:table-cell>
          <table:table-cell table:style-name="ce8" table:formula="of:=AVERAGE([Overview.B183:.KK183])" office:value-type="float" office:value="458">
            <text:p>458</text:p>
          </table:table-cell>
          <table:table-cell table:style-name="ce8" table:formula="of:=AVERAGE([Overview.B204:.KK204])" office:value-type="float" office:value="4390">
            <text:p>4390</text:p>
          </table:table-cell>
          <table:table-cell table:style-name="ce8" table:formula="of:=AVERAGE([Overview.B225:.KK225])" office:value-type="float" office:value="187.8">
            <text:p>187,8</text:p>
          </table:table-cell>
          <table:table-cell table:style-name="ce8" table:formula="of:=AVERAGE([Overview.B246:.KK246])" office:value-type="float" office:value="48.8">
            <text:p>48,8</text:p>
          </table:table-cell>
          <table:table-cell table:style-name="ce10" table:formula="of:=AVERAGE([Overview.B267:.KK267])" office:value-type="float" office:value="13.5">
            <text:p>13,5</text:p>
          </table:table-cell>
          <table:table-cell table:style-name="ce10" table:formula="of:=AVERAGE([Overview.B288:.KK288])" office:value-type="float" office:value="572">
            <text:p>572</text:p>
          </table:table-cell>
          <table:table-cell table:style-name="ce10" table:formula="of:=AVERAGE([Overview.B309:.KK309])" office:value-type="float" office:value="4987.5">
            <text:p>4987,5</text:p>
          </table:table-cell>
          <table:table-cell table:style-name="ce10" table:formula="of:=AVERAGE([Overview.B330:.KK330])" office:value-type="float" office:value="214">
            <text:p>214</text:p>
          </table:table-cell>
          <table:table-cell table:style-name="ce10" table:formula="of:=AVERAGE([Overview.B351:.KK351])" office:value-type="float" office:value="20">
            <text:p>20</text:p>
          </table:table-cell>
          <table:table-cell table:style-name="ce12" table:formula="of:=AVERAGE([Overview.B372:.KK372])" office:value-type="float" office:value="8.85714285714286">
            <text:p>8,8571428571</text:p>
          </table:table-cell>
          <table:table-cell table:style-name="ce12" table:formula="of:=AVERAGE([Overview.B393:.KK393])" office:value-type="float" office:value="371.285714285714">
            <text:p>371,2857142857</text:p>
          </table:table-cell>
          <table:table-cell table:style-name="ce12" table:formula="of:=AVERAGE([Overview.B414:.KK414])" office:value-type="float" office:value="4728.57142857143">
            <text:p>4728,5714285714</text:p>
          </table:table-cell>
          <table:table-cell table:style-name="ce12" table:formula="of:=AVERAGE([Overview.B435:.KK435])" office:value-type="float" office:value="231.142857142857">
            <text:p>231,1428571429</text:p>
          </table:table-cell>
          <table:table-cell table:style-name="ce12" table:formula="of:=AVERAGE([Overview.B456:.KK456])" office:value-type="float" office:value="15.5714285714286">
            <text:p>15,5714285714</text:p>
          </table:table-cell>
          <table:table-cell table:style-name="ce17" table:formula="of:=AVERAGE([Overview.B477:.KK477])" office:value-type="float" office:value="9.94444444444444">
            <text:p>9,9444444444</text:p>
          </table:table-cell>
          <table:table-cell table:style-name="ce17" table:formula="of:=AVERAGE([Overview.B498:.KK498])" office:value-type="float" office:value="434.555555555556">
            <text:p>434,5555555556</text:p>
          </table:table-cell>
          <table:table-cell table:style-name="ce17" table:formula="of:=AVERAGE([Overview.B519:.KK519])" office:value-type="float" office:value="4691.66666666667">
            <text:p>4691,6666666667</text:p>
          </table:table-cell>
          <table:table-cell table:style-name="ce17" table:formula="of:=AVERAGE([Overview.B540:.KK540])" office:value-type="float" office:value="219.888888888889">
            <text:p>219,8888888889</text:p>
          </table:table-cell>
          <table:table-cell table:style-name="ce17" table:formula="of:=AVERAGE([Overview.B561:.KK561])" office:value-type="float" office:value="17.9444444444444">
            <text:p>17,9444444444</text:p>
          </table:table-cell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 table:formula="of:=AVERAGE([Overview.B58:.KK58])" office:value-type="float" office:value="13.5">
            <text:p>13,5</text:p>
          </table:table-cell>
          <table:table-cell table:style-name="ce6" table:formula="of:=AVERAGE([Overview.B79:.KK79])" office:value-type="float" office:value="522.25">
            <text:p>522,25</text:p>
          </table:table-cell>
          <table:table-cell table:style-name="ce6" table:formula="of:=AVERAGE([Overview.B100:.KK100])" office:value-type="float" office:value="5160">
            <text:p>5160</text:p>
          </table:table-cell>
          <table:table-cell table:style-name="ce6" table:formula="of:=AVERAGE([Overview.B121:.KK121])" office:value-type="float" office:value="220.75">
            <text:p>220,75</text:p>
          </table:table-cell>
          <table:table-cell table:style-name="ce6" table:formula="of:=AVERAGE([Overview.B142:.KK142])" office:value-type="float" office:value="27">
            <text:p>27</text:p>
          </table:table-cell>
          <table:table-cell table:style-name="ce8" table:formula="of:=AVERAGE([Overview.B163:.KK163])" office:value-type="float" office:value="9">
            <text:p>9</text:p>
          </table:table-cell>
          <table:table-cell table:style-name="ce8" table:formula="of:=AVERAGE([Overview.B184:.KK184])" office:value-type="float" office:value="492">
            <text:p>492</text:p>
          </table:table-cell>
          <table:table-cell table:style-name="ce8" table:formula="of:=AVERAGE([Overview.B205:.KK205])" office:value-type="float" office:value="6105">
            <text:p>6105</text:p>
          </table:table-cell>
          <table:table-cell table:style-name="ce8" table:formula="of:=AVERAGE([Overview.B226:.KK226])" office:value-type="float" office:value="245">
            <text:p>245</text:p>
          </table:table-cell>
          <table:table-cell table:style-name="ce8" table:formula="of:=AVERAGE([Overview.B247:.KK247])" office:value-type="float" office:value="3">
            <text:p>3</text:p>
          </table:table-cell>
          <table:table-cell table:style-name="ce10" table:formula="of:=AVERAGE([Overview.B268:.KK268])" office:value-type="float" office:value="11.6666666666667">
            <text:p>11,6666666667</text:p>
          </table:table-cell>
          <table:table-cell table:style-name="ce10" table:formula="of:=AVERAGE([Overview.B289:.KK289])" office:value-type="float" office:value="502.166666666667">
            <text:p>502,1666666667</text:p>
          </table:table-cell>
          <table:table-cell table:style-name="ce10" table:formula="of:=AVERAGE([Overview.B310:.KK310])" office:value-type="float" office:value="6349.16666666667">
            <text:p>6349,1666666667</text:p>
          </table:table-cell>
          <table:table-cell table:style-name="ce10" table:formula="of:=AVERAGE([Overview.B331:.KK331])" office:value-type="float" office:value="289.333333333333">
            <text:p>289,3333333333</text:p>
          </table:table-cell>
          <table:table-cell table:style-name="ce10" table:formula="of:=AVERAGE([Overview.B352:.KK352])" office:value-type="float" office:value="21.6666666666667">
            <text:p>21,6666666667</text:p>
          </table:table-cell>
          <table:table-cell table:style-name="ce12" table:formula="of:=AVERAGE([Overview.B373:.KK373])" office:value-type="float" office:value="16.3333333333333">
            <text:p>16,3333333333</text:p>
          </table:table-cell>
          <table:table-cell table:style-name="ce12" table:formula="of:=AVERAGE([Overview.B394:.KK394])" office:value-type="float" office:value="729.333333333333">
            <text:p>729,3333333333</text:p>
          </table:table-cell>
          <table:table-cell table:style-name="ce12" table:formula="of:=AVERAGE([Overview.B415:.KK415])" office:value-type="float" office:value="5716.66666666667">
            <text:p>5716,6666666667</text:p>
          </table:table-cell>
          <table:table-cell table:style-name="ce12" table:formula="of:=AVERAGE([Overview.B436:.KK436])" office:value-type="float" office:value="159">
            <text:p>159</text:p>
          </table:table-cell>
          <table:table-cell table:style-name="ce12" table:formula="of:=AVERAGE([Overview.B457:.KK457])" office:value-type="float" office:value="24">
            <text:p>24</text:p>
          </table:table-cell>
          <table:table-cell table:style-name="ce17" table:formula="of:=AVERAGE([Overview.B478:.KK478])" office:value-type="float" office:value="12.2222222222222">
            <text:p>12,2222222222</text:p>
          </table:table-cell>
          <table:table-cell table:style-name="ce17" table:formula="of:=AVERAGE([Overview.B499:.KK499])" office:value-type="float" office:value="531.055555555556">
            <text:p>531,0555555556</text:p>
          </table:table-cell>
          <table:table-cell table:style-name="ce17" table:formula="of:=AVERAGE([Overview.B520:.KK520])" office:value-type="float" office:value="5556.94444444444">
            <text:p>5556,9444444444</text:p>
          </table:table-cell>
          <table:table-cell table:style-name="ce17" table:formula="of:=AVERAGE([Overview.B541:.KK541])" office:value-type="float" office:value="215.666666666667">
            <text:p>215,6666666667</text:p>
          </table:table-cell>
          <table:table-cell table:style-name="ce17" table:formula="of:=AVERAGE([Overview.B562:.KK562])" office:value-type="float" office:value="25.9444444444444">
            <text:p>25,9444444444</text:p>
          </table:table-cell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 table:formula="of:=AVERAGE([Overview.B59:.KK59])" office:value-type="float" office:value="0">
            <text:p>#DIV/0!</text:p>
          </table:table-cell>
          <table:table-cell table:style-name="ce6" table:formula="of:=AVERAGE([Overview.B80:.KK80])" office:value-type="float" office:value="0">
            <text:p>#DIV/0!</text:p>
          </table:table-cell>
          <table:table-cell table:style-name="ce6" table:formula="of:=AVERAGE([Overview.B101:.KK101])" office:value-type="float" office:value="0">
            <text:p>#DIV/0!</text:p>
          </table:table-cell>
          <table:table-cell table:style-name="ce6" table:formula="of:=AVERAGE([Overview.B122:.KK122])" office:value-type="float" office:value="0">
            <text:p>#DIV/0!</text:p>
          </table:table-cell>
          <table:table-cell table:style-name="ce6" table:formula="of:=AVERAGE([Overview.B143:.KK143])" office:value-type="float" office:value="0">
            <text:p>#DIV/0!</text:p>
          </table:table-cell>
          <table:table-cell table:style-name="ce8" table:formula="of:=AVERAGE([Overview.B164:.KK164])" office:value-type="float" office:value="0">
            <text:p>#DIV/0!</text:p>
          </table:table-cell>
          <table:table-cell table:style-name="ce8" table:formula="of:=AVERAGE([Overview.B185:.KK185])" office:value-type="float" office:value="0">
            <text:p>#DIV/0!</text:p>
          </table:table-cell>
          <table:table-cell table:style-name="ce8" table:formula="of:=AVERAGE([Overview.B206:.KK206])" office:value-type="float" office:value="0">
            <text:p>#DIV/0!</text:p>
          </table:table-cell>
          <table:table-cell table:style-name="ce8" table:formula="of:=AVERAGE([Overview.B227:.KK227])" office:value-type="float" office:value="0">
            <text:p>#DIV/0!</text:p>
          </table:table-cell>
          <table:table-cell table:style-name="ce8" table:formula="of:=AVERAGE([Overview.B248:.KK248])" office:value-type="float" office:value="0">
            <text:p>#DIV/0!</text:p>
          </table:table-cell>
          <table:table-cell table:style-name="ce10" table:formula="of:=AVERAGE([Overview.B269:.KK269])" office:value-type="float" office:value="0">
            <text:p>#DIV/0!</text:p>
          </table:table-cell>
          <table:table-cell table:style-name="ce10" table:formula="of:=AVERAGE([Overview.B290:.KK290])" office:value-type="float" office:value="0">
            <text:p>#DIV/0!</text:p>
          </table:table-cell>
          <table:table-cell table:style-name="ce10" table:formula="of:=AVERAGE([Overview.B311:.KK311])" office:value-type="float" office:value="0">
            <text:p>#DIV/0!</text:p>
          </table:table-cell>
          <table:table-cell table:style-name="ce10" table:formula="of:=AVERAGE([Overview.B332:.KK332])" office:value-type="float" office:value="0">
            <text:p>#DIV/0!</text:p>
          </table:table-cell>
          <table:table-cell table:style-name="ce10" table:formula="of:=AVERAGE([Overview.B353:.KK353])" office:value-type="float" office:value="0">
            <text:p>#DIV/0!</text:p>
          </table:table-cell>
          <table:table-cell table:style-name="ce12" table:formula="of:=AVERAGE([Overview.B374:.KK374])" office:value-type="float" office:value="0">
            <text:p>#DIV/0!</text:p>
          </table:table-cell>
          <table:table-cell table:style-name="ce12" table:formula="of:=AVERAGE([Overview.B395:.KK395])" office:value-type="float" office:value="0">
            <text:p>#DIV/0!</text:p>
          </table:table-cell>
          <table:table-cell table:style-name="ce12" table:formula="of:=AVERAGE([Overview.B416:.KK416])" office:value-type="float" office:value="0">
            <text:p>#DIV/0!</text:p>
          </table:table-cell>
          <table:table-cell table:style-name="ce12" table:formula="of:=AVERAGE([Overview.B437:.KK437])" office:value-type="float" office:value="0">
            <text:p>#DIV/0!</text:p>
          </table:table-cell>
          <table:table-cell table:style-name="ce12" table:formula="of:=AVERAGE([Overview.B458:.KK458])" office:value-type="float" office:value="0">
            <text:p>#DIV/0!</text:p>
          </table:table-cell>
          <table:table-cell table:style-name="ce17" table:formula="of:=AVERAGE([Overview.B479:.KK479])" office:value-type="float" office:value="0">
            <text:p>#DIV/0!</text:p>
          </table:table-cell>
          <table:table-cell table:style-name="ce17" table:formula="of:=AVERAGE([Overview.B500:.KK500])" office:value-type="float" office:value="0">
            <text:p>#DIV/0!</text:p>
          </table:table-cell>
          <table:table-cell table:style-name="ce17" table:formula="of:=AVERAGE([Overview.B521:.KK521])" office:value-type="float" office:value="0">
            <text:p>#DIV/0!</text:p>
          </table:table-cell>
          <table:table-cell table:style-name="ce17" table:formula="of:=AVERAGE([Overview.B542:.KK542])" office:value-type="float" office:value="0">
            <text:p>#DIV/0!</text:p>
          </table:table-cell>
          <table:table-cell table:style-name="ce17" table:formula="of:=AVERAGE([Overview.B563:.KK563])" office:value-type="float" office:value="0">
            <text:p>#DIV/0!</text:p>
          </table:table-cell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 table:formula="of:=AVERAGE([Overview.B60:.KK60])" office:value-type="float" office:value="0">
            <text:p>#DIV/0!</text:p>
          </table:table-cell>
          <table:table-cell table:style-name="ce6" table:formula="of:=AVERAGE([Overview.B81:.KK81])" office:value-type="float" office:value="0">
            <text:p>#DIV/0!</text:p>
          </table:table-cell>
          <table:table-cell table:style-name="ce6" table:formula="of:=AVERAGE([Overview.B102:.KK102])" office:value-type="float" office:value="0">
            <text:p>#DIV/0!</text:p>
          </table:table-cell>
          <table:table-cell table:style-name="ce6" table:formula="of:=AVERAGE([Overview.B123:.KK123])" office:value-type="float" office:value="0">
            <text:p>#DIV/0!</text:p>
          </table:table-cell>
          <table:table-cell table:style-name="ce6" table:formula="of:=AVERAGE([Overview.B144:.KK144])" office:value-type="float" office:value="0">
            <text:p>#DIV/0!</text:p>
          </table:table-cell>
          <table:table-cell table:style-name="ce8" table:formula="of:=AVERAGE([Overview.B165:.KK165])" office:value-type="float" office:value="0">
            <text:p>#DIV/0!</text:p>
          </table:table-cell>
          <table:table-cell table:style-name="ce8" table:formula="of:=AVERAGE([Overview.B186:.KK186])" office:value-type="float" office:value="0">
            <text:p>#DIV/0!</text:p>
          </table:table-cell>
          <table:table-cell table:style-name="ce8" table:formula="of:=AVERAGE([Overview.B207:.KK207])" office:value-type="float" office:value="0">
            <text:p>#DIV/0!</text:p>
          </table:table-cell>
          <table:table-cell table:style-name="ce8" table:formula="of:=AVERAGE([Overview.B228:.KK228])" office:value-type="float" office:value="0">
            <text:p>#DIV/0!</text:p>
          </table:table-cell>
          <table:table-cell table:style-name="ce8" table:formula="of:=AVERAGE([Overview.B249:.KK249])" office:value-type="float" office:value="0">
            <text:p>#DIV/0!</text:p>
          </table:table-cell>
          <table:table-cell table:style-name="ce10" table:formula="of:=AVERAGE([Overview.B270:.KK270])" office:value-type="float" office:value="0">
            <text:p>#DIV/0!</text:p>
          </table:table-cell>
          <table:table-cell table:style-name="ce10" table:formula="of:=AVERAGE([Overview.B291:.KK291])" office:value-type="float" office:value="0">
            <text:p>#DIV/0!</text:p>
          </table:table-cell>
          <table:table-cell table:style-name="ce10" table:formula="of:=AVERAGE([Overview.B312:.KK312])" office:value-type="float" office:value="0">
            <text:p>#DIV/0!</text:p>
          </table:table-cell>
          <table:table-cell table:style-name="ce10" table:formula="of:=AVERAGE([Overview.B333:.KK333])" office:value-type="float" office:value="0">
            <text:p>#DIV/0!</text:p>
          </table:table-cell>
          <table:table-cell table:style-name="ce10" table:formula="of:=AVERAGE([Overview.B354:.KK354])" office:value-type="float" office:value="0">
            <text:p>#DIV/0!</text:p>
          </table:table-cell>
          <table:table-cell table:style-name="ce12" table:formula="of:=AVERAGE([Overview.B375:.KK375])" office:value-type="float" office:value="0">
            <text:p>#DIV/0!</text:p>
          </table:table-cell>
          <table:table-cell table:style-name="ce12" table:formula="of:=AVERAGE([Overview.B396:.KK396])" office:value-type="float" office:value="0">
            <text:p>#DIV/0!</text:p>
          </table:table-cell>
          <table:table-cell table:style-name="ce12" table:formula="of:=AVERAGE([Overview.B417:.KK417])" office:value-type="float" office:value="0">
            <text:p>#DIV/0!</text:p>
          </table:table-cell>
          <table:table-cell table:style-name="ce12" table:formula="of:=AVERAGE([Overview.B438:.KK438])" office:value-type="float" office:value="0">
            <text:p>#DIV/0!</text:p>
          </table:table-cell>
          <table:table-cell table:style-name="ce12" table:formula="of:=AVERAGE([Overview.B459:.KK459])" office:value-type="float" office:value="0">
            <text:p>#DIV/0!</text:p>
          </table:table-cell>
          <table:table-cell table:style-name="ce17" table:formula="of:=AVERAGE([Overview.B480:.KK480])" office:value-type="float" office:value="0">
            <text:p>#DIV/0!</text:p>
          </table:table-cell>
          <table:table-cell table:style-name="ce17" table:formula="of:=AVERAGE([Overview.B501:.KK501])" office:value-type="float" office:value="0">
            <text:p>#DIV/0!</text:p>
          </table:table-cell>
          <table:table-cell table:style-name="ce17" table:formula="of:=AVERAGE([Overview.B522:.KK522])" office:value-type="float" office:value="0">
            <text:p>#DIV/0!</text:p>
          </table:table-cell>
          <table:table-cell table:style-name="ce17" table:formula="of:=AVERAGE([Overview.B543:.KK543])" office:value-type="float" office:value="0">
            <text:p>#DIV/0!</text:p>
          </table:table-cell>
          <table:table-cell table:style-name="ce17" table:formula="of:=AVERAGE([Overview.B564:.KK564])" office:value-type="float" office:value="0">
            <text:p>#DIV/0!</text:p>
          </table:table-cell>
        </table:table-row>
        <table:table-row table:style-name="ro4">
          <table:table-cell table:style-name="ce3" office:value-type="string">
            <text:p>Level</text:p>
          </table:table-cell>
          <table:table-cell table:style-name="ce5" office:value-type="string">
            <text:p>Worker</text:p>
          </table:table-cell>
          <table:table-cell table:style-name="ce5" office:value-type="string">
            <text:p>Inco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Kills</text:p>
          </table:table-cell>
          <table:table-cell table:style-name="ce5" office:value-type="string">
            <text:p>Leaks</text:p>
          </table:table-cell>
          <table:table-cell table:style-name="ce7" office:value-type="string">
            <text:p>Worker</text:p>
          </table:table-cell>
          <table:table-cell table:style-name="ce7" office:value-type="string">
            <text:p>Income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Kills</text:p>
          </table:table-cell>
          <table:table-cell table:style-name="ce7" office:value-type="string">
            <text:p>Leaks</text:p>
          </table:table-cell>
          <table:table-cell table:style-name="ce9" office:value-type="string">
            <text:p>Worker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Kills</text:p>
          </table:table-cell>
          <table:table-cell table:style-name="ce9" office:value-type="string">
            <text:p>Leaks</text:p>
          </table:table-cell>
          <table:table-cell table:style-name="ce11" office:value-type="string">
            <text:p>Worker</text:p>
          </table:table-cell>
          <table:table-cell table:style-name="ce11" office:value-type="string">
            <text:p>Income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Kills</text:p>
          </table:table-cell>
          <table:table-cell table:style-name="ce11" office:value-type="string">
            <text:p>Leaks</text:p>
          </table:table-cell>
          <table:table-cell table:style-name="ce16" office:value-type="string">
            <text:p>Worker</text:p>
          </table:table-cell>
          <table:table-cell table:style-name="ce16" office:value-type="string">
            <text:p>Income</text:p>
          </table:table-cell>
          <table:table-cell table:style-name="ce16" office:value-type="string">
            <text:p>Value</text:p>
          </table:table-cell>
          <table:table-cell table:style-name="ce16" office:value-type="string">
            <text:p>Kills</text:p>
          </table:table-cell>
          <table:table-cell table:style-name="ce16" office:value-type="string">
            <text:p>Leaks</text:p>
          </table:table-cell>
        </table:table-row>
        <table:table-row table:style-name="ro2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2" table:number-rows-repeated="53">
          <table:table-cell table:number-columns-repeated="26"/>
        </table:table-row>
        <table:table-row table:style-name="ro2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2" table:number-rows-repeated="49">
          <table:table-cell table:number-columns-repeated="26"/>
        </table:table-row>
        <table:table-row table:style-name="ro2">
          <table:table-cell>
            <draw:frame table:end-cell-address="Graph.T175" table:end-x="0.616cm" table:end-y="0.07cm" draw:z-index="2" draw:style-name="gr1" draw:text-style-name="P1" svg:width="42.45cm" svg:height="20.967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2" table:number-rows-repeated="46">
          <table:table-cell table:number-columns-repeated="26"/>
        </table:table-row>
        <table:table-row table:style-name="ro2">
          <table:table-cell>
            <draw:frame table:end-cell-address="Graph.T219" table:end-x="0.554cm" table:end-y="0.259cm" draw:z-index="3" draw:style-name="gr1" draw:text-style-name="P1" svg:width="42.388cm" svg:height="20.031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2" table:number-rows-repeated="43">
          <table:table-cell table:number-columns-repeated="26"/>
        </table:table-row>
        <table:table-row table:style-name="ro2">
          <table:table-cell>
            <draw:frame table:end-cell-address="Graph.T273" table:end-x="0.461cm" table:end-y="0.3cm" draw:z-index="4" draw:style-name="gr1" draw:text-style-name="P1" svg:width="42.295cm" svg:height="24.466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2" table:number-rows-repeated="46">
          <table:table-cell table:number-columns-repeated="26"/>
        </table:table-row>
        <table:table-row table:style-name="ro2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136">
            <text:p>2136</text:p>
          </table:table-cell>
          <table:table-cell table:number-columns-repeated="4"/>
        </table:table-row>
        <table:table-row table:style-name="ro3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9:.KK9])" office:value-type="float" office:value="316">
            <text:p>316</text:p>
          </table:table-cell>
          <table:table-cell table:style-name="ce20" office:value-type="string">
            <text:p>Picks</text:p>
          </table:table-cell>
          <table:table-cell table:formula="of:=([.V267]/[.V266])*100" office:value-type="float" office:value="14.7940074906367">
            <text:p>14,7940074906</text:p>
          </table:table-cell>
          <table:table-cell table:number-columns-repeated="2"/>
        </table:table-row>
        <table:table-row table:style-name="ro3">
          <table:table-cell table:number-columns-repeated="20"/>
          <table:table-cell table:style-name="ce14" office:value-type="string">
            <text:p>Grove</text:p>
          </table:table-cell>
          <table:table-cell table:formula="of:=AVERAGE([Overview.B10:.KK10])" office:value-type="float" office:value="232">
            <text:p>232</text:p>
          </table:table-cell>
          <table:table-cell table:style-name="ce21"/>
          <table:table-cell table:formula="of:=([.V268]/[.V266])*100" office:value-type="float" office:value="10.8614232209738">
            <text:p>10,861423221</text:p>
          </table:table-cell>
          <table:table-cell table:number-columns-repeated="2"/>
        </table:table-row>
        <table:table-row table:style-name="ro3">
          <table:table-cell table:number-columns-repeated="20"/>
          <table:table-cell table:style-name="ce14" office:value-type="string">
            <text:p>Mech</text:p>
          </table:table-cell>
          <table:table-cell table:formula="of:=AVERAGE([Overview.B11:.KK11])" office:value-type="float" office:value="299">
            <text:p>299</text:p>
          </table:table-cell>
          <table:table-cell table:style-name="ce21"/>
          <table:table-cell table:formula="of:=([.V269]/[.V266])*100" office:value-type="float" office:value="13.998127340824">
            <text:p>13,9981273408</text:p>
          </table:table-cell>
          <table:table-cell table:number-columns-repeated="2"/>
        </table:table-row>
        <table:table-row table:style-name="ro3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2:.KK12])" office:value-type="float" office:value="214">
            <text:p>214</text:p>
          </table:table-cell>
          <table:table-cell table:style-name="ce21"/>
          <table:table-cell table:formula="of:=([.V270]/[.V266])*100" office:value-type="float" office:value="10.0187265917603">
            <text:p>10,018726591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3:.KK13])" office:value-type="float" office:value="1075">
            <text:p>1075</text:p>
          </table:table-cell>
          <table:table-cell table:style-name="ce22"/>
          <table:table-cell table:formula="of:=([.V271]/[.V266])*100" office:value-type="float" office:value="50.3277153558052">
            <text:p>50,3277153558</text:p>
          </table:table-cell>
          <table:table-cell table:number-columns-repeated="2"/>
        </table:table-row>
        <table:table-row table:style-name="ro3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14:.KK14])" office:value-type="float" office:value="182">
            <text:p>182</text:p>
          </table:table-cell>
          <table:table-cell table:style-name="ce20" office:value-type="string">
            <text:p>Wins</text:p>
          </table:table-cell>
          <table:table-cell table:formula="of:=([.V272]/[.V267])*100" office:value-type="float" office:value="57.5949367088608">
            <text:p>57,5949367089</text:p>
          </table:table-cell>
          <table:table-cell table:number-columns-repeated="2"/>
        </table:table-row>
        <table:table-row table:style-name="ro3">
          <table:table-cell>
            <draw:frame table:end-cell-address="Graph.T320" table:end-x="0.214cm" table:end-y="0.237cm" draw:z-index="5" draw:style-name="gr1" draw:text-style-name="P1" svg:width="42.017cm" svg:height="21.106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4" office:value-type="string">
            <text:p>Grove</text:p>
          </table:table-cell>
          <table:table-cell table:formula="of:=AVERAGE([Overview.B15:.KK15])" office:value-type="float" office:value="120">
            <text:p>120</text:p>
          </table:table-cell>
          <table:table-cell table:style-name="ce21"/>
          <table:table-cell table:formula="of:=([.V273]/[.V268])*100" office:value-type="float" office:value="51.7241379310345">
            <text:p>51,724137931</text:p>
          </table:table-cell>
          <table:table-cell table:number-columns-repeated="2"/>
        </table:table-row>
        <table:table-row table:style-name="ro3">
          <table:table-cell table:number-columns-repeated="20"/>
          <table:table-cell table:style-name="ce14" office:value-type="string">
            <text:p>Mech</text:p>
          </table:table-cell>
          <table:table-cell table:formula="of:=AVERAGE([Overview.B16:.KK16])" office:value-type="float" office:value="154">
            <text:p>154</text:p>
          </table:table-cell>
          <table:table-cell table:style-name="ce21"/>
          <table:table-cell table:formula="of:=([.V274]/[.V269])*100" office:value-type="float" office:value="51.505016722408">
            <text:p>51,5050167224</text:p>
          </table:table-cell>
          <table:table-cell table:number-columns-repeated="2"/>
        </table:table-row>
        <table:table-row table:style-name="ro3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7:.KK17])" office:value-type="float" office:value="116">
            <text:p>116</text:p>
          </table:table-cell>
          <table:table-cell table:style-name="ce21"/>
          <table:table-cell table:formula="of:=([.V275]/[.V270])*100" office:value-type="float" office:value="54.2056074766355">
            <text:p>54,2056074766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8:.KK18])" office:value-type="float" office:value="496">
            <text:p>496</text:p>
          </table:table-cell>
          <table:table-cell table:style-name="ce22"/>
          <table:table-cell table:formula="of:=([.V276]/[.V271])*100" office:value-type="float" office:value="46.1395348837209">
            <text:p>46,1395348837</text:p>
          </table:table-cell>
          <table:table-cell table:number-columns-repeated="2"/>
        </table:table-row>
        <table:table-row table:style-name="ro2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068">
            <text:p>1068</text:p>
          </table:table-cell>
          <table:table-cell table:number-columns-repeated="4"/>
        </table:table-row>
        <table:table-row table:style-name="ro2" table:number-rows-repeated="42">
          <table:table-cell table:number-columns-repeated="26"/>
        </table:table-row>
        <table:table-row table:style-name="ro2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2" table:number-rows-repeated="50">
          <table:table-cell table:number-columns-repeated="26"/>
        </table:table-row>
        <table:table-row table:style-name="ro2">
          <table:table-cell>
            <draw:frame table:end-cell-address="Graph.S419" table:end-x="2.216cm" table:end-y="0.346cm" draw:z-index="7" draw:style-name="gr1" draw:text-style-name="P1" svg:width="41.791cm" svg:height="21.602cm" svg:x="0.001cm" svg:y="0.422cm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</table:table>
      <table:table table:name="Forsaken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12.11.2017</text:date>, <text:time>00:49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2T00:49:22.86</dc:date>
    <meta:editing-duration>PT12H47M11S</meta:editing-duration>
    <meta:editing-cycles>4</meta:editing-cycles>
    <meta:generator>OpenOffice/4.1.2$Win32 OpenOffice.org_project/412m3$Build-9782</meta:generator>
    <meta:document-statistic meta:table-count="6" meta:cell-count="218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3.38461538461538">
                <text:p>3.3846153846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5">
                <text:p>5.75</text:p>
              </table:table-cell>
              <table:table-cell office:value-type="float" office:value="3.25">
                <text:p>3.25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5.05882352941176">
                <text:p>5.05882352941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6.63636363636364">
                <text:p>6.63636363636364</text:p>
              </table:table-cell>
              <table:table-cell office:value-type="float" office:value="5.9">
                <text:p>5.9</text:p>
              </table:table-cell>
              <table:table-cell office:value-type="float" office:value="7.25">
                <text:p>7.25</text:p>
              </table:table-cell>
              <table:table-cell office:value-type="float" office:value="5.36363636363636">
                <text:p>5.36363636363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3076923076923">
                <text:p>8.2307692307692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7.55102040816327">
                <text:p>7.55102040816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3939393939394">
                <text:p>8.93939393939394</text:p>
              </table:table-cell>
              <table:table-cell office:value-type="float" office:value="8.6551724137931">
                <text:p>8.6551724137931</text:p>
              </table:table-cell>
              <table:table-cell office:value-type="float" office:value="8.29032258064516">
                <text:p>8.29032258064516</text:p>
              </table:table-cell>
              <table:table-cell office:value-type="float" office:value="8.25">
                <text:p>8.25</text:p>
              </table:table-cell>
              <table:table-cell office:value-type="float" office:value="8.04672897196262">
                <text:p>8.04672897196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6845637583893">
                <text:p>9.26845637583893</text:p>
              </table:table-cell>
              <table:table-cell office:value-type="float" office:value="8.83962264150943">
                <text:p>8.83962264150943</text:p>
              </table:table-cell>
              <table:table-cell office:value-type="float" office:value="8.7987012987013">
                <text:p>8.7987012987013</text:p>
              </table:table-cell>
              <table:table-cell office:value-type="float" office:value="8.8411214953271">
                <text:p>8.8411214953271</text:p>
              </table:table-cell>
              <table:table-cell office:value-type="float" office:value="8.53361344537815">
                <text:p>8.53361344537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4444444444444">
                <text:p>9.94444444444444</text:p>
              </table:table-cell>
              <table:table-cell office:value-type="float" office:value="9.8">
                <text:p>9.8</text:p>
              </table:table-cell>
              <table:table-cell office:value-type="float" office:value="10.35">
                <text:p>10.35</text:p>
              </table:table-cell>
              <table:table-cell office:value-type="float" office:value="9.57894736842105">
                <text:p>9.57894736842105</text:p>
              </table:table-cell>
              <table:table-cell office:value-type="float" office:value="9.17142857142857">
                <text:p>9.1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5">
                <text:p>13.5</text:p>
              </table:table-cell>
              <table:table-cell office:value-type="float" office:value="9.75">
                <text:p>9.75</text:p>
              </table:table-cell>
              <table:table-cell office:value-type="float" office:value="11.0625">
                <text:p>11.0625</text:p>
              </table:table-cell>
              <table:table-cell office:value-type="float" office:value="9.1">
                <text:p>9.1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11.4210526315789">
                <text:p>11.4210526315789</text:p>
              </table:table-cell>
              <table:table-cell office:value-type="float" office:value="10.5925925925926">
                <text:p>10.5925925925926</text:p>
              </table:table-cell>
              <table:table-cell office:value-type="float" office:value="11.0714285714286">
                <text:p>11.0714285714286</text:p>
              </table:table-cell>
              <table:table-cell office:value-type="float" office:value="10.7985074626866">
                <text:p>10.7985074626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25">
                <text:p>13.25</text:p>
              </table:table-cell>
              <table:table-cell office:value-type="float" office:value="12.6">
                <text:p>12.6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11.3636363636364">
                <text:p>11.3636363636364</text:p>
              </table:table-cell>
              <table:table-cell office:value-type="float" office:value="10.5490196078431">
                <text:p>10.5490196078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75">
                <text:p>11.875</text:p>
              </table:table-cell>
              <table:table-cell office:value-type="float" office:value="11.4">
                <text:p>11.4</text:p>
              </table:table-cell>
              <table:table-cell office:value-type="float" office:value="13.5">
                <text:p>13.5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9.94444444444444">
                <text:p>9.94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">
                <text:p>13.5</text:p>
              </table:table-cell>
              <table:table-cell office:value-type="float" office:value="9">
                <text:p>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2.2222222222222">
                <text:p>12.222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375cm" svg:y="2.467cm" svg:width="23.105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1.5384615384615">
                <text:p>41.5384615384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  <table:table-cell office:value-type="float" office:value="63.5">
                <text:p>63.5</text:p>
              </table:table-cell>
              <table:table-cell office:value-type="float" office:value="77">
                <text:p>77</text:p>
              </table:table-cell>
              <table:table-cell office:value-type="float" office:value="80.0588235294118">
                <text:p>80.0588235294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  <table:table-cell office:value-type="float" office:value="79.5">
                <text:p>79.5</text:p>
              </table:table-cell>
              <table:table-cell office:value-type="float" office:value="87">
                <text:p>87</text:p>
              </table:table-cell>
              <table:table-cell office:value-type="float" office:value="89.9375">
                <text:p>89.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928571428571">
                <text:p>133.928571428571</text:p>
              </table:table-cell>
              <table:table-cell office:value-type="float" office:value="136.272727272727">
                <text:p>136.272727272727</text:p>
              </table:table-cell>
              <table:table-cell office:value-type="float" office:value="123.6">
                <text:p>123.6</text:p>
              </table:table-cell>
              <table:table-cell office:value-type="float" office:value="134.25">
                <text:p>134.25</text:p>
              </table:table-cell>
              <table:table-cell office:value-type="float" office:value="109.969696969697">
                <text:p>109.96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.615384615385">
                <text:p>183.615384615385</text:p>
              </table:table-cell>
              <table:table-cell office:value-type="float" office:value="159.933333333333">
                <text:p>159.933333333333</text:p>
              </table:table-cell>
              <table:table-cell office:value-type="float" office:value="176.5">
                <text:p>176.5</text:p>
              </table:table-cell>
              <table:table-cell office:value-type="float" office:value="160.428571428571">
                <text:p>160.428571428571</text:p>
              </table:table-cell>
              <table:table-cell office:value-type="float" office:value="164.163265306122">
                <text:p>164.163265306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.454545454545">
                <text:p>205.454545454545</text:p>
              </table:table-cell>
              <table:table-cell office:value-type="float" office:value="209.275862068966">
                <text:p>209.275862068966</text:p>
              </table:table-cell>
              <table:table-cell office:value-type="float" office:value="197.064516129032">
                <text:p>197.064516129032</text:p>
              </table:table-cell>
              <table:table-cell office:value-type="float" office:value="205.041666666667">
                <text:p>205.041666666667</text:p>
              </table:table-cell>
              <table:table-cell office:value-type="float" office:value="191.028037383178">
                <text:p>191.028037383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.704697986577">
                <text:p>244.704697986577</text:p>
              </table:table-cell>
              <table:table-cell office:value-type="float" office:value="233.122641509434">
                <text:p>233.122641509434</text:p>
              </table:table-cell>
              <table:table-cell office:value-type="float" office:value="233.753246753247">
                <text:p>233.753246753247</text:p>
              </table:table-cell>
              <table:table-cell office:value-type="float" office:value="232.859813084112">
                <text:p>232.859813084112</text:p>
              </table:table-cell>
              <table:table-cell office:value-type="float" office:value="224.361344537815">
                <text:p>224.361344537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9.694444444444">
                <text:p>279.694444444444</text:p>
              </table:table-cell>
              <table:table-cell office:value-type="float" office:value="281.2">
                <text:p>281.2</text:p>
              </table:table-cell>
              <table:table-cell office:value-type="float" office:value="279.05">
                <text:p>279.05</text:p>
              </table:table-cell>
              <table:table-cell office:value-type="float" office:value="271.684210526316">
                <text:p>271.684210526316</text:p>
              </table:table-cell>
              <table:table-cell office:value-type="float" office:value="263.295238095238">
                <text:p>263.295238095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299.875">
                <text:p>299.875</text:p>
              </table:table-cell>
              <table:table-cell office:value-type="float" office:value="339.9375">
                <text:p>339.9375</text:p>
              </table:table-cell>
              <table:table-cell office:value-type="float" office:value="295.3">
                <text:p>295.3</text:p>
              </table:table-cell>
              <table:table-cell office:value-type="float" office:value="308.6875">
                <text:p>308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7.366666666667">
                <text:p>377.366666666667</text:p>
              </table:table-cell>
              <table:table-cell office:value-type="float" office:value="380.631578947368">
                <text:p>380.631578947368</text:p>
              </table:table-cell>
              <table:table-cell office:value-type="float" office:value="336.074074074074">
                <text:p>336.074074074074</text:p>
              </table:table-cell>
              <table:table-cell office:value-type="float" office:value="382.428571428571">
                <text:p>382.428571428571</text:p>
              </table:table-cell>
              <table:table-cell office:value-type="float" office:value="358.388059701493">
                <text:p>358.388059701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3.166666666667">
                <text:p>473.166666666667</text:p>
              </table:table-cell>
              <table:table-cell office:value-type="float" office:value="480.3">
                <text:p>480.3</text:p>
              </table:table-cell>
              <table:table-cell office:value-type="float" office:value="406.5">
                <text:p>406.5</text:p>
              </table:table-cell>
              <table:table-cell office:value-type="float" office:value="397.818181818182">
                <text:p>397.818181818182</text:p>
              </table:table-cell>
              <table:table-cell office:value-type="float" office:value="393.392156862745">
                <text:p>393.392156862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8.75">
                <text:p>478.75</text:p>
              </table:table-cell>
              <table:table-cell office:value-type="float" office:value="458">
                <text:p>458</text:p>
              </table:table-cell>
              <table:table-cell office:value-type="float" office:value="572">
                <text:p>572</text:p>
              </table:table-cell>
              <table:table-cell office:value-type="float" office:value="371.285714285714">
                <text:p>371.285714285714</text:p>
              </table:table-cell>
              <table:table-cell office:value-type="float" office:value="434.555555555556">
                <text:p>434.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2.25">
                <text:p>522.25</text:p>
              </table:table-cell>
              <table:table-cell office:value-type="float" office:value="492">
                <text:p>492</text:p>
              </table:table-cell>
              <table:table-cell office:value-type="float" office:value="502.166666666667">
                <text:p>502.166666666667</text:p>
              </table:table-cell>
              <table:table-cell office:value-type="float" office:value="729.333333333333">
                <text:p>729.333333333333</text:p>
              </table:table-cell>
              <table:table-cell office:value-type="float" office:value="531.055555555556">
                <text:p>531.0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546.666666666667">
                <text:p>546.666666666667</text:p>
              </table:table-cell>
              <table:table-cell office:value-type="float" office:value="NaN">
                <text:p>NaN</text:p>
              </table:table-cell>
              <table:table-cell office:value-type="float" office:value="461.153846153846">
                <text:p>461.153846153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2.5">
                <text:p>382.5</text:p>
              </table:table-cell>
              <table:table-cell office:value-type="float" office:value="883.75">
                <text:p>883.75</text:p>
              </table:table-cell>
              <table:table-cell office:value-type="float" office:value="650">
                <text:p>650</text:p>
              </table:table-cell>
              <table:table-cell office:value-type="float" office:value="667">
                <text:p>667</text:p>
              </table:table-cell>
              <table:table-cell office:value-type="float" office:value="684.705882352941">
                <text:p>684.705882352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5">
                <text:p>805</text:p>
              </table:table-cell>
              <table:table-cell office:value-type="float" office:value="860">
                <text:p>860</text:p>
              </table:table-cell>
              <table:table-cell office:value-type="float" office:value="972.5">
                <text:p>972.5</text:p>
              </table:table-cell>
              <table:table-cell office:value-type="float" office:value="812.5">
                <text:p>812.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6.071428571429">
                <text:p>966.071428571429</text:p>
              </table:table-cell>
              <table:table-cell office:value-type="float" office:value="929.090909090909">
                <text:p>929.090909090909</text:p>
              </table:table-cell>
              <table:table-cell office:value-type="float" office:value="1005">
                <text:p>1005</text:p>
              </table:table-cell>
              <table:table-cell office:value-type="float" office:value="993.75">
                <text:p>993.75</text:p>
              </table:table-cell>
              <table:table-cell office:value-type="float" office:value="1026.21212121212">
                <text:p>1026.21212121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0.38461538462">
                <text:p>1470.38461538462</text:p>
              </table:table-cell>
              <table:table-cell office:value-type="float" office:value="1374">
                <text:p>1374</text:p>
              </table:table-cell>
              <table:table-cell office:value-type="float" office:value="1624.58333333333">
                <text:p>1624.58333333333</text:p>
              </table:table-cell>
              <table:table-cell office:value-type="float" office:value="1412.85714285714">
                <text:p>1412.85714285714</text:p>
              </table:table-cell>
              <table:table-cell office:value-type="float" office:value="1367.55102040816">
                <text:p>1367.55102040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1.9696969697">
                <text:p>1731.9696969697</text:p>
              </table:table-cell>
              <table:table-cell office:value-type="float" office:value="1710.1724137931">
                <text:p>1710.1724137931</text:p>
              </table:table-cell>
              <table:table-cell office:value-type="float" office:value="1780.64516129032">
                <text:p>1780.64516129032</text:p>
              </table:table-cell>
              <table:table-cell office:value-type="float" office:value="1628.75">
                <text:p>1628.75</text:p>
              </table:table-cell>
              <table:table-cell office:value-type="float" office:value="1716.77570093458">
                <text:p>1716.77570093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6.51006711409">
                <text:p>2046.51006711409</text:p>
              </table:table-cell>
              <table:table-cell office:value-type="float" office:value="2068.6320754717">
                <text:p>2068.6320754717</text:p>
              </table:table-cell>
              <table:table-cell office:value-type="float" office:value="2098.34415584416">
                <text:p>2098.34415584416</text:p>
              </table:table-cell>
              <table:table-cell office:value-type="float" office:value="2081.26168224299">
                <text:p>2081.26168224299</text:p>
              </table:table-cell>
              <table:table-cell office:value-type="float" office:value="2032.8256302521">
                <text:p>2032.8256302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4.30555555556">
                <text:p>2414.30555555556</text:p>
              </table:table-cell>
              <table:table-cell office:value-type="float" office:value="2458.5">
                <text:p>2458.5</text:p>
              </table:table-cell>
              <table:table-cell office:value-type="float" office:value="2720.25">
                <text:p>2720.25</text:p>
              </table:table-cell>
              <table:table-cell office:value-type="float" office:value="2431.84210526316">
                <text:p>2431.84210526316</text:p>
              </table:table-cell>
              <table:table-cell office:value-type="float" office:value="2363.2380952381">
                <text:p>2363.238095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4.16666666667">
                <text:p>2864.16666666667</text:p>
              </table:table-cell>
              <table:table-cell office:value-type="float" office:value="2832.5">
                <text:p>2832.5</text:p>
              </table:table-cell>
              <table:table-cell office:value-type="float" office:value="2956.25">
                <text:p>2956.25</text:p>
              </table:table-cell>
              <table:table-cell office:value-type="float" office:value="2654">
                <text:p>2654</text:p>
              </table:table-cell>
              <table:table-cell office:value-type="float" office:value="2891.5625">
                <text:p>2891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2.83333333333">
                <text:p>3432.83333333333</text:p>
              </table:table-cell>
              <table:table-cell office:value-type="float" office:value="3486.84210526316">
                <text:p>3486.84210526316</text:p>
              </table:table-cell>
              <table:table-cell office:value-type="float" office:value="3744.07407407407">
                <text:p>3744.07407407407</text:p>
              </table:table-cell>
              <table:table-cell office:value-type="float" office:value="2975">
                <text:p>2975</text:p>
              </table:table-cell>
              <table:table-cell office:value-type="float" office:value="3356.00746268657">
                <text:p>3356.00746268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12.5">
                <text:p>4012.5</text:p>
              </table:table-cell>
              <table:table-cell office:value-type="float" office:value="4149.5">
                <text:p>4149.5</text:p>
              </table:table-cell>
              <table:table-cell office:value-type="float" office:value="3948.33333333333">
                <text:p>3948.33333333333</text:p>
              </table:table-cell>
              <table:table-cell office:value-type="float" office:value="3796.81818181818">
                <text:p>3796.81818181818</text:p>
              </table:table-cell>
              <table:table-cell office:value-type="float" office:value="3965.39215686275">
                <text:p>3965.39215686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83.125">
                <text:p>4683.125</text:p>
              </table:table-cell>
              <table:table-cell office:value-type="float" office:value="4390">
                <text:p>4390</text:p>
              </table:table-cell>
              <table:table-cell office:value-type="float" office:value="4987.5">
                <text:p>4987.5</text:p>
              </table:table-cell>
              <table:table-cell office:value-type="float" office:value="4728.57142857143">
                <text:p>4728.57142857143</text:p>
              </table:table-cell>
              <table:table-cell office:value-type="float" office:value="4691.66666666667">
                <text:p>4691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0">
                <text:p>5160</text:p>
              </table:table-cell>
              <table:table-cell office:value-type="float" office:value="6105">
                <text:p>6105</text:p>
              </table:table-cell>
              <table:table-cell office:value-type="float" office:value="6349.16666666667">
                <text:p>6349.16666666667</text:p>
              </table:table-cell>
              <table:table-cell office:value-type="float" office:value="5716.66666666667">
                <text:p>5716.66666666667</text:p>
              </table:table-cell>
              <table:table-cell office:value-type="float" office:value="5556.94444444444">
                <text:p>5556.9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1.1666666666667">
                <text:p>61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8">
                <text:p>63.8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NaN">
                <text:p>NaN</text:p>
              </table:table-cell>
              <table:table-cell office:value-type="float" office:value="55.6153846153846">
                <text:p>55.6153846153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5">
                <text:p>43.5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9.4">
                <text:p>79.4</text:p>
              </table:table-cell>
              <table:table-cell office:value-type="float" office:value="91.8823529411765">
                <text:p>91.8823529411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98.5">
                <text:p>98.5</text:p>
              </table:table-cell>
              <table:table-cell office:value-type="float" office:value="87.5625">
                <text:p>87.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.642857142857">
                <text:p>111.642857142857</text:p>
              </table:table-cell>
              <table:table-cell office:value-type="float" office:value="99.9090909090909">
                <text:p>99.9090909090909</text:p>
              </table:table-cell>
              <table:table-cell office:value-type="float" office:value="111.1">
                <text:p>111.1</text:p>
              </table:table-cell>
              <table:table-cell office:value-type="float" office:value="119.25">
                <text:p>119.25</text:p>
              </table:table-cell>
              <table:table-cell office:value-type="float" office:value="107.121212121212">
                <text:p>107.121212121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.692307692308">
                <text:p>128.692307692308</text:p>
              </table:table-cell>
              <table:table-cell office:value-type="float" office:value="123.4">
                <text:p>123.4</text:p>
              </table:table-cell>
              <table:table-cell office:value-type="float" office:value="142.583333333333">
                <text:p>142.583333333333</text:p>
              </table:table-cell>
              <table:table-cell office:value-type="float" office:value="120.571428571429">
                <text:p>120.571428571429</text:p>
              </table:table-cell>
              <table:table-cell office:value-type="float" office:value="119.081632653061">
                <text:p>119.081632653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.30303030303">
                <text:p>140.30303030303</text:p>
              </table:table-cell>
              <table:table-cell office:value-type="float" office:value="135.413793103448">
                <text:p>135.413793103448</text:p>
              </table:table-cell>
              <table:table-cell office:value-type="float" office:value="148.838709677419">
                <text:p>148.838709677419</text:p>
              </table:table-cell>
              <table:table-cell office:value-type="float" office:value="126.708333333333">
                <text:p>126.708333333333</text:p>
              </table:table-cell>
              <table:table-cell office:value-type="float" office:value="134.81308411215">
                <text:p>134.81308411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.342281879195">
                <text:p>144.342281879195</text:p>
              </table:table-cell>
              <table:table-cell office:value-type="float" office:value="145.981132075472">
                <text:p>145.981132075472</text:p>
              </table:table-cell>
              <table:table-cell office:value-type="float" office:value="151.5">
                <text:p>151.5</text:p>
              </table:table-cell>
              <table:table-cell office:value-type="float" office:value="146.598130841122">
                <text:p>146.598130841122</text:p>
              </table:table-cell>
              <table:table-cell office:value-type="float" office:value="143.035714285714">
                <text:p>143.035714285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.083333333333">
                <text:p>162.083333333333</text:p>
              </table:table-cell>
              <table:table-cell office:value-type="float" office:value="151.25">
                <text:p>151.25</text:p>
              </table:table-cell>
              <table:table-cell office:value-type="float" office:value="189.3">
                <text:p>189.3</text:p>
              </table:table-cell>
              <table:table-cell office:value-type="float" office:value="150.263157894737">
                <text:p>150.263157894737</text:p>
              </table:table-cell>
              <table:table-cell office:value-type="float" office:value="151.342857142857">
                <text:p>151.3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166666666667">
                <text:p>166.166666666667</text:p>
              </table:table-cell>
              <table:table-cell office:value-type="float" office:value="169.375">
                <text:p>169.375</text:p>
              </table:table-cell>
              <table:table-cell office:value-type="float" office:value="173.1875">
                <text:p>173.1875</text:p>
              </table:table-cell>
              <table:table-cell office:value-type="float" office:value="152.8">
                <text:p>152.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.3">
                <text:p>191.3</text:p>
              </table:table-cell>
              <table:table-cell office:value-type="float" office:value="191.105263157895">
                <text:p>191.105263157895</text:p>
              </table:table-cell>
              <table:table-cell office:value-type="float" office:value="222.518518518519">
                <text:p>222.518518518519</text:p>
              </table:table-cell>
              <table:table-cell office:value-type="float" office:value="155.642857142857">
                <text:p>155.642857142857</text:p>
              </table:table-cell>
              <table:table-cell office:value-type="float" office:value="179.492537313433">
                <text:p>179.492537313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">
                <text:p>197</text:p>
              </table:table-cell>
              <table:table-cell office:value-type="float" office:value="209.4">
                <text:p>209.4</text:p>
              </table:table-cell>
              <table:table-cell office:value-type="float" office:value="214">
                <text:p>214</text:p>
              </table:table-cell>
              <table:table-cell office:value-type="float" office:value="181.545454545455">
                <text:p>181.545454545455</text:p>
              </table:table-cell>
              <table:table-cell office:value-type="float" office:value="198.450980392157">
                <text:p>198.450980392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.75">
                <text:p>209.75</text:p>
              </table:table-cell>
              <table:table-cell office:value-type="float" office:value="187.8">
                <text:p>187.8</text:p>
              </table:table-cell>
              <table:table-cell office:value-type="float" office:value="214">
                <text:p>214</text:p>
              </table:table-cell>
              <table:table-cell office:value-type="float" office:value="231.142857142857">
                <text:p>231.142857142857</text:p>
              </table:table-cell>
              <table:table-cell office:value-type="float" office:value="219.888888888889">
                <text:p>219.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.75">
                <text:p>220.75</text:p>
              </table:table-cell>
              <table:table-cell office:value-type="float" office:value="245">
                <text:p>245</text:p>
              </table:table-cell>
              <table:table-cell office:value-type="float" office:value="289.333333333333">
                <text:p>289.333333333333</text:p>
              </table:table-cell>
              <table:table-cell office:value-type="float" office:value="159">
                <text:p>159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">
                <text:p>4.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.3846153846154">
                <text:p>11.384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24.5">
                <text:p>24.5</text:p>
              </table:table-cell>
              <table:table-cell office:value-type="float" office:value="10.5">
                <text:p>10.5</text:p>
              </table:table-cell>
              <table:table-cell office:value-type="float" office:value="10.4">
                <text:p>10.4</text:p>
              </table:table-cell>
              <table:table-cell office:value-type="float" office:value="6.70588235294118">
                <text:p>6.70588235294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8571428571429">
                <text:p>9.28571428571429</text:p>
              </table:table-cell>
              <table:table-cell office:value-type="float" office:value="11.0909090909091">
                <text:p>11.0909090909091</text:p>
              </table:table-cell>
              <table:table-cell office:value-type="float" office:value="9.4">
                <text:p>9.4</text:p>
              </table:table-cell>
              <table:table-cell office:value-type="float" office:value="3.25">
                <text:p>3.25</text:p>
              </table:table-cell>
              <table:table-cell office:value-type="float" office:value="12.8484848484848">
                <text:p>12.848484848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12.1333333333333">
                <text:p>12.1333333333333</text:p>
              </table:table-cell>
              <table:table-cell office:value-type="float" office:value="17.5">
                <text:p>17.5</text:p>
              </table:table-cell>
              <table:table-cell office:value-type="float" office:value="6.28571428571429">
                <text:p>6.28571428571429</text:p>
              </table:table-cell>
              <table:table-cell office:value-type="float" office:value="12.5918367346939">
                <text:p>12.5918367346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787878787879">
                <text:p>10.8787878787879</text:p>
              </table:table-cell>
              <table:table-cell office:value-type="float" office:value="12.5172413793103">
                <text:p>12.5172413793103</text:p>
              </table:table-cell>
              <table:table-cell office:value-type="float" office:value="12.8709677419355">
                <text:p>12.8709677419355</text:p>
              </table:table-cell>
              <table:table-cell office:value-type="float" office:value="14.75">
                <text:p>14.75</text:p>
              </table:table-cell>
              <table:table-cell office:value-type="float" office:value="13.8317757009346">
                <text:p>13.8317757009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51677852349">
                <text:p>11.751677852349</text:p>
              </table:table-cell>
              <table:table-cell office:value-type="float" office:value="11.5188679245283">
                <text:p>11.5188679245283</text:p>
              </table:table-cell>
              <table:table-cell office:value-type="float" office:value="11.4675324675325">
                <text:p>11.4675324675325</text:p>
              </table:table-cell>
              <table:table-cell office:value-type="float" office:value="11.3271028037383">
                <text:p>11.3271028037383</text:p>
              </table:table-cell>
              <table:table-cell office:value-type="float" office:value="14.0903361344538">
                <text:p>14.0903361344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055555555556">
                <text:p>12.8055555555556</text:p>
              </table:table-cell>
              <table:table-cell office:value-type="float" office:value="12.85">
                <text:p>12.85</text:p>
              </table:table-cell>
              <table:table-cell office:value-type="float" office:value="11.55">
                <text:p>11.55</text:p>
              </table:table-cell>
              <table:table-cell office:value-type="float" office:value="14.0526315789474">
                <text:p>14.0526315789474</text:p>
              </table:table-cell>
              <table:table-cell office:value-type="float" office:value="17.4285714285714">
                <text:p>17.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18.25">
                <text:p>18.25</text:p>
              </table:table-cell>
              <table:table-cell office:value-type="float" office:value="16.1875">
                <text:p>16.1875</text:p>
              </table:table-cell>
              <table:table-cell office:value-type="float" office:value="23.3">
                <text:p>23.3</text:p>
              </table:table-cell>
              <table:table-cell office:value-type="float" office:value="16.9375">
                <text:p>16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666666666667">
                <text:p>15.3666666666667</text:p>
              </table:table-cell>
              <table:table-cell office:value-type="float" office:value="13.4210526315789">
                <text:p>13.4210526315789</text:p>
              </table:table-cell>
              <table:table-cell office:value-type="float" office:value="17.4444444444444">
                <text:p>17.4444444444444</text:p>
              </table:table-cell>
              <table:table-cell office:value-type="float" office:value="25.9285714285714">
                <text:p>25.9285714285714</text:p>
              </table:table-cell>
              <table:table-cell office:value-type="float" office:value="21.0074626865672">
                <text:p>21.0074626865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14.8">
                <text:p>14.8</text:p>
              </table:table-cell>
              <table:table-cell office:value-type="float" office:value="13.75">
                <text:p>13.75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22.6274509803922">
                <text:p>22.6274509803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75">
                <text:p>24.75</text:p>
              </table:table-cell>
              <table:table-cell office:value-type="float" office:value="48.8">
                <text:p>48.8</text:p>
              </table:table-cell>
              <table:table-cell office:value-type="float" office:value="20">
                <text:p>20</text:p>
              </table:table-cell>
              <table:table-cell office:value-type="float" office:value="15.5714285714286">
                <text:p>15.5714285714286</text:p>
              </table:table-cell>
              <table:table-cell office:value-type="float" office:value="17.9444444444444">
                <text:p>17.9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4">
                <text:p>24</text:p>
              </table:table-cell>
              <table:table-cell office:value-type="float" office:value="25.9444444444444">
                <text:p>25.94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4.7940074906367">
                <text:p>14.7940074906367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0.8614232209738">
                <text:p>10.8614232209738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3.998127340824">
                <text:p>13.998127340824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0187265917603">
                <text:p>10.0187265917603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0.3277153558052">
                <text:p>50.32771535580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7.5949367088608">
                <text:p>57.5949367088608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1.7241379310345">
                <text:p>51.7241379310345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1.505016722408">
                <text:p>51.505016722408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4.2056074766355">
                <text:p>54.2056074766355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6.1395348837209">
                <text:p>46.13953488372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792cm" svg:height="21.603cm" xlink:href="." xlink:type="simple" chart:class="chart:bar" chart:style-name="ch1">
        <chart:title svg:x="18.895cm" svg:y="0.568cm" chart:style-name="ch2">
          <text:p>Lvl games ended on</text:p>
        </chart:title>
        <chart:plot-area chart:style-name="ch3" chart:data-source-has-labels="both" svg:x="1.873cm" svg:y="2.643cm" svg:width="38.249cm" svg:height="17.52cm">
          <chartooo:coordinate-region svg:x="2.68cm" svg:y="2.855cm" svg:width="37.442cm" svg:height="16.635cm"/>
          <chart:axis chart:dimension="x" chart:name="primary-x" chart:style-name="ch4" chartooo:axis-type="text">
            <chart:title svg:x="20.556cm" svg:y="20.596cm" chart:style-name="ch5">
              <text:p>Level</text:p>
            </chart:title>
            <chart:categories table:cell-range-address="local-table.$A$2:.$A$22"/>
          </chart:axis>
          <chart:axis chart:dimension="y" chart:name="primary-y" chart:style-name="ch6">
            <chart:title svg:x="0.451cm" svg:y="12.003cm" chart:style-name="ch7">
              <text:p>Games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